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draw="urn:oasis:names:tc:opendocument:xmlns:drawing:1.0" xmlns:svg="urn:oasis:names:tc:opendocument:xmlns:svg-compatible:1.0" xmlns:xlink="http://www.w3.org/1999/xlink" xmlns:number="urn:oasis:names:tc:opendocument:xmlns:datastyle:1.0" xmlns:chart="urn:oasis:names:tc:opendocument:xmlns:chart:1.0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draw="urn:oasis:names:tc:opendocument:xmlns:drawing:1.0" xmlns:svg="urn:oasis:names:tc:opendocument:xmlns:svg-compatible:1.0" xmlns:xlink="http://www.w3.org/1999/xlink" xmlns:number="urn:oasis:names:tc:opendocument:xmlns:datastyle:1.0" xmlns:chart="urn:oasis:names:tc:opendocument:xmlns:chart:1.0" xmlns:manifest="urn:oasis:names:tc:opendocument:xmlns:manifest:1.0" xmlns:presentation="urn:oasis:names:tc:opendocument:xmlns:presentation:1.0" office:version="1.2">
  <office:automatic-styles/>
  <office:body>
    <office:spreadsheet>
      <table:table table:name="Buses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85">
            <text:p>878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86">
            <text:p>878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87">
            <text:p>878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88">
            <text:p>878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7966">
            <text:p>796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7967">
            <text:p>796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7968">
            <text:p>796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7969">
            <text:p>796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0.95">
            <text:p>0.95</text:p>
          </table:table-cell>
        </table:table-row>
        <table:table-row>
          <table:table-cell office:value-type="float" office:value="7970">
            <text:p>797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0.95">
            <text:p>0.95</text:p>
          </table:table-cell>
        </table:table-row>
        <table:table-row>
          <table:table-cell office:value-type="float" office:value="7971">
            <text:p>797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0.95">
            <text:p>0.95</text:p>
          </table:table-cell>
        </table:table-row>
        <table:table-row>
          <table:table-cell office:value-type="float" office:value="7972">
            <text:p>797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0.95">
            <text:p>0.95</text:p>
          </table:table-cell>
        </table:table-row>
        <table:table-row>
          <table:table-cell office:value-type="float" office:value="7973">
            <text:p>797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0.95">
            <text:p>0.95</text:p>
          </table:table-cell>
        </table:table-row>
        <table:table-row>
          <table:table-cell office:value-type="float" office:value="7974">
            <text:p>797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0.95">
            <text:p>0.95</text:p>
          </table:table-cell>
        </table:table-row>
        <table:table-row>
          <table:table-cell office:value-type="float" office:value="7975">
            <text:p>797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0.95">
            <text:p>0.95</text:p>
          </table:table-cell>
        </table:table-row>
        <table:table-row>
          <table:table-cell office:value-type="float" office:value="7976">
            <text:p>797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0.95">
            <text:p>0.95</text:p>
          </table:table-cell>
        </table:table-row>
        <table:table-row>
          <table:table-cell office:value-type="float" office:value="7977">
            <text:p>797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0.95">
            <text:p>0.95</text:p>
          </table:table-cell>
        </table:table-row>
        <table:table-row>
          <table:table-cell office:value-type="float" office:value="7978">
            <text:p>797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0.95">
            <text:p>0.95</text:p>
          </table:table-cell>
        </table:table-row>
        <table:table-row>
          <table:table-cell office:value-type="float" office:value="7979">
            <text:p>797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7980">
            <text:p>798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7981">
            <text:p>798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7982">
            <text:p>798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7983">
            <text:p>798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7984">
            <text:p>798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7985">
            <text:p>798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7986">
            <text:p>798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7987">
            <text:p>798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7988">
            <text:p>798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7989">
            <text:p>798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7990">
            <text:p>799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7991">
            <text:p>799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7992">
            <text:p>799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7993">
            <text:p>799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7994">
            <text:p>799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7995">
            <text:p>799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7996">
            <text:p>799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7997">
            <text:p>799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7998">
            <text:p>799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7999">
            <text:p>799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000">
            <text:p>80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001">
            <text:p>800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002">
            <text:p>800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003">
            <text:p>800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004">
            <text:p>800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005">
            <text:p>800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006">
            <text:p>800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007">
            <text:p>800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395">
            <text:p>839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396">
            <text:p>839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397">
            <text:p>839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398">
            <text:p>839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399">
            <text:p>839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00">
            <text:p>84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01">
            <text:p>840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02">
            <text:p>840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03">
            <text:p>840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04">
            <text:p>840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05">
            <text:p>840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06">
            <text:p>840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07">
            <text:p>840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08">
            <text:p>840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09">
            <text:p>840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10">
            <text:p>841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11">
            <text:p>841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12">
            <text:p>84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13">
            <text:p>84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14">
            <text:p>841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15">
            <text:p>841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16">
            <text:p>841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17">
            <text:p>841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18">
            <text:p>841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19">
            <text:p>841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20">
            <text:p>84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21">
            <text:p>842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22">
            <text:p>842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23">
            <text:p>842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24">
            <text:p>842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25">
            <text:p>84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26">
            <text:p>842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27">
            <text:p>842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28">
            <text:p>84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29">
            <text:p>842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30">
            <text:p>84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31">
            <text:p>84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32">
            <text:p>843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33">
            <text:p>843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34">
            <text:p>843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35">
            <text:p>843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36">
            <text:p>843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37">
            <text:p>843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38">
            <text:p>843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39">
            <text:p>843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40">
            <text:p>844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41">
            <text:p>844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42">
            <text:p>844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43">
            <text:p>844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44">
            <text:p>844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45">
            <text:p>844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46">
            <text:p>844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47">
            <text:p>844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48">
            <text:p>844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49">
            <text:p>844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50">
            <text:p>845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51">
            <text:p>845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52">
            <text:p>845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53">
            <text:p>845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54">
            <text:p>845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55">
            <text:p>845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56">
            <text:p>845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57">
            <text:p>845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58">
            <text:p>845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59">
            <text:p>845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60">
            <text:p>846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61">
            <text:p>846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62">
            <text:p>846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63">
            <text:p>846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64">
            <text:p>846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65">
            <text:p>846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66">
            <text:p>846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67">
            <text:p>846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68">
            <text:p>846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69">
            <text:p>846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70">
            <text:p>847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71">
            <text:p>847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72">
            <text:p>847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73">
            <text:p>847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74">
            <text:p>847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75">
            <text:p>847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76">
            <text:p>847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77">
            <text:p>847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78">
            <text:p>847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79">
            <text:p>847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80">
            <text:p>848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81">
            <text:p>848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82">
            <text:p>848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83">
            <text:p>848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84">
            <text:p>848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85">
            <text:p>848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86">
            <text:p>848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0.95">
            <text:p>0.95</text:p>
          </table:table-cell>
        </table:table-row>
        <table:table-row>
          <table:table-cell office:value-type="float" office:value="8487">
            <text:p>848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88">
            <text:p>848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89">
            <text:p>848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90">
            <text:p>849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91">
            <text:p>849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92">
            <text:p>849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93">
            <text:p>849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94">
            <text:p>849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95">
            <text:p>849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96">
            <text:p>849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97">
            <text:p>849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98">
            <text:p>849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499">
            <text:p>849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00">
            <text:p>85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01">
            <text:p>850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02">
            <text:p>850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03">
            <text:p>850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04">
            <text:p>850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05">
            <text:p>850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06">
            <text:p>850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07">
            <text:p>850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08">
            <text:p>850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09">
            <text:p>850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10">
            <text:p>851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11">
            <text:p>851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12">
            <text:p>85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13">
            <text:p>85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14">
            <text:p>851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15">
            <text:p>851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16">
            <text:p>851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17">
            <text:p>851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18">
            <text:p>851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19">
            <text:p>851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20">
            <text:p>85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21">
            <text:p>852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22">
            <text:p>852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23">
            <text:p>852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24">
            <text:p>852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25">
            <text:p>85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26">
            <text:p>852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27">
            <text:p>852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28">
            <text:p>85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29">
            <text:p>852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30">
            <text:p>85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31">
            <text:p>85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32">
            <text:p>853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33">
            <text:p>853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34">
            <text:p>853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35">
            <text:p>853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36">
            <text:p>853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37">
            <text:p>853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38">
            <text:p>853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39">
            <text:p>853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40">
            <text:p>854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41">
            <text:p>854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42">
            <text:p>854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43">
            <text:p>854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44">
            <text:p>854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45">
            <text:p>854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46">
            <text:p>854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47">
            <text:p>854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48">
            <text:p>854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49">
            <text:p>854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50">
            <text:p>855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51">
            <text:p>855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52">
            <text:p>855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53">
            <text:p>855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54">
            <text:p>855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55">
            <text:p>855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56">
            <text:p>855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57">
            <text:p>855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58">
            <text:p>855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59">
            <text:p>855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60">
            <text:p>856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61">
            <text:p>856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62">
            <text:p>856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63">
            <text:p>856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64">
            <text:p>856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65">
            <text:p>856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66">
            <text:p>856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67">
            <text:p>856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68">
            <text:p>856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69">
            <text:p>856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70">
            <text:p>857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71">
            <text:p>857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72">
            <text:p>857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73">
            <text:p>857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74">
            <text:p>857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75">
            <text:p>857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76">
            <text:p>857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77">
            <text:p>857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0.95">
            <text:p>0.95</text:p>
          </table:table-cell>
        </table:table-row>
        <table:table-row>
          <table:table-cell office:value-type="float" office:value="8578">
            <text:p>857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79">
            <text:p>857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80">
            <text:p>858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81">
            <text:p>858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82">
            <text:p>858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83">
            <text:p>858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84">
            <text:p>858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85">
            <text:p>858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86">
            <text:p>858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87">
            <text:p>858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88">
            <text:p>858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89">
            <text:p>858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90">
            <text:p>859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91">
            <text:p>859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92">
            <text:p>859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93">
            <text:p>859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94">
            <text:p>859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95">
            <text:p>859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96">
            <text:p>859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97">
            <text:p>859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98">
            <text:p>859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599">
            <text:p>859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00">
            <text:p>86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01">
            <text:p>860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02">
            <text:p>860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03">
            <text:p>860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04">
            <text:p>860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05">
            <text:p>860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06">
            <text:p>860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07">
            <text:p>860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08">
            <text:p>860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09">
            <text:p>860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10">
            <text:p>861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11">
            <text:p>861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0.95">
            <text:p>0.95</text:p>
          </table:table-cell>
        </table:table-row>
        <table:table-row>
          <table:table-cell office:value-type="float" office:value="8612">
            <text:p>86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13">
            <text:p>86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14">
            <text:p>861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15">
            <text:p>861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16">
            <text:p>861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17">
            <text:p>861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18">
            <text:p>861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19">
            <text:p>861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20">
            <text:p>86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21">
            <text:p>862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22">
            <text:p>862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23">
            <text:p>862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24">
            <text:p>862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25">
            <text:p>86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26">
            <text:p>862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27">
            <text:p>862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28">
            <text:p>86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29">
            <text:p>862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30">
            <text:p>86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31">
            <text:p>86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32">
            <text:p>863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33">
            <text:p>863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0.95">
            <text:p>0.95</text:p>
          </table:table-cell>
        </table:table-row>
        <table:table-row>
          <table:table-cell office:value-type="float" office:value="8634">
            <text:p>863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0.95">
            <text:p>0.95</text:p>
          </table:table-cell>
        </table:table-row>
        <table:table-row>
          <table:table-cell office:value-type="float" office:value="8635">
            <text:p>863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36">
            <text:p>863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37">
            <text:p>863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38">
            <text:p>863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39">
            <text:p>863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40">
            <text:p>864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41">
            <text:p>864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42">
            <text:p>864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43">
            <text:p>864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44">
            <text:p>864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45">
            <text:p>864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46">
            <text:p>864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0.95">
            <text:p>0.95</text:p>
          </table:table-cell>
        </table:table-row>
        <table:table-row>
          <table:table-cell office:value-type="float" office:value="8647">
            <text:p>864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48">
            <text:p>864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49">
            <text:p>864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50">
            <text:p>865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51">
            <text:p>865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52">
            <text:p>865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53">
            <text:p>865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54">
            <text:p>865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55">
            <text:p>865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56">
            <text:p>865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57">
            <text:p>865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58">
            <text:p>865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59">
            <text:p>865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60">
            <text:p>866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61">
            <text:p>866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62">
            <text:p>866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63">
            <text:p>866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64">
            <text:p>866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65">
            <text:p>866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66">
            <text:p>866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67">
            <text:p>866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68">
            <text:p>866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69">
            <text:p>866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70">
            <text:p>867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71">
            <text:p>867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72">
            <text:p>867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73">
            <text:p>867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74">
            <text:p>867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75">
            <text:p>867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76">
            <text:p>867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77">
            <text:p>867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78">
            <text:p>867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79">
            <text:p>867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80">
            <text:p>868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0.95">
            <text:p>0.95</text:p>
          </table:table-cell>
        </table:table-row>
        <table:table-row>
          <table:table-cell office:value-type="float" office:value="8681">
            <text:p>868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82">
            <text:p>868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83">
            <text:p>868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84">
            <text:p>868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85">
            <text:p>868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86">
            <text:p>868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87">
            <text:p>868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88">
            <text:p>868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89">
            <text:p>868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0.95">
            <text:p>0.95</text:p>
          </table:table-cell>
        </table:table-row>
        <table:table-row>
          <table:table-cell office:value-type="float" office:value="8690">
            <text:p>869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91">
            <text:p>869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92">
            <text:p>869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93">
            <text:p>869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94">
            <text:p>869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95">
            <text:p>869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96">
            <text:p>869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97">
            <text:p>869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98">
            <text:p>869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699">
            <text:p>869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00">
            <text:p>87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01">
            <text:p>870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02">
            <text:p>870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03">
            <text:p>870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04">
            <text:p>870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05">
            <text:p>870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06">
            <text:p>870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07">
            <text:p>870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08">
            <text:p>870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09">
            <text:p>870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10">
            <text:p>871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11">
            <text:p>871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12">
            <text:p>87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13">
            <text:p>87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14">
            <text:p>871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15">
            <text:p>871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16">
            <text:p>871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17">
            <text:p>871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18">
            <text:p>871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19">
            <text:p>871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20">
            <text:p>87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21">
            <text:p>872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22">
            <text:p>872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23">
            <text:p>872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24">
            <text:p>872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25">
            <text:p>87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26">
            <text:p>872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27">
            <text:p>872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28">
            <text:p>87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29">
            <text:p>872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0.95">
            <text:p>0.95</text:p>
          </table:table-cell>
        </table:table-row>
        <table:table-row>
          <table:table-cell office:value-type="float" office:value="8730">
            <text:p>87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31">
            <text:p>87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32">
            <text:p>873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33">
            <text:p>873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34">
            <text:p>873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35">
            <text:p>873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36">
            <text:p>873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37">
            <text:p>873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38">
            <text:p>873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39">
            <text:p>873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40">
            <text:p>874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41">
            <text:p>874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42">
            <text:p>874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43">
            <text:p>874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44">
            <text:p>874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45">
            <text:p>874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46">
            <text:p>874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47">
            <text:p>874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48">
            <text:p>874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49">
            <text:p>874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50">
            <text:p>875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51">
            <text:p>875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52">
            <text:p>875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53">
            <text:p>875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54">
            <text:p>875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55">
            <text:p>875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56">
            <text:p>875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57">
            <text:p>875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58">
            <text:p>875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59">
            <text:p>875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60">
            <text:p>876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61">
            <text:p>876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62">
            <text:p>876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63">
            <text:p>876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64">
            <text:p>876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65">
            <text:p>876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66">
            <text:p>876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67">
            <text:p>876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68">
            <text:p>876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69">
            <text:p>876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70">
            <text:p>877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71">
            <text:p>877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72">
            <text:p>877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73">
            <text:p>877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74">
            <text:p>877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75">
            <text:p>877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76">
            <text:p>877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77">
            <text:p>877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78">
            <text:p>877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79">
            <text:p>877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80">
            <text:p>878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81">
            <text:p>878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82">
            <text:p>878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83">
            <text:p>878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8784">
            <text:p>878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</table:table>
      <table:table table:name="Lines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8785">
            <text:p>8785</text:p>
          </table:table-cell>
          <table:table-cell office:value-type="float" office:value="3e-07">
            <text:p>3e-07</text:p>
          </table:table-cell>
          <table:table-cell office:value-type="float" office:value="1e-05">
            <text:p>1e-05</text:p>
          </table:table-cell>
          <table:table-cell office:value-type="float" office:value="0">
            <text:p/>
          </table:table-cell>
          <table:table-cell office:value-type="float" office:value="1000.0">
            <text:p>1000.0</text:p>
          </table:table-cell>
          <table:table-cell office:value-type="float" office:value="1000.0">
            <text:p>1000.0</text:p>
          </table:table-cell>
          <table:table-cell office:value-type="float" office:value="1000.0">
            <text:p>1000.0</text:p>
          </table:table-cell>
          <table:table-cell office:value-type="float" office:value="0.98765">
            <text:p>0.9876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66">
            <text:p>7966</text:p>
          </table:table-cell>
          <table:table-cell office:value-type="float" office:value="8689">
            <text:p>8689</text:p>
          </table:table-cell>
          <table:table-cell office:value-type="float" office:value="0.00010067">
            <text:p>0.00010067</text:p>
          </table:table-cell>
          <table:table-cell office:value-type="float" office:value="0.00018389">
            <text:p>0.00018389</text:p>
          </table:table-cell>
          <table:table-cell office:value-type="float" office:value="0">
            <text:p/>
          </table:table-cell>
          <table:table-cell office:value-type="float" office:value="14.722">
            <text:p>14.722</text:p>
          </table:table-cell>
          <table:table-cell office:value-type="float" office:value="14.722">
            <text:p>14.722</text:p>
          </table:table-cell>
          <table:table-cell office:value-type="float" office:value="14.722">
            <text:p>14.72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66">
            <text:p>7966</text:p>
          </table:table-cell>
          <table:table-cell office:value-type="float" office:value="8770">
            <text:p>8770</text:p>
          </table:table-cell>
          <table:table-cell office:value-type="float" office:value="9.06e-07">
            <text:p>9.06e-07</text:p>
          </table:table-cell>
          <table:table-cell office:value-type="float" office:value="7.55e-07">
            <text:p>7.55e-07</text:p>
          </table:table-cell>
          <table:table-cell office:value-type="float" office:value="0">
            <text:p/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67">
            <text:p>7967</text:p>
          </table:table-cell>
          <table:table-cell office:value-type="float" office:value="8755">
            <text:p>8755</text:p>
          </table:table-cell>
          <table:table-cell office:value-type="float" office:value="8.5647e-06">
            <text:p>8.5647e-06</text:p>
          </table:table-cell>
          <table:table-cell office:value-type="float" office:value="1.1012e-05">
            <text:p>1.1012e-05</text:p>
          </table:table-cell>
          <table:table-cell office:value-type="float" office:value="0">
            <text:p/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67">
            <text:p>7967</text:p>
          </table:table-cell>
          <table:table-cell office:value-type="float" office:value="8766">
            <text:p>8766</text:p>
          </table:table-cell>
          <table:table-cell office:value-type="float" office:value="2.4866e-05">
            <text:p>2.4866e-05</text:p>
          </table:table-cell>
          <table:table-cell office:value-type="float" office:value="5.051e-06">
            <text:p>5.051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68">
            <text:p>7968</text:p>
          </table:table-cell>
          <table:table-cell office:value-type="float" office:value="8723">
            <text:p>8723</text:p>
          </table:table-cell>
          <table:table-cell office:value-type="float" office:value="5.7683e-06">
            <text:p>5.7683e-06</text:p>
          </table:table-cell>
          <table:table-cell office:value-type="float" office:value="3.1725e-06">
            <text:p>3.1725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68">
            <text:p>7968</text:p>
          </table:table-cell>
          <table:table-cell office:value-type="float" office:value="8726">
            <text:p>8726</text:p>
          </table:table-cell>
          <table:table-cell office:value-type="float" office:value="2.943e-05">
            <text:p>2.943e-05</text:p>
          </table:table-cell>
          <table:table-cell office:value-type="float" office:value="5.978e-06">
            <text:p>5.97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68">
            <text:p>7968</text:p>
          </table:table-cell>
          <table:table-cell office:value-type="float" office:value="8727">
            <text:p>8727</text:p>
          </table:table-cell>
          <table:table-cell office:value-type="float" office:value="1.5356e-05">
            <text:p>1.5356e-05</text:p>
          </table:table-cell>
          <table:table-cell office:value-type="float" office:value="3.1192e-06">
            <text:p>3.1192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68">
            <text:p>7968</text:p>
          </table:table-cell>
          <table:table-cell office:value-type="float" office:value="8731">
            <text:p>8731</text:p>
          </table:table-cell>
          <table:table-cell office:value-type="float" office:value="7.9725e-06">
            <text:p>7.9725e-06</text:p>
          </table:table-cell>
          <table:table-cell office:value-type="float" office:value="1.6195e-06">
            <text:p>1.619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69">
            <text:p>7969</text:p>
          </table:table-cell>
          <table:table-cell office:value-type="float" office:value="7970">
            <text:p>7970</text:p>
          </table:table-cell>
          <table:table-cell office:value-type="float" office:value="4.461e-06">
            <text:p>4.461e-06</text:p>
          </table:table-cell>
          <table:table-cell office:value-type="float" office:value="2.4536e-06">
            <text:p>2.4536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69">
            <text:p>7969</text:p>
          </table:table-cell>
          <table:table-cell office:value-type="float" office:value="8729">
            <text:p>8729</text:p>
          </table:table-cell>
          <table:table-cell office:value-type="float" office:value="1.6658e-06">
            <text:p>1.6658e-06</text:p>
          </table:table-cell>
          <table:table-cell office:value-type="float" office:value="2.1417e-06">
            <text:p>2.1417e-06</text:p>
          </table:table-cell>
          <table:table-cell office:value-type="float" office:value="0">
            <text:p/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69">
            <text:p>7969</text:p>
          </table:table-cell>
          <table:table-cell office:value-type="float" office:value="8732">
            <text:p>8732</text:p>
          </table:table-cell>
          <table:table-cell office:value-type="float" office:value="1.3258e-05">
            <text:p>1.3258e-05</text:p>
          </table:table-cell>
          <table:table-cell office:value-type="float" office:value="2.693e-06">
            <text:p>2.69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70">
            <text:p>7970</text:p>
          </table:table-cell>
          <table:table-cell office:value-type="float" office:value="8701">
            <text:p>8701</text:p>
          </table:table-cell>
          <table:table-cell office:value-type="float" office:value="2.3595e-05">
            <text:p>2.3595e-05</text:p>
          </table:table-cell>
          <table:table-cell office:value-type="float" office:value="4.7928e-06">
            <text:p>4.792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70">
            <text:p>7970</text:p>
          </table:table-cell>
          <table:table-cell office:value-type="float" office:value="8712">
            <text:p>8712</text:p>
          </table:table-cell>
          <table:table-cell office:value-type="float" office:value="2.1596e-05">
            <text:p>2.1596e-05</text:p>
          </table:table-cell>
          <table:table-cell office:value-type="float" office:value="4.3868e-06">
            <text:p>4.386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71">
            <text:p>7971</text:p>
          </table:table-cell>
          <table:table-cell office:value-type="float" office:value="8689">
            <text:p>8689</text:p>
          </table:table-cell>
          <table:table-cell office:value-type="float" office:value="1.6058e-05">
            <text:p>1.6058e-05</text:p>
          </table:table-cell>
          <table:table-cell office:value-type="float" office:value="2.0646e-05">
            <text:p>2.0646e-05</text:p>
          </table:table-cell>
          <table:table-cell office:value-type="float" office:value="0">
            <text:p/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71">
            <text:p>7971</text:p>
          </table:table-cell>
          <table:table-cell office:value-type="float" office:value="8718">
            <text:p>8718</text:p>
          </table:table-cell>
          <table:table-cell office:value-type="float" office:value="3.8115e-06">
            <text:p>3.8115e-06</text:p>
          </table:table-cell>
          <table:table-cell office:value-type="float" office:value="2.0963e-06">
            <text:p>2.0963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72">
            <text:p>7972</text:p>
          </table:table-cell>
          <table:table-cell office:value-type="float" office:value="8668">
            <text:p>8668</text:p>
          </table:table-cell>
          <table:table-cell office:value-type="float" office:value="5.979e-06">
            <text:p>5.979e-06</text:p>
          </table:table-cell>
          <table:table-cell office:value-type="float" office:value="1.2145e-06">
            <text:p>1.214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72">
            <text:p>7972</text:p>
          </table:table-cell>
          <table:table-cell office:value-type="float" office:value="8680">
            <text:p>8680</text:p>
          </table:table-cell>
          <table:table-cell office:value-type="float" office:value="3.2818e-05">
            <text:p>3.2818e-05</text:p>
          </table:table-cell>
          <table:table-cell office:value-type="float" office:value="6.6662e-06">
            <text:p>6.6662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73">
            <text:p>7973</text:p>
          </table:table-cell>
          <table:table-cell office:value-type="float" office:value="8640">
            <text:p>8640</text:p>
          </table:table-cell>
          <table:table-cell office:value-type="float" office:value="3.0773e-06">
            <text:p>3.0773e-06</text:p>
          </table:table-cell>
          <table:table-cell office:value-type="float" office:value="6.2508e-07">
            <text:p>6.2508e-07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73">
            <text:p>7973</text:p>
          </table:table-cell>
          <table:table-cell office:value-type="float" office:value="8646">
            <text:p>8646</text:p>
          </table:table-cell>
          <table:table-cell office:value-type="float" office:value="6.8453e-06">
            <text:p>6.8453e-06</text:p>
          </table:table-cell>
          <table:table-cell office:value-type="float" office:value="3.765e-06">
            <text:p>3.765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74">
            <text:p>7974</text:p>
          </table:table-cell>
          <table:table-cell office:value-type="float" office:value="8634">
            <text:p>8634</text:p>
          </table:table-cell>
          <table:table-cell office:value-type="float" office:value="3.9098e-05">
            <text:p>3.9098e-05</text:p>
          </table:table-cell>
          <table:table-cell office:value-type="float" office:value="7.9415e-06">
            <text:p>7.941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74">
            <text:p>7974</text:p>
          </table:table-cell>
          <table:table-cell office:value-type="float" office:value="8651">
            <text:p>8651</text:p>
          </table:table-cell>
          <table:table-cell office:value-type="float" office:value="1.9644e-05">
            <text:p>1.9644e-05</text:p>
          </table:table-cell>
          <table:table-cell office:value-type="float" office:value="3.9902e-06">
            <text:p>3.9902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75">
            <text:p>7975</text:p>
          </table:table-cell>
          <table:table-cell office:value-type="float" office:value="8616">
            <text:p>8616</text:p>
          </table:table-cell>
          <table:table-cell office:value-type="float" office:value="3.8817e-05">
            <text:p>3.8817e-05</text:p>
          </table:table-cell>
          <table:table-cell office:value-type="float" office:value="7.8845e-06">
            <text:p>7.884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75">
            <text:p>7975</text:p>
          </table:table-cell>
          <table:table-cell office:value-type="float" office:value="8633">
            <text:p>8633</text:p>
          </table:table-cell>
          <table:table-cell office:value-type="float" office:value="2.926e-06">
            <text:p>2.926e-06</text:p>
          </table:table-cell>
          <table:table-cell office:value-type="float" office:value="1.6094e-06">
            <text:p>1.6094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76">
            <text:p>7976</text:p>
          </table:table-cell>
          <table:table-cell office:value-type="float" office:value="8486">
            <text:p>8486</text:p>
          </table:table-cell>
          <table:table-cell office:value-type="float" office:value="1.6345e-05">
            <text:p>1.6345e-05</text:p>
          </table:table-cell>
          <table:table-cell office:value-type="float" office:value="2.1015e-05">
            <text:p>2.1015e-05</text:p>
          </table:table-cell>
          <table:table-cell office:value-type="float" office:value="0">
            <text:p/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76">
            <text:p>7976</text:p>
          </table:table-cell>
          <table:table-cell office:value-type="float" office:value="8601">
            <text:p>8601</text:p>
          </table:table-cell>
          <table:table-cell office:value-type="float" office:value="3.0002e-05">
            <text:p>3.0002e-05</text:p>
          </table:table-cell>
          <table:table-cell office:value-type="float" office:value="6.0943e-06">
            <text:p>6.094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76">
            <text:p>7976</text:p>
          </table:table-cell>
          <table:table-cell office:value-type="float" office:value="8635">
            <text:p>8635</text:p>
          </table:table-cell>
          <table:table-cell office:value-type="float" office:value="4.3857e-05">
            <text:p>4.3857e-05</text:p>
          </table:table-cell>
          <table:table-cell office:value-type="float" office:value="8.9085e-06">
            <text:p>8.908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76">
            <text:p>7976</text:p>
          </table:table-cell>
          <table:table-cell office:value-type="float" office:value="8636">
            <text:p>8636</text:p>
          </table:table-cell>
          <table:table-cell office:value-type="float" office:value="9.0208e-06">
            <text:p>9.0208e-06</text:p>
          </table:table-cell>
          <table:table-cell office:value-type="float" office:value="1.8323e-06">
            <text:p>1.832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77">
            <text:p>7977</text:p>
          </table:table-cell>
          <table:table-cell office:value-type="float" office:value="8611">
            <text:p>8611</text:p>
          </table:table-cell>
          <table:table-cell office:value-type="float" office:value="4.735e-06">
            <text:p>4.735e-06</text:p>
          </table:table-cell>
          <table:table-cell office:value-type="float" office:value="2.6043e-06">
            <text:p>2.6043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78">
            <text:p>7978</text:p>
          </table:table-cell>
          <table:table-cell office:value-type="float" office:value="8577">
            <text:p>8577</text:p>
          </table:table-cell>
          <table:table-cell office:value-type="float" office:value="1.6022e-05">
            <text:p>1.6022e-05</text:p>
          </table:table-cell>
          <table:table-cell office:value-type="float" office:value="3.2545e-06">
            <text:p>3.254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78">
            <text:p>7978</text:p>
          </table:table-cell>
          <table:table-cell office:value-type="float" office:value="8582">
            <text:p>8582</text:p>
          </table:table-cell>
          <table:table-cell office:value-type="float" office:value="3.1485e-05">
            <text:p>3.1485e-05</text:p>
          </table:table-cell>
          <table:table-cell office:value-type="float" office:value="6.3953e-06">
            <text:p>6.395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79">
            <text:p>7979</text:p>
          </table:table-cell>
          <table:table-cell office:value-type="float" office:value="7990">
            <text:p>7990</text:p>
          </table:table-cell>
          <table:table-cell office:value-type="float" office:value="5.7323e-06">
            <text:p>5.7323e-06</text:p>
          </table:table-cell>
          <table:table-cell office:value-type="float" office:value="1.1643e-06">
            <text:p>1.164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79">
            <text:p>7979</text:p>
          </table:table-cell>
          <table:table-cell office:value-type="float" office:value="8568">
            <text:p>8568</text:p>
          </table:table-cell>
          <table:table-cell office:value-type="float" office:value="8.9902e-06">
            <text:p>8.9902e-06</text:p>
          </table:table-cell>
          <table:table-cell office:value-type="float" office:value="4.9448e-06">
            <text:p>4.9448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79">
            <text:p>7979</text:p>
          </table:table-cell>
          <table:table-cell office:value-type="float" office:value="8573">
            <text:p>8573</text:p>
          </table:table-cell>
          <table:table-cell office:value-type="float" office:value="5.0792e-06">
            <text:p>5.0792e-06</text:p>
          </table:table-cell>
          <table:table-cell office:value-type="float" office:value="1.0317e-06">
            <text:p>1.0317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80">
            <text:p>7980</text:p>
          </table:table-cell>
          <table:table-cell office:value-type="float" office:value="8523">
            <text:p>8523</text:p>
          </table:table-cell>
          <table:table-cell office:value-type="float" office:value="7.5592e-06">
            <text:p>7.5592e-06</text:p>
          </table:table-cell>
          <table:table-cell office:value-type="float" office:value="1.5355e-06">
            <text:p>1.535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80">
            <text:p>7980</text:p>
          </table:table-cell>
          <table:table-cell office:value-type="float" office:value="8528">
            <text:p>8528</text:p>
          </table:table-cell>
          <table:table-cell office:value-type="float" office:value="1.9571e-05">
            <text:p>1.9571e-05</text:p>
          </table:table-cell>
          <table:table-cell office:value-type="float" office:value="3.9752e-06">
            <text:p>3.9752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81">
            <text:p>7981</text:p>
          </table:table-cell>
          <table:table-cell office:value-type="float" office:value="8429">
            <text:p>8429</text:p>
          </table:table-cell>
          <table:table-cell office:value-type="float" office:value="4.638e-06">
            <text:p>4.638e-06</text:p>
          </table:table-cell>
          <table:table-cell office:value-type="float" office:value="2.551e-06">
            <text:p>2.551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81">
            <text:p>7981</text:p>
          </table:table-cell>
          <table:table-cell office:value-type="float" office:value="8450">
            <text:p>8450</text:p>
          </table:table-cell>
          <table:table-cell office:value-type="float" office:value="0.00014468">
            <text:p>0.00014468</text:p>
          </table:table-cell>
          <table:table-cell office:value-type="float" office:value="0.00026428">
            <text:p>0.00026428</text:p>
          </table:table-cell>
          <table:table-cell office:value-type="float" office:value="0">
            <text:p/>
          </table:table-cell>
          <table:table-cell office:value-type="float" office:value="14.722">
            <text:p>14.722</text:p>
          </table:table-cell>
          <table:table-cell office:value-type="float" office:value="14.722">
            <text:p>14.722</text:p>
          </table:table-cell>
          <table:table-cell office:value-type="float" office:value="14.722">
            <text:p>14.72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81">
            <text:p>7981</text:p>
          </table:table-cell>
          <table:table-cell office:value-type="float" office:value="8457">
            <text:p>8457</text:p>
          </table:table-cell>
          <table:table-cell office:value-type="float" office:value="2.5247e-05">
            <text:p>2.5247e-05</text:p>
          </table:table-cell>
          <table:table-cell office:value-type="float" office:value="5.1283e-06">
            <text:p>5.128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82">
            <text:p>7982</text:p>
          </table:table-cell>
          <table:table-cell office:value-type="float" office:value="8454">
            <text:p>8454</text:p>
          </table:table-cell>
          <table:table-cell office:value-type="float" office:value="9.168e-06">
            <text:p>9.168e-06</text:p>
          </table:table-cell>
          <table:table-cell office:value-type="float" office:value="1.8622e-06">
            <text:p>1.8622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83">
            <text:p>7983</text:p>
          </table:table-cell>
          <table:table-cell office:value-type="float" office:value="8402">
            <text:p>8402</text:p>
          </table:table-cell>
          <table:table-cell office:value-type="float" office:value="1.2128e-05">
            <text:p>1.2128e-05</text:p>
          </table:table-cell>
          <table:table-cell office:value-type="float" office:value="6.6705e-06">
            <text:p>6.6705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83">
            <text:p>7983</text:p>
          </table:table-cell>
          <table:table-cell office:value-type="float" office:value="8424">
            <text:p>8424</text:p>
          </table:table-cell>
          <table:table-cell office:value-type="float" office:value="1.4308e-05">
            <text:p>1.4308e-05</text:p>
          </table:table-cell>
          <table:table-cell office:value-type="float" office:value="2.9065e-06">
            <text:p>2.906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83">
            <text:p>7983</text:p>
          </table:table-cell>
          <table:table-cell office:value-type="float" office:value="8451">
            <text:p>8451</text:p>
          </table:table-cell>
          <table:table-cell office:value-type="float" office:value="2.6402e-06">
            <text:p>2.6402e-06</text:p>
          </table:table-cell>
          <table:table-cell office:value-type="float" office:value="3.3945e-06">
            <text:p>3.3945e-06</text:p>
          </table:table-cell>
          <table:table-cell office:value-type="float" office:value="0">
            <text:p/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84">
            <text:p>7984</text:p>
          </table:table-cell>
          <table:table-cell office:value-type="float" office:value="8400">
            <text:p>8400</text:p>
          </table:table-cell>
          <table:table-cell office:value-type="float" office:value="6.2315e-05">
            <text:p>6.2315e-05</text:p>
          </table:table-cell>
          <table:table-cell office:value-type="float" office:value="1.2658e-05">
            <text:p>1.2658e-05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84">
            <text:p>7984</text:p>
          </table:table-cell>
          <table:table-cell office:value-type="float" office:value="8401">
            <text:p>8401</text:p>
          </table:table-cell>
          <table:table-cell office:value-type="float" office:value="9.602e-07">
            <text:p>9.602e-07</text:p>
          </table:table-cell>
          <table:table-cell office:value-type="float" office:value="5.281e-07">
            <text:p>5.281e-07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85">
            <text:p>7985</text:p>
          </table:table-cell>
          <table:table-cell office:value-type="float" office:value="8771">
            <text:p>8771</text:p>
          </table:table-cell>
          <table:table-cell office:value-type="float" office:value="3.7215e-05">
            <text:p>3.7215e-05</text:p>
          </table:table-cell>
          <table:table-cell office:value-type="float" office:value="2.382e-05">
            <text:p>2.382e-05</text:p>
          </table:table-cell>
          <table:table-cell office:value-type="float" office:value="0">
            <text:p/>
          </table:table-cell>
          <table:table-cell office:value-type="float" office:value="6.8243">
            <text:p>6.8243</text:p>
          </table:table-cell>
          <table:table-cell office:value-type="float" office:value="6.8243">
            <text:p>6.8243</text:p>
          </table:table-cell>
          <table:table-cell office:value-type="float" office:value="6.8243">
            <text:p>6.824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86">
            <text:p>7986</text:p>
          </table:table-cell>
          <table:table-cell office:value-type="float" office:value="8734">
            <text:p>8734</text:p>
          </table:table-cell>
          <table:table-cell office:value-type="float" office:value="4.6518e-05">
            <text:p>4.6518e-05</text:p>
          </table:table-cell>
          <table:table-cell office:value-type="float" office:value="9.4488e-06">
            <text:p>9.448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86">
            <text:p>7986</text:p>
          </table:table-cell>
          <table:table-cell office:value-type="float" office:value="8742">
            <text:p>8742</text:p>
          </table:table-cell>
          <table:table-cell office:value-type="float" office:value="9.7988e-06">
            <text:p>9.7988e-06</text:p>
          </table:table-cell>
          <table:table-cell office:value-type="float" office:value="1.9903e-06">
            <text:p>1.990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87">
            <text:p>7987</text:p>
          </table:table-cell>
          <table:table-cell office:value-type="float" office:value="8706">
            <text:p>8706</text:p>
          </table:table-cell>
          <table:table-cell office:value-type="float" office:value="2.4444e-05">
            <text:p>2.4444e-05</text:p>
          </table:table-cell>
          <table:table-cell office:value-type="float" office:value="4.9652e-06">
            <text:p>4.9652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87">
            <text:p>7987</text:p>
          </table:table-cell>
          <table:table-cell office:value-type="float" office:value="8711">
            <text:p>8711</text:p>
          </table:table-cell>
          <table:table-cell office:value-type="float" office:value="2.1632e-06">
            <text:p>2.1632e-06</text:p>
          </table:table-cell>
          <table:table-cell office:value-type="float" office:value="4.394e-07">
            <text:p>4.394e-07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88">
            <text:p>7988</text:p>
          </table:table-cell>
          <table:table-cell office:value-type="float" office:value="7997">
            <text:p>7997</text:p>
          </table:table-cell>
          <table:table-cell office:value-type="float" office:value="1.1931e-05">
            <text:p>1.1931e-05</text:p>
          </table:table-cell>
          <table:table-cell office:value-type="float" office:value="2.4234e-06">
            <text:p>2.4234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88">
            <text:p>7988</text:p>
          </table:table-cell>
          <table:table-cell office:value-type="float" office:value="8643">
            <text:p>8643</text:p>
          </table:table-cell>
          <table:table-cell office:value-type="float" office:value="1.3409e-06">
            <text:p>1.3409e-06</text:p>
          </table:table-cell>
          <table:table-cell office:value-type="float" office:value="2.7237e-07">
            <text:p>2.7237e-07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89">
            <text:p>7989</text:p>
          </table:table-cell>
          <table:table-cell office:value-type="float" office:value="8612">
            <text:p>8612</text:p>
          </table:table-cell>
          <table:table-cell office:value-type="float" office:value="3.4738e-06">
            <text:p>3.4738e-06</text:p>
          </table:table-cell>
          <table:table-cell office:value-type="float" office:value="1.9106e-06">
            <text:p>1.9106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89">
            <text:p>7989</text:p>
          </table:table-cell>
          <table:table-cell office:value-type="float" office:value="8634">
            <text:p>8634</text:p>
          </table:table-cell>
          <table:table-cell office:value-type="float" office:value="8.9735e-06">
            <text:p>8.9735e-06</text:p>
          </table:table-cell>
          <table:table-cell office:value-type="float" office:value="1.8228e-06">
            <text:p>1.822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89">
            <text:p>7989</text:p>
          </table:table-cell>
          <table:table-cell office:value-type="float" office:value="8649">
            <text:p>8649</text:p>
          </table:table-cell>
          <table:table-cell office:value-type="float" office:value="2.0223e-05">
            <text:p>2.0223e-05</text:p>
          </table:table-cell>
          <table:table-cell office:value-type="float" office:value="4.1077e-06">
            <text:p>4.1077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91">
            <text:p>7991</text:p>
          </table:table-cell>
          <table:table-cell office:value-type="float" office:value="8516">
            <text:p>8516</text:p>
          </table:table-cell>
          <table:table-cell office:value-type="float" office:value="1.4212e-05">
            <text:p>1.4212e-05</text:p>
          </table:table-cell>
          <table:table-cell office:value-type="float" office:value="2.8867e-06">
            <text:p>2.8867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91">
            <text:p>7991</text:p>
          </table:table-cell>
          <table:table-cell office:value-type="float" office:value="8534">
            <text:p>8534</text:p>
          </table:table-cell>
          <table:table-cell office:value-type="float" office:value="1.3788e-05">
            <text:p>1.3788e-05</text:p>
          </table:table-cell>
          <table:table-cell office:value-type="float" office:value="2.8007e-06">
            <text:p>2.8007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92">
            <text:p>7992</text:p>
          </table:table-cell>
          <table:table-cell office:value-type="float" office:value="8519">
            <text:p>8519</text:p>
          </table:table-cell>
          <table:table-cell office:value-type="float" office:value="6.3195e-06">
            <text:p>6.3195e-06</text:p>
          </table:table-cell>
          <table:table-cell office:value-type="float" office:value="3.4758e-06">
            <text:p>3.4758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92">
            <text:p>7992</text:p>
          </table:table-cell>
          <table:table-cell office:value-type="float" office:value="8525">
            <text:p>8525</text:p>
          </table:table-cell>
          <table:table-cell office:value-type="float" office:value="2.3316e-07">
            <text:p>2.3316e-07</text:p>
          </table:table-cell>
          <table:table-cell office:value-type="float" office:value="1.943e-07">
            <text:p>1.943e-07</text:p>
          </table:table-cell>
          <table:table-cell office:value-type="float" office:value="0">
            <text:p/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93">
            <text:p>7993</text:p>
          </table:table-cell>
          <table:table-cell office:value-type="float" office:value="8425">
            <text:p>8425</text:p>
          </table:table-cell>
          <table:table-cell office:value-type="float" office:value="1.6849e-05">
            <text:p>1.6849e-05</text:p>
          </table:table-cell>
          <table:table-cell office:value-type="float" office:value="3.4225e-06">
            <text:p>3.422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93">
            <text:p>7993</text:p>
          </table:table-cell>
          <table:table-cell office:value-type="float" office:value="8433">
            <text:p>8433</text:p>
          </table:table-cell>
          <table:table-cell office:value-type="float" office:value="2.3495e-05">
            <text:p>2.3495e-05</text:p>
          </table:table-cell>
          <table:table-cell office:value-type="float" office:value="4.7725e-06">
            <text:p>4.772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93">
            <text:p>7993</text:p>
          </table:table-cell>
          <table:table-cell office:value-type="float" office:value="8438">
            <text:p>8438</text:p>
          </table:table-cell>
          <table:table-cell office:value-type="float" office:value="1.4215e-05">
            <text:p>1.4215e-05</text:p>
          </table:table-cell>
          <table:table-cell office:value-type="float" office:value="2.8875e-06">
            <text:p>2.887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94">
            <text:p>7994</text:p>
          </table:table-cell>
          <table:table-cell office:value-type="float" office:value="8714">
            <text:p>8714</text:p>
          </table:table-cell>
          <table:table-cell office:value-type="float" office:value="1.5485e-05">
            <text:p>1.5485e-05</text:p>
          </table:table-cell>
          <table:table-cell office:value-type="float" office:value="3.1453e-06">
            <text:p>3.145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95">
            <text:p>7995</text:p>
          </table:table-cell>
          <table:table-cell office:value-type="float" office:value="8684">
            <text:p>8684</text:p>
          </table:table-cell>
          <table:table-cell office:value-type="float" office:value="1.9926e-05">
            <text:p>1.9926e-05</text:p>
          </table:table-cell>
          <table:table-cell office:value-type="float" office:value="4.0475e-06">
            <text:p>4.047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95">
            <text:p>7995</text:p>
          </table:table-cell>
          <table:table-cell office:value-type="float" office:value="8695">
            <text:p>8695</text:p>
          </table:table-cell>
          <table:table-cell office:value-type="float" office:value="1.9731e-05">
            <text:p>1.9731e-05</text:p>
          </table:table-cell>
          <table:table-cell office:value-type="float" office:value="4.008e-06">
            <text:p>4.00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96">
            <text:p>7996</text:p>
          </table:table-cell>
          <table:table-cell office:value-type="float" office:value="8629">
            <text:p>8629</text:p>
          </table:table-cell>
          <table:table-cell office:value-type="float" office:value="2.7345e-05">
            <text:p>2.7345e-05</text:p>
          </table:table-cell>
          <table:table-cell office:value-type="float" office:value="5.5545e-06">
            <text:p>5.554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96">
            <text:p>7996</text:p>
          </table:table-cell>
          <table:table-cell office:value-type="float" office:value="8655">
            <text:p>8655</text:p>
          </table:table-cell>
          <table:table-cell office:value-type="float" office:value="2.2897e-05">
            <text:p>2.2897e-05</text:p>
          </table:table-cell>
          <table:table-cell office:value-type="float" office:value="4.6508e-06">
            <text:p>4.650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97">
            <text:p>7997</text:p>
          </table:table-cell>
          <table:table-cell office:value-type="float" office:value="8668">
            <text:p>8668</text:p>
          </table:table-cell>
          <table:table-cell office:value-type="float" office:value="3.4567e-05">
            <text:p>3.4567e-05</text:p>
          </table:table-cell>
          <table:table-cell office:value-type="float" office:value="7.0212e-06">
            <text:p>7.0212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98">
            <text:p>7998</text:p>
          </table:table-cell>
          <table:table-cell office:value-type="float" office:value="8574">
            <text:p>8574</text:p>
          </table:table-cell>
          <table:table-cell office:value-type="float" office:value="2.681e-05">
            <text:p>2.681e-05</text:p>
          </table:table-cell>
          <table:table-cell office:value-type="float" office:value="5.4458e-06">
            <text:p>5.445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98">
            <text:p>7998</text:p>
          </table:table-cell>
          <table:table-cell office:value-type="float" office:value="8587">
            <text:p>8587</text:p>
          </table:table-cell>
          <table:table-cell office:value-type="float" office:value="1.7739e-05">
            <text:p>1.7739e-05</text:p>
          </table:table-cell>
          <table:table-cell office:value-type="float" office:value="3.6033e-06">
            <text:p>3.603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98">
            <text:p>7998</text:p>
          </table:table-cell>
          <table:table-cell office:value-type="float" office:value="8603">
            <text:p>8603</text:p>
          </table:table-cell>
          <table:table-cell office:value-type="float" office:value="2.9277e-05">
            <text:p>2.9277e-05</text:p>
          </table:table-cell>
          <table:table-cell office:value-type="float" office:value="5.9468e-06">
            <text:p>5.946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98">
            <text:p>7998</text:p>
          </table:table-cell>
          <table:table-cell office:value-type="float" office:value="8608">
            <text:p>8608</text:p>
          </table:table-cell>
          <table:table-cell office:value-type="float" office:value="1.7943e-05">
            <text:p>1.7943e-05</text:p>
          </table:table-cell>
          <table:table-cell office:value-type="float" office:value="3.6448e-06">
            <text:p>3.644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99">
            <text:p>7999</text:p>
          </table:table-cell>
          <table:table-cell office:value-type="float" office:value="8536">
            <text:p>8536</text:p>
          </table:table-cell>
          <table:table-cell office:value-type="float" office:value="2.5427e-06">
            <text:p>2.5427e-06</text:p>
          </table:table-cell>
          <table:table-cell office:value-type="float" office:value="2.119e-06">
            <text:p>2.119e-06</text:p>
          </table:table-cell>
          <table:table-cell office:value-type="float" office:value="0">
            <text:p/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99">
            <text:p>7999</text:p>
          </table:table-cell>
          <table:table-cell office:value-type="float" office:value="8555">
            <text:p>8555</text:p>
          </table:table-cell>
          <table:table-cell office:value-type="float" office:value="1.4398e-05">
            <text:p>1.4398e-05</text:p>
          </table:table-cell>
          <table:table-cell office:value-type="float" office:value="2.9245e-06">
            <text:p>2.924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7999">
            <text:p>7999</text:p>
          </table:table-cell>
          <table:table-cell office:value-type="float" office:value="8568">
            <text:p>8568</text:p>
          </table:table-cell>
          <table:table-cell office:value-type="float" office:value="3.8427e-06">
            <text:p>3.8427e-06</text:p>
          </table:table-cell>
          <table:table-cell office:value-type="float" office:value="2.1136e-06">
            <text:p>2.1136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000">
            <text:p>8000</text:p>
          </table:table-cell>
          <table:table-cell office:value-type="float" office:value="8521">
            <text:p>8521</text:p>
          </table:table-cell>
          <table:table-cell office:value-type="float" office:value="8.13e-06">
            <text:p>8.13e-06</text:p>
          </table:table-cell>
          <table:table-cell office:value-type="float" office:value="1.6514e-06">
            <text:p>1.6514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001">
            <text:p>8001</text:p>
          </table:table-cell>
          <table:table-cell office:value-type="float" office:value="8450">
            <text:p>8450</text:p>
          </table:table-cell>
          <table:table-cell office:value-type="float" office:value="2.8375e-06">
            <text:p>2.8375e-06</text:p>
          </table:table-cell>
          <table:table-cell office:value-type="float" office:value="3.6483e-06">
            <text:p>3.6483e-06</text:p>
          </table:table-cell>
          <table:table-cell office:value-type="float" office:value="0">
            <text:p/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001">
            <text:p>8001</text:p>
          </table:table-cell>
          <table:table-cell office:value-type="float" office:value="8506">
            <text:p>8506</text:p>
          </table:table-cell>
          <table:table-cell office:value-type="float" office:value="6.1305e-06">
            <text:p>6.1305e-06</text:p>
          </table:table-cell>
          <table:table-cell office:value-type="float" office:value="1.2453e-06">
            <text:p>1.245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001">
            <text:p>8001</text:p>
          </table:table-cell>
          <table:table-cell office:value-type="float" office:value="8507">
            <text:p>8507</text:p>
          </table:table-cell>
          <table:table-cell office:value-type="float" office:value="2.6073e-07">
            <text:p>2.6073e-07</text:p>
          </table:table-cell>
          <table:table-cell office:value-type="float" office:value="3.3522e-07">
            <text:p>3.3522e-07</text:p>
          </table:table-cell>
          <table:table-cell office:value-type="float" office:value="0">
            <text:p/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002">
            <text:p>8002</text:p>
          </table:table-cell>
          <table:table-cell office:value-type="float" office:value="8485">
            <text:p>8485</text:p>
          </table:table-cell>
          <table:table-cell office:value-type="float" office:value="1.5188e-05">
            <text:p>1.5188e-05</text:p>
          </table:table-cell>
          <table:table-cell office:value-type="float" office:value="3.085e-06">
            <text:p>3.08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002">
            <text:p>8002</text:p>
          </table:table-cell>
          <table:table-cell office:value-type="float" office:value="8498">
            <text:p>8498</text:p>
          </table:table-cell>
          <table:table-cell office:value-type="float" office:value="5.8568e-06">
            <text:p>5.8568e-06</text:p>
          </table:table-cell>
          <table:table-cell office:value-type="float" office:value="3.2212e-06">
            <text:p>3.2212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003">
            <text:p>8003</text:p>
          </table:table-cell>
          <table:table-cell office:value-type="float" office:value="8476">
            <text:p>8476</text:p>
          </table:table-cell>
          <table:table-cell office:value-type="float" office:value="3.991e-05">
            <text:p>3.991e-05</text:p>
          </table:table-cell>
          <table:table-cell office:value-type="float" office:value="8.1065e-06">
            <text:p>8.106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004">
            <text:p>8004</text:p>
          </table:table-cell>
          <table:table-cell office:value-type="float" office:value="8431">
            <text:p>8431</text:p>
          </table:table-cell>
          <table:table-cell office:value-type="float" office:value="3.4978e-06">
            <text:p>3.4978e-06</text:p>
          </table:table-cell>
          <table:table-cell office:value-type="float" office:value="1.9237e-06">
            <text:p>1.9237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004">
            <text:p>8004</text:p>
          </table:table-cell>
          <table:table-cell office:value-type="float" office:value="8437">
            <text:p>8437</text:p>
          </table:table-cell>
          <table:table-cell office:value-type="float" office:value="2.5998e-05">
            <text:p>2.5998e-05</text:p>
          </table:table-cell>
          <table:table-cell office:value-type="float" office:value="5.281e-06">
            <text:p>5.281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004">
            <text:p>8004</text:p>
          </table:table-cell>
          <table:table-cell office:value-type="float" office:value="8458">
            <text:p>8458</text:p>
          </table:table-cell>
          <table:table-cell office:value-type="float" office:value="1.7403e-05">
            <text:p>1.7403e-05</text:p>
          </table:table-cell>
          <table:table-cell office:value-type="float" office:value="3.535e-06">
            <text:p>3.53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004">
            <text:p>8004</text:p>
          </table:table-cell>
          <table:table-cell office:value-type="float" office:value="8461">
            <text:p>8461</text:p>
          </table:table-cell>
          <table:table-cell office:value-type="float" office:value="5.135e-06">
            <text:p>5.135e-06</text:p>
          </table:table-cell>
          <table:table-cell office:value-type="float" office:value="4.2792e-06">
            <text:p>4.2792e-06</text:p>
          </table:table-cell>
          <table:table-cell office:value-type="float" office:value="0">
            <text:p/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005">
            <text:p>8005</text:p>
          </table:table-cell>
          <table:table-cell office:value-type="float" office:value="8424">
            <text:p>8424</text:p>
          </table:table-cell>
          <table:table-cell office:value-type="float" office:value="1.7302e-05">
            <text:p>1.7302e-05</text:p>
          </table:table-cell>
          <table:table-cell office:value-type="float" office:value="3.5145e-06">
            <text:p>3.514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006">
            <text:p>8006</text:p>
          </table:table-cell>
          <table:table-cell office:value-type="float" office:value="8435">
            <text:p>8435</text:p>
          </table:table-cell>
          <table:table-cell office:value-type="float" office:value="2.659e-05">
            <text:p>2.659e-05</text:p>
          </table:table-cell>
          <table:table-cell office:value-type="float" office:value="5.401e-06">
            <text:p>5.401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007">
            <text:p>8007</text:p>
          </table:table-cell>
          <table:table-cell office:value-type="float" office:value="8444">
            <text:p>8444</text:p>
          </table:table-cell>
          <table:table-cell office:value-type="float" office:value="5.149e-05">
            <text:p>5.149e-05</text:p>
          </table:table-cell>
          <table:table-cell office:value-type="float" office:value="1.0459e-05">
            <text:p>1.0459e-05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007">
            <text:p>8007</text:p>
          </table:table-cell>
          <table:table-cell office:value-type="float" office:value="8447">
            <text:p>8447</text:p>
          </table:table-cell>
          <table:table-cell office:value-type="float" office:value="2.9317e-05">
            <text:p>2.9317e-05</text:p>
          </table:table-cell>
          <table:table-cell office:value-type="float" office:value="5.955e-06">
            <text:p>5.95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395">
            <text:p>8395</text:p>
          </table:table-cell>
          <table:table-cell office:value-type="float" office:value="8396">
            <text:p>8396</text:p>
          </table:table-cell>
          <table:table-cell office:value-type="float" office:value="3.8093e-05">
            <text:p>3.8093e-05</text:p>
          </table:table-cell>
          <table:table-cell office:value-type="float" office:value="7.7375e-06">
            <text:p>7.737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396">
            <text:p>8396</text:p>
          </table:table-cell>
          <table:table-cell office:value-type="float" office:value="8397">
            <text:p>8397</text:p>
          </table:table-cell>
          <table:table-cell office:value-type="float" office:value="6.6415e-05">
            <text:p>6.6415e-05</text:p>
          </table:table-cell>
          <table:table-cell office:value-type="float" office:value="1.3491e-05">
            <text:p>1.3491e-05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396">
            <text:p>8396</text:p>
          </table:table-cell>
          <table:table-cell office:value-type="float" office:value="8398">
            <text:p>8398</text:p>
          </table:table-cell>
          <table:table-cell office:value-type="float" office:value="8.9848e-05">
            <text:p>8.9848e-05</text:p>
          </table:table-cell>
          <table:table-cell office:value-type="float" office:value="1.825e-05">
            <text:p>1.825e-05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398">
            <text:p>8398</text:p>
          </table:table-cell>
          <table:table-cell office:value-type="float" office:value="8399">
            <text:p>8399</text:p>
          </table:table-cell>
          <table:table-cell office:value-type="float" office:value="1.8169e-05">
            <text:p>1.8169e-05</text:p>
          </table:table-cell>
          <table:table-cell office:value-type="float" office:value="3.6908e-06">
            <text:p>3.690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398">
            <text:p>8398</text:p>
          </table:table-cell>
          <table:table-cell office:value-type="float" office:value="8403">
            <text:p>8403</text:p>
          </table:table-cell>
          <table:table-cell office:value-type="float" office:value="3.1263e-05">
            <text:p>3.1263e-05</text:p>
          </table:table-cell>
          <table:table-cell office:value-type="float" office:value="6.3502e-06">
            <text:p>6.3502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01">
            <text:p>8401</text:p>
          </table:table-cell>
          <table:table-cell office:value-type="float" office:value="8402">
            <text:p>8402</text:p>
          </table:table-cell>
          <table:table-cell office:value-type="float" office:value="1.3633e-05">
            <text:p>1.3633e-05</text:p>
          </table:table-cell>
          <table:table-cell office:value-type="float" office:value="7.498e-06">
            <text:p>7.498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01">
            <text:p>8401</text:p>
          </table:table-cell>
          <table:table-cell office:value-type="float" office:value="8412">
            <text:p>8412</text:p>
          </table:table-cell>
          <table:table-cell office:value-type="float" office:value="3.145e-05">
            <text:p>3.145e-05</text:p>
          </table:table-cell>
          <table:table-cell office:value-type="float" office:value="6.388e-06">
            <text:p>6.38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03">
            <text:p>8403</text:p>
          </table:table-cell>
          <table:table-cell office:value-type="float" office:value="8407">
            <text:p>8407</text:p>
          </table:table-cell>
          <table:table-cell office:value-type="float" office:value="2.9492e-05">
            <text:p>2.9492e-05</text:p>
          </table:table-cell>
          <table:table-cell office:value-type="float" office:value="5.991e-06">
            <text:p>5.991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03">
            <text:p>8403</text:p>
          </table:table-cell>
          <table:table-cell office:value-type="float" office:value="8413">
            <text:p>8413</text:p>
          </table:table-cell>
          <table:table-cell office:value-type="float" office:value="4.943e-05">
            <text:p>4.943e-05</text:p>
          </table:table-cell>
          <table:table-cell office:value-type="float" office:value="1.0041e-05">
            <text:p>1.0041e-05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04">
            <text:p>8404</text:p>
          </table:table-cell>
          <table:table-cell office:value-type="float" office:value="8405">
            <text:p>8405</text:p>
          </table:table-cell>
          <table:table-cell office:value-type="float" office:value="3.0835e-05">
            <text:p>3.0835e-05</text:p>
          </table:table-cell>
          <table:table-cell office:value-type="float" office:value="6.2632e-06">
            <text:p>6.2632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04">
            <text:p>8404</text:p>
          </table:table-cell>
          <table:table-cell office:value-type="float" office:value="8406">
            <text:p>8406</text:p>
          </table:table-cell>
          <table:table-cell office:value-type="float" office:value="4.0335e-05">
            <text:p>4.0335e-05</text:p>
          </table:table-cell>
          <table:table-cell office:value-type="float" office:value="8.193e-06">
            <text:p>8.19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05">
            <text:p>8405</text:p>
          </table:table-cell>
          <table:table-cell office:value-type="float" office:value="8410">
            <text:p>8410</text:p>
          </table:table-cell>
          <table:table-cell office:value-type="float" office:value="1.9443e-05">
            <text:p>1.9443e-05</text:p>
          </table:table-cell>
          <table:table-cell office:value-type="float" office:value="3.9495e-06">
            <text:p>3.949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05">
            <text:p>8405</text:p>
          </table:table-cell>
          <table:table-cell office:value-type="float" office:value="8414">
            <text:p>8414</text:p>
          </table:table-cell>
          <table:table-cell office:value-type="float" office:value="1.7664e-05">
            <text:p>1.7664e-05</text:p>
          </table:table-cell>
          <table:table-cell office:value-type="float" office:value="3.588e-06">
            <text:p>3.58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06">
            <text:p>8406</text:p>
          </table:table-cell>
          <table:table-cell office:value-type="float" office:value="8409">
            <text:p>8409</text:p>
          </table:table-cell>
          <table:table-cell office:value-type="float" office:value="4.3675e-05">
            <text:p>4.3675e-05</text:p>
          </table:table-cell>
          <table:table-cell office:value-type="float" office:value="8.8718e-06">
            <text:p>8.871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07">
            <text:p>8407</text:p>
          </table:table-cell>
          <table:table-cell office:value-type="float" office:value="8411">
            <text:p>8411</text:p>
          </table:table-cell>
          <table:table-cell office:value-type="float" office:value="3.0602e-05">
            <text:p>3.0602e-05</text:p>
          </table:table-cell>
          <table:table-cell office:value-type="float" office:value="6.216e-06">
            <text:p>6.216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08">
            <text:p>8408</text:p>
          </table:table-cell>
          <table:table-cell office:value-type="float" office:value="8409">
            <text:p>8409</text:p>
          </table:table-cell>
          <table:table-cell office:value-type="float" office:value="1.6917e-05">
            <text:p>1.6917e-05</text:p>
          </table:table-cell>
          <table:table-cell office:value-type="float" office:value="3.4365e-06">
            <text:p>3.436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08">
            <text:p>8408</text:p>
          </table:table-cell>
          <table:table-cell office:value-type="float" office:value="8418">
            <text:p>8418</text:p>
          </table:table-cell>
          <table:table-cell office:value-type="float" office:value="3.3135e-05">
            <text:p>3.3135e-05</text:p>
          </table:table-cell>
          <table:table-cell office:value-type="float" office:value="6.7305e-06">
            <text:p>6.730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13">
            <text:p>8413</text:p>
          </table:table-cell>
          <table:table-cell office:value-type="float" office:value="8415">
            <text:p>8415</text:p>
          </table:table-cell>
          <table:table-cell office:value-type="float" office:value="5.4715e-06">
            <text:p>5.4715e-06</text:p>
          </table:table-cell>
          <table:table-cell office:value-type="float" office:value="3.0095e-06">
            <text:p>3.0095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13">
            <text:p>8413</text:p>
          </table:table-cell>
          <table:table-cell office:value-type="float" office:value="8416">
            <text:p>8416</text:p>
          </table:table-cell>
          <table:table-cell office:value-type="float" office:value="4.9703e-05">
            <text:p>4.9703e-05</text:p>
          </table:table-cell>
          <table:table-cell office:value-type="float" office:value="1.0096e-05">
            <text:p>1.0096e-05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14">
            <text:p>8414</text:p>
          </table:table-cell>
          <table:table-cell office:value-type="float" office:value="8417">
            <text:p>8417</text:p>
          </table:table-cell>
          <table:table-cell office:value-type="float" office:value="3.6962e-05">
            <text:p>3.6962e-05</text:p>
          </table:table-cell>
          <table:table-cell office:value-type="float" office:value="7.508e-06">
            <text:p>7.50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15">
            <text:p>8415</text:p>
          </table:table-cell>
          <table:table-cell office:value-type="float" office:value="8419">
            <text:p>8419</text:p>
          </table:table-cell>
          <table:table-cell office:value-type="float" office:value="7.0347e-06">
            <text:p>7.0347e-06</text:p>
          </table:table-cell>
          <table:table-cell office:value-type="float" office:value="3.8693e-06">
            <text:p>3.8693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17">
            <text:p>8417</text:p>
          </table:table-cell>
          <table:table-cell office:value-type="float" office:value="8422">
            <text:p>8422</text:p>
          </table:table-cell>
          <table:table-cell office:value-type="float" office:value="2.4555e-05">
            <text:p>2.4555e-05</text:p>
          </table:table-cell>
          <table:table-cell office:value-type="float" office:value="4.9877e-06">
            <text:p>4.9877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19">
            <text:p>8419</text:p>
          </table:table-cell>
          <table:table-cell office:value-type="float" office:value="8420">
            <text:p>8420</text:p>
          </table:table-cell>
          <table:table-cell office:value-type="float" office:value="9.7692e-06">
            <text:p>9.7692e-06</text:p>
          </table:table-cell>
          <table:table-cell office:value-type="float" office:value="5.373e-06">
            <text:p>5.373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20">
            <text:p>8420</text:p>
          </table:table-cell>
          <table:table-cell office:value-type="float" office:value="8429">
            <text:p>8429</text:p>
          </table:table-cell>
          <table:table-cell office:value-type="float" office:value="7.7308e-06">
            <text:p>7.7308e-06</text:p>
          </table:table-cell>
          <table:table-cell office:value-type="float" office:value="4.252e-06">
            <text:p>4.252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20">
            <text:p>8420</text:p>
          </table:table-cell>
          <table:table-cell office:value-type="float" office:value="8445">
            <text:p>8445</text:p>
          </table:table-cell>
          <table:table-cell office:value-type="float" office:value="1.4758e-05">
            <text:p>1.4758e-05</text:p>
          </table:table-cell>
          <table:table-cell office:value-type="float" office:value="2.9977e-06">
            <text:p>2.9977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21">
            <text:p>8421</text:p>
          </table:table-cell>
          <table:table-cell office:value-type="float" office:value="8422">
            <text:p>8422</text:p>
          </table:table-cell>
          <table:table-cell office:value-type="float" office:value="2.0426e-05">
            <text:p>2.0426e-05</text:p>
          </table:table-cell>
          <table:table-cell office:value-type="float" office:value="4.149e-06">
            <text:p>4.149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21">
            <text:p>8421</text:p>
          </table:table-cell>
          <table:table-cell office:value-type="float" office:value="8423">
            <text:p>8423</text:p>
          </table:table-cell>
          <table:table-cell office:value-type="float" office:value="2.9535e-05">
            <text:p>2.9535e-05</text:p>
          </table:table-cell>
          <table:table-cell office:value-type="float" office:value="5.9993e-06">
            <text:p>5.999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22">
            <text:p>8422</text:p>
          </table:table-cell>
          <table:table-cell office:value-type="float" office:value="8430">
            <text:p>8430</text:p>
          </table:table-cell>
          <table:table-cell office:value-type="float" office:value="5.7722e-06">
            <text:p>5.7722e-06</text:p>
          </table:table-cell>
          <table:table-cell office:value-type="float" office:value="3.1748e-06">
            <text:p>3.1748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23">
            <text:p>8423</text:p>
          </table:table-cell>
          <table:table-cell office:value-type="float" office:value="8435">
            <text:p>8435</text:p>
          </table:table-cell>
          <table:table-cell office:value-type="float" office:value="1.8485e-05">
            <text:p>1.8485e-05</text:p>
          </table:table-cell>
          <table:table-cell office:value-type="float" office:value="3.7547e-06">
            <text:p>3.7547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26">
            <text:p>8426</text:p>
          </table:table-cell>
          <table:table-cell office:value-type="float" office:value="8427">
            <text:p>8427</text:p>
          </table:table-cell>
          <table:table-cell office:value-type="float" office:value="4.9995e-05">
            <text:p>4.9995e-05</text:p>
          </table:table-cell>
          <table:table-cell office:value-type="float" office:value="1.0156e-05">
            <text:p>1.0156e-05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27">
            <text:p>8427</text:p>
          </table:table-cell>
          <table:table-cell office:value-type="float" office:value="8434">
            <text:p>8434</text:p>
          </table:table-cell>
          <table:table-cell office:value-type="float" office:value="2.299e-05">
            <text:p>2.299e-05</text:p>
          </table:table-cell>
          <table:table-cell office:value-type="float" office:value="4.6697e-06">
            <text:p>4.6697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27">
            <text:p>8427</text:p>
          </table:table-cell>
          <table:table-cell office:value-type="float" office:value="8449">
            <text:p>8449</text:p>
          </table:table-cell>
          <table:table-cell office:value-type="float" office:value="4.012e-05">
            <text:p>4.012e-05</text:p>
          </table:table-cell>
          <table:table-cell office:value-type="float" office:value="8.1492e-06">
            <text:p>8.1492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28">
            <text:p>8428</text:p>
          </table:table-cell>
          <table:table-cell office:value-type="float" office:value="8429">
            <text:p>8429</text:p>
          </table:table-cell>
          <table:table-cell office:value-type="float" office:value="6.0028e-05">
            <text:p>6.0028e-05</text:p>
          </table:table-cell>
          <table:table-cell office:value-type="float" office:value="1.2193e-05">
            <text:p>1.2193e-05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29">
            <text:p>8429</text:p>
          </table:table-cell>
          <table:table-cell office:value-type="float" office:value="8456">
            <text:p>8456</text:p>
          </table:table-cell>
          <table:table-cell office:value-type="float" office:value="6.4955e-05">
            <text:p>6.4955e-05</text:p>
          </table:table-cell>
          <table:table-cell office:value-type="float" office:value="1.3194e-05">
            <text:p>1.3194e-05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30">
            <text:p>8430</text:p>
          </table:table-cell>
          <table:table-cell office:value-type="float" office:value="8431">
            <text:p>8431</text:p>
          </table:table-cell>
          <table:table-cell office:value-type="float" office:value="8.0125e-06">
            <text:p>8.0125e-06</text:p>
          </table:table-cell>
          <table:table-cell office:value-type="float" office:value="4.4067e-06">
            <text:p>4.4067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32">
            <text:p>8432</text:p>
          </table:table-cell>
          <table:table-cell office:value-type="float" office:value="8433">
            <text:p>8433</text:p>
          </table:table-cell>
          <table:table-cell office:value-type="float" office:value="2.9373e-05">
            <text:p>2.9373e-05</text:p>
          </table:table-cell>
          <table:table-cell office:value-type="float" office:value="5.966e-06">
            <text:p>5.966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33">
            <text:p>8433</text:p>
          </table:table-cell>
          <table:table-cell office:value-type="float" office:value="8440">
            <text:p>8440</text:p>
          </table:table-cell>
          <table:table-cell office:value-type="float" office:value="3.6743e-05">
            <text:p>3.6743e-05</text:p>
          </table:table-cell>
          <table:table-cell office:value-type="float" office:value="7.4633e-06">
            <text:p>7.463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34">
            <text:p>8434</text:p>
          </table:table-cell>
          <table:table-cell office:value-type="float" office:value="8450">
            <text:p>8450</text:p>
          </table:table-cell>
          <table:table-cell office:value-type="float" office:value="2.1138e-05">
            <text:p>2.1138e-05</text:p>
          </table:table-cell>
          <table:table-cell office:value-type="float" office:value="2.7177e-05">
            <text:p>2.7177e-05</text:p>
          </table:table-cell>
          <table:table-cell office:value-type="float" office:value="0">
            <text:p/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34">
            <text:p>8434</text:p>
          </table:table-cell>
          <table:table-cell office:value-type="float" office:value="8451">
            <text:p>8451</text:p>
          </table:table-cell>
          <table:table-cell office:value-type="float" office:value="2.3085e-06">
            <text:p>2.3085e-06</text:p>
          </table:table-cell>
          <table:table-cell office:value-type="float" office:value="2.968e-06">
            <text:p>2.968e-06</text:p>
          </table:table-cell>
          <table:table-cell office:value-type="float" office:value="0">
            <text:p/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36">
            <text:p>8436</text:p>
          </table:table-cell>
          <table:table-cell office:value-type="float" office:value="8437">
            <text:p>8437</text:p>
          </table:table-cell>
          <table:table-cell office:value-type="float" office:value="2.9295e-05">
            <text:p>2.9295e-05</text:p>
          </table:table-cell>
          <table:table-cell office:value-type="float" office:value="5.9505e-06">
            <text:p>5.950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36">
            <text:p>8436</text:p>
          </table:table-cell>
          <table:table-cell office:value-type="float" office:value="8453">
            <text:p>8453</text:p>
          </table:table-cell>
          <table:table-cell office:value-type="float" office:value="2.1023e-05">
            <text:p>2.1023e-05</text:p>
          </table:table-cell>
          <table:table-cell office:value-type="float" office:value="4.2703e-06">
            <text:p>4.270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37">
            <text:p>8437</text:p>
          </table:table-cell>
          <table:table-cell office:value-type="float" office:value="8439">
            <text:p>8439</text:p>
          </table:table-cell>
          <table:table-cell office:value-type="float" office:value="1.7923e-05">
            <text:p>1.7923e-05</text:p>
          </table:table-cell>
          <table:table-cell office:value-type="float" office:value="3.6405e-06">
            <text:p>3.640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40">
            <text:p>8440</text:p>
          </table:table-cell>
          <table:table-cell office:value-type="float" office:value="8441">
            <text:p>8441</text:p>
          </table:table-cell>
          <table:table-cell office:value-type="float" office:value="2.7622e-05">
            <text:p>2.7622e-05</text:p>
          </table:table-cell>
          <table:table-cell office:value-type="float" office:value="5.6107e-06">
            <text:p>5.6107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41">
            <text:p>8441</text:p>
          </table:table-cell>
          <table:table-cell office:value-type="float" office:value="8446">
            <text:p>8446</text:p>
          </table:table-cell>
          <table:table-cell office:value-type="float" office:value="1.9408e-05">
            <text:p>1.9408e-05</text:p>
          </table:table-cell>
          <table:table-cell office:value-type="float" office:value="3.9423e-06">
            <text:p>3.942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42">
            <text:p>8442</text:p>
          </table:table-cell>
          <table:table-cell office:value-type="float" office:value="8443">
            <text:p>8443</text:p>
          </table:table-cell>
          <table:table-cell office:value-type="float" office:value="2.6375e-05">
            <text:p>2.6375e-05</text:p>
          </table:table-cell>
          <table:table-cell office:value-type="float" office:value="5.3573e-06">
            <text:p>5.357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42">
            <text:p>8442</text:p>
          </table:table-cell>
          <table:table-cell office:value-type="float" office:value="8447">
            <text:p>8447</text:p>
          </table:table-cell>
          <table:table-cell office:value-type="float" office:value="3.191e-05">
            <text:p>3.191e-05</text:p>
          </table:table-cell>
          <table:table-cell office:value-type="float" office:value="6.4818e-06">
            <text:p>6.481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43">
            <text:p>8443</text:p>
          </table:table-cell>
          <table:table-cell office:value-type="float" office:value="8448">
            <text:p>8448</text:p>
          </table:table-cell>
          <table:table-cell office:value-type="float" office:value="1.3926e-05">
            <text:p>1.3926e-05</text:p>
          </table:table-cell>
          <table:table-cell office:value-type="float" office:value="7.6592e-06">
            <text:p>7.6592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43">
            <text:p>8443</text:p>
          </table:table-cell>
          <table:table-cell office:value-type="float" office:value="8449">
            <text:p>8449</text:p>
          </table:table-cell>
          <table:table-cell office:value-type="float" office:value="2.7865e-05">
            <text:p>2.7865e-05</text:p>
          </table:table-cell>
          <table:table-cell office:value-type="float" office:value="5.66e-06">
            <text:p>5.66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43">
            <text:p>8443</text:p>
          </table:table-cell>
          <table:table-cell office:value-type="float" office:value="8459">
            <text:p>8459</text:p>
          </table:table-cell>
          <table:table-cell office:value-type="float" office:value="1.5825e-05">
            <text:p>1.5825e-05</text:p>
          </table:table-cell>
          <table:table-cell office:value-type="float" office:value="3.2143e-06">
            <text:p>3.214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46">
            <text:p>8446</text:p>
          </table:table-cell>
          <table:table-cell office:value-type="float" office:value="8452">
            <text:p>8452</text:p>
          </table:table-cell>
          <table:table-cell office:value-type="float" office:value="1.3948e-05">
            <text:p>1.3948e-05</text:p>
          </table:table-cell>
          <table:table-cell office:value-type="float" office:value="7.6715e-06">
            <text:p>7.6715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48">
            <text:p>8448</text:p>
          </table:table-cell>
          <table:table-cell office:value-type="float" office:value="8475">
            <text:p>8475</text:p>
          </table:table-cell>
          <table:table-cell office:value-type="float" office:value="9.8672e-06">
            <text:p>9.8672e-06</text:p>
          </table:table-cell>
          <table:table-cell office:value-type="float" office:value="5.427e-06">
            <text:p>5.427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50">
            <text:p>8450</text:p>
          </table:table-cell>
          <table:table-cell office:value-type="float" office:value="8513">
            <text:p>8513</text:p>
          </table:table-cell>
          <table:table-cell office:value-type="float" office:value="1.7468e-05">
            <text:p>1.7468e-05</text:p>
          </table:table-cell>
          <table:table-cell office:value-type="float" office:value="1.4557e-05">
            <text:p>1.4557e-05</text:p>
          </table:table-cell>
          <table:table-cell office:value-type="float" office:value="0">
            <text:p/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50">
            <text:p>8450</text:p>
          </table:table-cell>
          <table:table-cell office:value-type="float" office:value="8520">
            <text:p>8520</text:p>
          </table:table-cell>
          <table:table-cell office:value-type="float" office:value="9.001e-09">
            <text:p>9.001e-09</text:p>
          </table:table-cell>
          <table:table-cell office:value-type="float" office:value="1.001e-08">
            <text:p>1.001e-08</text:p>
          </table:table-cell>
          <table:table-cell office:value-type="float" office:value="0">
            <text:p/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50">
            <text:p>8450</text:p>
          </table:table-cell>
          <table:table-cell office:value-type="float" office:value="8536">
            <text:p>8536</text:p>
          </table:table-cell>
          <table:table-cell office:value-type="float" office:value="8.5243e-06">
            <text:p>8.5243e-06</text:p>
          </table:table-cell>
          <table:table-cell office:value-type="float" office:value="7.1035e-06">
            <text:p>7.1035e-06</text:p>
          </table:table-cell>
          <table:table-cell office:value-type="float" office:value="0">
            <text:p/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50">
            <text:p>8450</text:p>
          </table:table-cell>
          <table:table-cell office:value-type="float" office:value="8577">
            <text:p>8577</text:p>
          </table:table-cell>
          <table:table-cell office:value-type="float" office:value="1.4652e-05">
            <text:p>1.4652e-05</text:p>
          </table:table-cell>
          <table:table-cell office:value-type="float" office:value="1.221e-05">
            <text:p>1.221e-05</text:p>
          </table:table-cell>
          <table:table-cell office:value-type="float" office:value="0">
            <text:p/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50">
            <text:p>8450</text:p>
          </table:table-cell>
          <table:table-cell office:value-type="float" office:value="8613">
            <text:p>8613</text:p>
          </table:table-cell>
          <table:table-cell office:value-type="float" office:value="1.3978e-05">
            <text:p>1.3978e-05</text:p>
          </table:table-cell>
          <table:table-cell office:value-type="float" office:value="1.7971e-05">
            <text:p>1.7971e-05</text:p>
          </table:table-cell>
          <table:table-cell office:value-type="float" office:value="0">
            <text:p/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50">
            <text:p>8450</text:p>
          </table:table-cell>
          <table:table-cell office:value-type="float" office:value="8786">
            <text:p>8786</text:p>
          </table:table-cell>
          <table:table-cell office:value-type="float" office:value="2.5e-06">
            <text:p>2.5e-06</text:p>
          </table:table-cell>
          <table:table-cell office:value-type="float" office:value="8.3333e-05">
            <text:p>8.3333e-05</text:p>
          </table:table-cell>
          <table:table-cell office:value-type="float" office:value="0">
            <text:p/>
          </table:table-cell>
          <table:table-cell office:value-type="float" office:value="120.0">
            <text:p>120.0</text:p>
          </table:table-cell>
          <table:table-cell office:value-type="float" office:value="120.0">
            <text:p>120.0</text:p>
          </table:table-cell>
          <table:table-cell office:value-type="float" office:value="120.0">
            <text:p>120.0</text:p>
          </table:table-cell>
          <table:table-cell office:value-type="float" office:value="0.9573">
            <text:p>0.957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52">
            <text:p>8452</text:p>
          </table:table-cell>
          <table:table-cell office:value-type="float" office:value="8466">
            <text:p>8466</text:p>
          </table:table-cell>
          <table:table-cell office:value-type="float" office:value="2.305e-05">
            <text:p>2.305e-05</text:p>
          </table:table-cell>
          <table:table-cell office:value-type="float" office:value="4.682e-06">
            <text:p>4.682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52">
            <text:p>8452</text:p>
          </table:table-cell>
          <table:table-cell office:value-type="float" office:value="8471">
            <text:p>8471</text:p>
          </table:table-cell>
          <table:table-cell office:value-type="float" office:value="1.6605e-05">
            <text:p>1.6605e-05</text:p>
          </table:table-cell>
          <table:table-cell office:value-type="float" office:value="9.1327e-06">
            <text:p>9.1327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53">
            <text:p>8453</text:p>
          </table:table-cell>
          <table:table-cell office:value-type="float" office:value="8460">
            <text:p>8460</text:p>
          </table:table-cell>
          <table:table-cell office:value-type="float" office:value="1.745e-05">
            <text:p>1.745e-05</text:p>
          </table:table-cell>
          <table:table-cell office:value-type="float" office:value="3.5445e-06">
            <text:p>3.544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53">
            <text:p>8453</text:p>
          </table:table-cell>
          <table:table-cell office:value-type="float" office:value="8481">
            <text:p>8481</text:p>
          </table:table-cell>
          <table:table-cell office:value-type="float" office:value="1.733e-05">
            <text:p>1.733e-05</text:p>
          </table:table-cell>
          <table:table-cell office:value-type="float" office:value="9.5318e-06">
            <text:p>9.5318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54">
            <text:p>8454</text:p>
          </table:table-cell>
          <table:table-cell office:value-type="float" office:value="8455">
            <text:p>8455</text:p>
          </table:table-cell>
          <table:table-cell office:value-type="float" office:value="4.026e-05">
            <text:p>4.026e-05</text:p>
          </table:table-cell>
          <table:table-cell office:value-type="float" office:value="8.1777e-06">
            <text:p>8.1777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55">
            <text:p>8455</text:p>
          </table:table-cell>
          <table:table-cell office:value-type="float" office:value="8470">
            <text:p>8470</text:p>
          </table:table-cell>
          <table:table-cell office:value-type="float" office:value="6.0525e-05">
            <text:p>6.0525e-05</text:p>
          </table:table-cell>
          <table:table-cell office:value-type="float" office:value="1.2295e-05">
            <text:p>1.2295e-05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59">
            <text:p>8459</text:p>
          </table:table-cell>
          <table:table-cell office:value-type="float" office:value="8465">
            <text:p>8465</text:p>
          </table:table-cell>
          <table:table-cell office:value-type="float" office:value="2.2779e-05">
            <text:p>2.2779e-05</text:p>
          </table:table-cell>
          <table:table-cell office:value-type="float" office:value="4.627e-06">
            <text:p>4.627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61">
            <text:p>8461</text:p>
          </table:table-cell>
          <table:table-cell office:value-type="float" office:value="8462">
            <text:p>8462</text:p>
          </table:table-cell>
          <table:table-cell office:value-type="float" office:value="1.3318e-05">
            <text:p>1.3318e-05</text:p>
          </table:table-cell>
          <table:table-cell office:value-type="float" office:value="1.1098e-05">
            <text:p>1.1098e-05</text:p>
          </table:table-cell>
          <table:table-cell office:value-type="float" office:value="0">
            <text:p/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62">
            <text:p>8462</text:p>
          </table:table-cell>
          <table:table-cell office:value-type="float" office:value="8486">
            <text:p>8486</text:p>
          </table:table-cell>
          <table:table-cell office:value-type="float" office:value="1.8224e-05">
            <text:p>1.8224e-05</text:p>
          </table:table-cell>
          <table:table-cell office:value-type="float" office:value="1.5187e-05">
            <text:p>1.5187e-05</text:p>
          </table:table-cell>
          <table:table-cell office:value-type="float" office:value="0">
            <text:p/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63">
            <text:p>8463</text:p>
          </table:table-cell>
          <table:table-cell office:value-type="float" office:value="8464">
            <text:p>8464</text:p>
          </table:table-cell>
          <table:table-cell office:value-type="float" office:value="2.5847e-05">
            <text:p>2.5847e-05</text:p>
          </table:table-cell>
          <table:table-cell office:value-type="float" office:value="5.2505e-06">
            <text:p>5.250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64">
            <text:p>8464</text:p>
          </table:table-cell>
          <table:table-cell office:value-type="float" office:value="8467">
            <text:p>8467</text:p>
          </table:table-cell>
          <table:table-cell office:value-type="float" office:value="3.542e-05">
            <text:p>3.542e-05</text:p>
          </table:table-cell>
          <table:table-cell office:value-type="float" office:value="7.1948e-06">
            <text:p>7.194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65">
            <text:p>8465</text:p>
          </table:table-cell>
          <table:table-cell office:value-type="float" office:value="8472">
            <text:p>8472</text:p>
          </table:table-cell>
          <table:table-cell office:value-type="float" office:value="4.0593e-05">
            <text:p>4.0593e-05</text:p>
          </table:table-cell>
          <table:table-cell office:value-type="float" office:value="8.245e-06">
            <text:p>8.24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67">
            <text:p>8467</text:p>
          </table:table-cell>
          <table:table-cell office:value-type="float" office:value="8478">
            <text:p>8478</text:p>
          </table:table-cell>
          <table:table-cell office:value-type="float" office:value="1.6612e-05">
            <text:p>1.6612e-05</text:p>
          </table:table-cell>
          <table:table-cell office:value-type="float" office:value="3.3742e-06">
            <text:p>3.3742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68">
            <text:p>8468</text:p>
          </table:table-cell>
          <table:table-cell office:value-type="float" office:value="8469">
            <text:p>8469</text:p>
          </table:table-cell>
          <table:table-cell office:value-type="float" office:value="3.4363e-05">
            <text:p>3.4363e-05</text:p>
          </table:table-cell>
          <table:table-cell office:value-type="float" office:value="6.9798e-06">
            <text:p>6.979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69">
            <text:p>8469</text:p>
          </table:table-cell>
          <table:table-cell office:value-type="float" office:value="8474">
            <text:p>8474</text:p>
          </table:table-cell>
          <table:table-cell office:value-type="float" office:value="2.1309e-05">
            <text:p>2.1309e-05</text:p>
          </table:table-cell>
          <table:table-cell office:value-type="float" office:value="4.3282e-06">
            <text:p>4.3282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70">
            <text:p>8470</text:p>
          </table:table-cell>
          <table:table-cell office:value-type="float" office:value="8493">
            <text:p>8493</text:p>
          </table:table-cell>
          <table:table-cell office:value-type="float" office:value="2.9345e-05">
            <text:p>2.9345e-05</text:p>
          </table:table-cell>
          <table:table-cell office:value-type="float" office:value="5.9607e-06">
            <text:p>5.9607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71">
            <text:p>8471</text:p>
          </table:table-cell>
          <table:table-cell office:value-type="float" office:value="8496">
            <text:p>8496</text:p>
          </table:table-cell>
          <table:table-cell office:value-type="float" office:value="1.1529e-05">
            <text:p>1.1529e-05</text:p>
          </table:table-cell>
          <table:table-cell office:value-type="float" office:value="6.3408e-06">
            <text:p>6.3408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73">
            <text:p>8473</text:p>
          </table:table-cell>
          <table:table-cell office:value-type="float" office:value="8474">
            <text:p>8474</text:p>
          </table:table-cell>
          <table:table-cell office:value-type="float" office:value="3.2558e-05">
            <text:p>3.2558e-05</text:p>
          </table:table-cell>
          <table:table-cell office:value-type="float" office:value="6.613e-06">
            <text:p>6.61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74">
            <text:p>8474</text:p>
          </table:table-cell>
          <table:table-cell office:value-type="float" office:value="8480">
            <text:p>8480</text:p>
          </table:table-cell>
          <table:table-cell office:value-type="float" office:value="2.6137e-05">
            <text:p>2.6137e-05</text:p>
          </table:table-cell>
          <table:table-cell office:value-type="float" office:value="5.309e-06">
            <text:p>5.309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75">
            <text:p>8475</text:p>
          </table:table-cell>
          <table:table-cell office:value-type="float" office:value="8479">
            <text:p>8479</text:p>
          </table:table-cell>
          <table:table-cell office:value-type="float" office:value="5.8178e-06">
            <text:p>5.8178e-06</text:p>
          </table:table-cell>
          <table:table-cell office:value-type="float" office:value="3.1998e-06">
            <text:p>3.1998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76">
            <text:p>8476</text:p>
          </table:table-cell>
          <table:table-cell office:value-type="float" office:value="8477">
            <text:p>8477</text:p>
          </table:table-cell>
          <table:table-cell office:value-type="float" office:value="2.2691e-05">
            <text:p>2.2691e-05</text:p>
          </table:table-cell>
          <table:table-cell office:value-type="float" office:value="4.6093e-06">
            <text:p>4.609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76">
            <text:p>8476</text:p>
          </table:table-cell>
          <table:table-cell office:value-type="float" office:value="8483">
            <text:p>8483</text:p>
          </table:table-cell>
          <table:table-cell office:value-type="float" office:value="3.7135e-05">
            <text:p>3.7135e-05</text:p>
          </table:table-cell>
          <table:table-cell office:value-type="float" office:value="7.543e-06">
            <text:p>7.54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77">
            <text:p>8477</text:p>
          </table:table-cell>
          <table:table-cell office:value-type="float" office:value="8485">
            <text:p>8485</text:p>
          </table:table-cell>
          <table:table-cell office:value-type="float" office:value="3.2505e-05">
            <text:p>3.2505e-05</text:p>
          </table:table-cell>
          <table:table-cell office:value-type="float" office:value="6.6027e-06">
            <text:p>6.6027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78">
            <text:p>8478</text:p>
          </table:table-cell>
          <table:table-cell office:value-type="float" office:value="8479">
            <text:p>8479</text:p>
          </table:table-cell>
          <table:table-cell office:value-type="float" office:value="3.146e-05">
            <text:p>3.146e-05</text:p>
          </table:table-cell>
          <table:table-cell office:value-type="float" office:value="6.3905e-06">
            <text:p>6.390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79">
            <text:p>8479</text:p>
          </table:table-cell>
          <table:table-cell office:value-type="float" office:value="8484">
            <text:p>8484</text:p>
          </table:table-cell>
          <table:table-cell office:value-type="float" office:value="8.4283e-06">
            <text:p>8.4283e-06</text:p>
          </table:table-cell>
          <table:table-cell office:value-type="float" office:value="4.6355e-06">
            <text:p>4.6355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80">
            <text:p>8480</text:p>
          </table:table-cell>
          <table:table-cell office:value-type="float" office:value="8498">
            <text:p>8498</text:p>
          </table:table-cell>
          <table:table-cell office:value-type="float" office:value="4.2955e-05">
            <text:p>4.2955e-05</text:p>
          </table:table-cell>
          <table:table-cell office:value-type="float" office:value="8.7252e-06">
            <text:p>8.7252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81">
            <text:p>8481</text:p>
          </table:table-cell>
          <table:table-cell office:value-type="float" office:value="8482">
            <text:p>8482</text:p>
          </table:table-cell>
          <table:table-cell office:value-type="float" office:value="1.6959e-05">
            <text:p>1.6959e-05</text:p>
          </table:table-cell>
          <table:table-cell office:value-type="float" office:value="3.4447e-06">
            <text:p>3.4447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82">
            <text:p>8482</text:p>
          </table:table-cell>
          <table:table-cell office:value-type="float" office:value="8491">
            <text:p>8491</text:p>
          </table:table-cell>
          <table:table-cell office:value-type="float" office:value="3.6005e-05">
            <text:p>3.6005e-05</text:p>
          </table:table-cell>
          <table:table-cell office:value-type="float" office:value="7.3138e-06">
            <text:p>7.313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84">
            <text:p>8484</text:p>
          </table:table-cell>
          <table:table-cell office:value-type="float" office:value="8497">
            <text:p>8497</text:p>
          </table:table-cell>
          <table:table-cell office:value-type="float" office:value="8.532e-06">
            <text:p>8.532e-06</text:p>
          </table:table-cell>
          <table:table-cell office:value-type="float" office:value="4.6928e-06">
            <text:p>4.6928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85">
            <text:p>8485</text:p>
          </table:table-cell>
          <table:table-cell office:value-type="float" office:value="8489">
            <text:p>8489</text:p>
          </table:table-cell>
          <table:table-cell office:value-type="float" office:value="1.564e-05">
            <text:p>1.564e-05</text:p>
          </table:table-cell>
          <table:table-cell office:value-type="float" office:value="3.1768e-06">
            <text:p>3.176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85">
            <text:p>8485</text:p>
          </table:table-cell>
          <table:table-cell office:value-type="float" office:value="8492">
            <text:p>8492</text:p>
          </table:table-cell>
          <table:table-cell office:value-type="float" office:value="3.066e-05">
            <text:p>3.066e-05</text:p>
          </table:table-cell>
          <table:table-cell office:value-type="float" office:value="6.2277e-06">
            <text:p>6.2277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86">
            <text:p>8486</text:p>
          </table:table-cell>
          <table:table-cell office:value-type="float" office:value="8524">
            <text:p>8524</text:p>
          </table:table-cell>
          <table:table-cell office:value-type="float" office:value="9.001e-09">
            <text:p>9.001e-09</text:p>
          </table:table-cell>
          <table:table-cell office:value-type="float" office:value="1.001e-08">
            <text:p>1.001e-08</text:p>
          </table:table-cell>
          <table:table-cell office:value-type="float" office:value="0">
            <text:p/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86">
            <text:p>8486</text:p>
          </table:table-cell>
          <table:table-cell office:value-type="float" office:value="8526">
            <text:p>8526</text:p>
          </table:table-cell>
          <table:table-cell office:value-type="float" office:value="3.5665e-06">
            <text:p>3.5665e-06</text:p>
          </table:table-cell>
          <table:table-cell office:value-type="float" office:value="4.5855e-06">
            <text:p>4.5855e-06</text:p>
          </table:table-cell>
          <table:table-cell office:value-type="float" office:value="0">
            <text:p/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86">
            <text:p>8486</text:p>
          </table:table-cell>
          <table:table-cell office:value-type="float" office:value="8548">
            <text:p>8548</text:p>
          </table:table-cell>
          <table:table-cell office:value-type="float" office:value="2.2299e-05">
            <text:p>2.2299e-05</text:p>
          </table:table-cell>
          <table:table-cell office:value-type="float" office:value="1.2264e-05">
            <text:p>1.2264e-05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86">
            <text:p>8486</text:p>
          </table:table-cell>
          <table:table-cell office:value-type="float" office:value="8596">
            <text:p>8596</text:p>
          </table:table-cell>
          <table:table-cell office:value-type="float" office:value="8.521e-06">
            <text:p>8.521e-06</text:p>
          </table:table-cell>
          <table:table-cell office:value-type="float" office:value="1.0956e-05">
            <text:p>1.0956e-05</text:p>
          </table:table-cell>
          <table:table-cell office:value-type="float" office:value="0">
            <text:p/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86">
            <text:p>8486</text:p>
          </table:table-cell>
          <table:table-cell office:value-type="float" office:value="8604">
            <text:p>8604</text:p>
          </table:table-cell>
          <table:table-cell office:value-type="float" office:value="1.3687e-05">
            <text:p>1.3687e-05</text:p>
          </table:table-cell>
          <table:table-cell office:value-type="float" office:value="1.7597e-05">
            <text:p>1.7597e-05</text:p>
          </table:table-cell>
          <table:table-cell office:value-type="float" office:value="0">
            <text:p/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86">
            <text:p>8486</text:p>
          </table:table-cell>
          <table:table-cell office:value-type="float" office:value="8787">
            <text:p>8787</text:p>
          </table:table-cell>
          <table:table-cell office:value-type="float" office:value="2.5e-06">
            <text:p>2.5e-06</text:p>
          </table:table-cell>
          <table:table-cell office:value-type="float" office:value="8.3333e-05">
            <text:p>8.3333e-05</text:p>
          </table:table-cell>
          <table:table-cell office:value-type="float" office:value="0">
            <text:p/>
          </table:table-cell>
          <table:table-cell office:value-type="float" office:value="120.0">
            <text:p>120.0</text:p>
          </table:table-cell>
          <table:table-cell office:value-type="float" office:value="120.0">
            <text:p>120.0</text:p>
          </table:table-cell>
          <table:table-cell office:value-type="float" office:value="120.0">
            <text:p>120.0</text:p>
          </table:table-cell>
          <table:table-cell office:value-type="float" office:value="0.97405">
            <text:p>0.974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87">
            <text:p>8487</text:p>
          </table:table-cell>
          <table:table-cell office:value-type="float" office:value="8488">
            <text:p>8488</text:p>
          </table:table-cell>
          <table:table-cell office:value-type="float" office:value="2.5495e-05">
            <text:p>2.5495e-05</text:p>
          </table:table-cell>
          <table:table-cell office:value-type="float" office:value="5.1788e-06">
            <text:p>5.178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88">
            <text:p>8488</text:p>
          </table:table-cell>
          <table:table-cell office:value-type="float" office:value="8506">
            <text:p>8506</text:p>
          </table:table-cell>
          <table:table-cell office:value-type="float" office:value="2.741e-05">
            <text:p>2.741e-05</text:p>
          </table:table-cell>
          <table:table-cell office:value-type="float" office:value="5.5678e-06">
            <text:p>5.567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89">
            <text:p>8489</text:p>
          </table:table-cell>
          <table:table-cell office:value-type="float" office:value="8508">
            <text:p>8508</text:p>
          </table:table-cell>
          <table:table-cell office:value-type="float" office:value="2.6925e-05">
            <text:p>2.6925e-05</text:p>
          </table:table-cell>
          <table:table-cell office:value-type="float" office:value="5.4693e-06">
            <text:p>5.469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90">
            <text:p>8490</text:p>
          </table:table-cell>
          <table:table-cell office:value-type="float" office:value="8491">
            <text:p>8491</text:p>
          </table:table-cell>
          <table:table-cell office:value-type="float" office:value="3.5243e-05">
            <text:p>3.5243e-05</text:p>
          </table:table-cell>
          <table:table-cell office:value-type="float" office:value="7.1587e-06">
            <text:p>7.1587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91">
            <text:p>8491</text:p>
          </table:table-cell>
          <table:table-cell office:value-type="float" office:value="8503">
            <text:p>8503</text:p>
          </table:table-cell>
          <table:table-cell office:value-type="float" office:value="3.0455e-05">
            <text:p>3.0455e-05</text:p>
          </table:table-cell>
          <table:table-cell office:value-type="float" office:value="6.1863e-06">
            <text:p>6.186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93">
            <text:p>8493</text:p>
          </table:table-cell>
          <table:table-cell office:value-type="float" office:value="8495">
            <text:p>8495</text:p>
          </table:table-cell>
          <table:table-cell office:value-type="float" office:value="5.8058e-06">
            <text:p>5.8058e-06</text:p>
          </table:table-cell>
          <table:table-cell office:value-type="float" office:value="4.838e-06">
            <text:p>4.838e-06</text:p>
          </table:table-cell>
          <table:table-cell office:value-type="float" office:value="0">
            <text:p/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93">
            <text:p>8493</text:p>
          </table:table-cell>
          <table:table-cell office:value-type="float" office:value="8496">
            <text:p>8496</text:p>
          </table:table-cell>
          <table:table-cell office:value-type="float" office:value="9.2998e-06">
            <text:p>9.2998e-06</text:p>
          </table:table-cell>
          <table:table-cell office:value-type="float" office:value="7.7497e-06">
            <text:p>7.7497e-06</text:p>
          </table:table-cell>
          <table:table-cell office:value-type="float" office:value="0">
            <text:p/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93">
            <text:p>8493</text:p>
          </table:table-cell>
          <table:table-cell office:value-type="float" office:value="8527">
            <text:p>8527</text:p>
          </table:table-cell>
          <table:table-cell office:value-type="float" office:value="5.806e-05">
            <text:p>5.806e-05</text:p>
          </table:table-cell>
          <table:table-cell office:value-type="float" office:value="1.1794e-05">
            <text:p>1.1794e-05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94">
            <text:p>8494</text:p>
          </table:table-cell>
          <table:table-cell office:value-type="float" office:value="8495">
            <text:p>8495</text:p>
          </table:table-cell>
          <table:table-cell office:value-type="float" office:value="1.4268e-05">
            <text:p>1.4268e-05</text:p>
          </table:table-cell>
          <table:table-cell office:value-type="float" office:value="2.8983e-06">
            <text:p>2.898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95">
            <text:p>8495</text:p>
          </table:table-cell>
          <table:table-cell office:value-type="float" office:value="8507">
            <text:p>8507</text:p>
          </table:table-cell>
          <table:table-cell office:value-type="float" office:value="4.88e-06">
            <text:p>4.88e-06</text:p>
          </table:table-cell>
          <table:table-cell office:value-type="float" office:value="4.0667e-06">
            <text:p>4.0667e-06</text:p>
          </table:table-cell>
          <table:table-cell office:value-type="float" office:value="0">
            <text:p/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96">
            <text:p>8496</text:p>
          </table:table-cell>
          <table:table-cell office:value-type="float" office:value="8500">
            <text:p>8500</text:p>
          </table:table-cell>
          <table:table-cell office:value-type="float" office:value="2.2748e-05">
            <text:p>2.2748e-05</text:p>
          </table:table-cell>
          <table:table-cell office:value-type="float" office:value="4.6205e-06">
            <text:p>4.620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97">
            <text:p>8497</text:p>
          </table:table-cell>
          <table:table-cell office:value-type="float" office:value="8502">
            <text:p>8502</text:p>
          </table:table-cell>
          <table:table-cell office:value-type="float" office:value="7.4352e-06">
            <text:p>7.4352e-06</text:p>
          </table:table-cell>
          <table:table-cell office:value-type="float" office:value="4.0895e-06">
            <text:p>4.0895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98">
            <text:p>8498</text:p>
          </table:table-cell>
          <table:table-cell office:value-type="float" office:value="8519">
            <text:p>8519</text:p>
          </table:table-cell>
          <table:table-cell office:value-type="float" office:value="7.7715e-06">
            <text:p>7.7715e-06</text:p>
          </table:table-cell>
          <table:table-cell office:value-type="float" office:value="4.2742e-06">
            <text:p>4.2742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98">
            <text:p>8498</text:p>
          </table:table-cell>
          <table:table-cell office:value-type="float" office:value="8523">
            <text:p>8523</text:p>
          </table:table-cell>
          <table:table-cell office:value-type="float" office:value="6.23e-06">
            <text:p>6.23e-06</text:p>
          </table:table-cell>
          <table:table-cell office:value-type="float" office:value="5.1917e-06">
            <text:p>5.1917e-06</text:p>
          </table:table-cell>
          <table:table-cell office:value-type="float" office:value="0">
            <text:p/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99">
            <text:p>8499</text:p>
          </table:table-cell>
          <table:table-cell office:value-type="float" office:value="8500">
            <text:p>8500</text:p>
          </table:table-cell>
          <table:table-cell office:value-type="float" office:value="2.2083e-05">
            <text:p>2.2083e-05</text:p>
          </table:table-cell>
          <table:table-cell office:value-type="float" office:value="4.4855e-06">
            <text:p>4.485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499">
            <text:p>8499</text:p>
          </table:table-cell>
          <table:table-cell office:value-type="float" office:value="8501">
            <text:p>8501</text:p>
          </table:table-cell>
          <table:table-cell office:value-type="float" office:value="3.1085e-05">
            <text:p>3.1085e-05</text:p>
          </table:table-cell>
          <table:table-cell office:value-type="float" office:value="6.314e-06">
            <text:p>6.314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00">
            <text:p>8500</text:p>
          </table:table-cell>
          <table:table-cell office:value-type="float" office:value="8512">
            <text:p>8512</text:p>
          </table:table-cell>
          <table:table-cell office:value-type="float" office:value="1.7858e-05">
            <text:p>1.7858e-05</text:p>
          </table:table-cell>
          <table:table-cell office:value-type="float" office:value="9.8217e-06">
            <text:p>9.8217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02">
            <text:p>8502</text:p>
          </table:table-cell>
          <table:table-cell office:value-type="float" office:value="8510">
            <text:p>8510</text:p>
          </table:table-cell>
          <table:table-cell office:value-type="float" office:value="1.1404e-05">
            <text:p>1.1404e-05</text:p>
          </table:table-cell>
          <table:table-cell office:value-type="float" office:value="6.2723e-06">
            <text:p>6.2723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03">
            <text:p>8503</text:p>
          </table:table-cell>
          <table:table-cell office:value-type="float" office:value="8509">
            <text:p>8509</text:p>
          </table:table-cell>
          <table:table-cell office:value-type="float" office:value="3.0587e-05">
            <text:p>3.0587e-05</text:p>
          </table:table-cell>
          <table:table-cell office:value-type="float" office:value="6.213e-06">
            <text:p>6.21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04">
            <text:p>8504</text:p>
          </table:table-cell>
          <table:table-cell office:value-type="float" office:value="8505">
            <text:p>8505</text:p>
          </table:table-cell>
          <table:table-cell office:value-type="float" office:value="1.3404e-05">
            <text:p>1.3404e-05</text:p>
          </table:table-cell>
          <table:table-cell office:value-type="float" office:value="2.7227e-06">
            <text:p>2.7227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05">
            <text:p>8505</text:p>
          </table:table-cell>
          <table:table-cell office:value-type="float" office:value="8531">
            <text:p>8531</text:p>
          </table:table-cell>
          <table:table-cell office:value-type="float" office:value="2.4049e-05">
            <text:p>2.4049e-05</text:p>
          </table:table-cell>
          <table:table-cell office:value-type="float" office:value="4.885e-06">
            <text:p>4.88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05">
            <text:p>8505</text:p>
          </table:table-cell>
          <table:table-cell office:value-type="float" office:value="8542">
            <text:p>8542</text:p>
          </table:table-cell>
          <table:table-cell office:value-type="float" office:value="2.0669e-05">
            <text:p>2.0669e-05</text:p>
          </table:table-cell>
          <table:table-cell office:value-type="float" office:value="4.1983e-06">
            <text:p>4.198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08">
            <text:p>8508</text:p>
          </table:table-cell>
          <table:table-cell office:value-type="float" office:value="8511">
            <text:p>8511</text:p>
          </table:table-cell>
          <table:table-cell office:value-type="float" office:value="3.5602e-05">
            <text:p>3.5602e-05</text:p>
          </table:table-cell>
          <table:table-cell office:value-type="float" office:value="7.232e-06">
            <text:p>7.232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09">
            <text:p>8509</text:p>
          </table:table-cell>
          <table:table-cell office:value-type="float" office:value="8516">
            <text:p>8516</text:p>
          </table:table-cell>
          <table:table-cell office:value-type="float" office:value="6.7235e-06">
            <text:p>6.7235e-06</text:p>
          </table:table-cell>
          <table:table-cell office:value-type="float" office:value="3.698e-06">
            <text:p>3.698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09">
            <text:p>8509</text:p>
          </table:table-cell>
          <table:table-cell office:value-type="float" office:value="8543">
            <text:p>8543</text:p>
          </table:table-cell>
          <table:table-cell office:value-type="float" office:value="8.5898e-05">
            <text:p>8.5898e-05</text:p>
          </table:table-cell>
          <table:table-cell office:value-type="float" office:value="1.7448e-05">
            <text:p>1.7448e-05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10">
            <text:p>8510</text:p>
          </table:table-cell>
          <table:table-cell office:value-type="float" office:value="8514">
            <text:p>8514</text:p>
          </table:table-cell>
          <table:table-cell office:value-type="float" office:value="4.2598e-06">
            <text:p>4.2598e-06</text:p>
          </table:table-cell>
          <table:table-cell office:value-type="float" office:value="3.5498e-06">
            <text:p>3.5498e-06</text:p>
          </table:table-cell>
          <table:table-cell office:value-type="float" office:value="0">
            <text:p/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10">
            <text:p>8510</text:p>
          </table:table-cell>
          <table:table-cell office:value-type="float" office:value="8531">
            <text:p>8531</text:p>
          </table:table-cell>
          <table:table-cell office:value-type="float" office:value="1.7559e-05">
            <text:p>1.7559e-05</text:p>
          </table:table-cell>
          <table:table-cell office:value-type="float" office:value="3.5668e-06">
            <text:p>3.566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12">
            <text:p>8512</text:p>
          </table:table-cell>
          <table:table-cell office:value-type="float" office:value="8513">
            <text:p>8513</text:p>
          </table:table-cell>
          <table:table-cell office:value-type="float" office:value="5.5727e-05">
            <text:p>5.5727e-05</text:p>
          </table:table-cell>
          <table:table-cell office:value-type="float" office:value="1.132e-05">
            <text:p>1.132e-05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13">
            <text:p>8513</text:p>
          </table:table-cell>
          <table:table-cell office:value-type="float" office:value="8554">
            <text:p>8554</text:p>
          </table:table-cell>
          <table:table-cell office:value-type="float" office:value="2.4621e-06">
            <text:p>2.4621e-06</text:p>
          </table:table-cell>
          <table:table-cell office:value-type="float" office:value="2.0517e-06">
            <text:p>2.0517e-06</text:p>
          </table:table-cell>
          <table:table-cell office:value-type="float" office:value="0">
            <text:p/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14">
            <text:p>8514</text:p>
          </table:table-cell>
          <table:table-cell office:value-type="float" office:value="8515">
            <text:p>8515</text:p>
          </table:table-cell>
          <table:table-cell office:value-type="float" office:value="3.8798e-06">
            <text:p>3.8798e-06</text:p>
          </table:table-cell>
          <table:table-cell office:value-type="float" office:value="3.233e-06">
            <text:p>3.233e-06</text:p>
          </table:table-cell>
          <table:table-cell office:value-type="float" office:value="0">
            <text:p/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15">
            <text:p>8515</text:p>
          </table:table-cell>
          <table:table-cell office:value-type="float" office:value="8520">
            <text:p>8520</text:p>
          </table:table-cell>
          <table:table-cell office:value-type="float" office:value="4.4897e-06">
            <text:p>4.4897e-06</text:p>
          </table:table-cell>
          <table:table-cell office:value-type="float" office:value="5.7725e-06">
            <text:p>5.7725e-06</text:p>
          </table:table-cell>
          <table:table-cell office:value-type="float" office:value="0">
            <text:p/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15">
            <text:p>8515</text:p>
          </table:table-cell>
          <table:table-cell office:value-type="float" office:value="8567">
            <text:p>8567</text:p>
          </table:table-cell>
          <table:table-cell office:value-type="float" office:value="2.3796e-05">
            <text:p>2.3796e-05</text:p>
          </table:table-cell>
          <table:table-cell office:value-type="float" office:value="4.8335e-06">
            <text:p>4.833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16">
            <text:p>8516</text:p>
          </table:table-cell>
          <table:table-cell office:value-type="float" office:value="8524">
            <text:p>8524</text:p>
          </table:table-cell>
          <table:table-cell office:value-type="float" office:value="7.4607e-06">
            <text:p>7.4607e-06</text:p>
          </table:table-cell>
          <table:table-cell office:value-type="float" office:value="4.1033e-06">
            <text:p>4.1033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17">
            <text:p>8517</text:p>
          </table:table-cell>
          <table:table-cell office:value-type="float" office:value="8518">
            <text:p>8518</text:p>
          </table:table-cell>
          <table:table-cell office:value-type="float" office:value="3.169e-05">
            <text:p>3.169e-05</text:p>
          </table:table-cell>
          <table:table-cell office:value-type="float" office:value="6.437e-06">
            <text:p>6.437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17">
            <text:p>8517</text:p>
          </table:table-cell>
          <table:table-cell office:value-type="float" office:value="8530">
            <text:p>8530</text:p>
          </table:table-cell>
          <table:table-cell office:value-type="float" office:value="2.381e-05">
            <text:p>2.381e-05</text:p>
          </table:table-cell>
          <table:table-cell office:value-type="float" office:value="4.8365e-06">
            <text:p>4.836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18">
            <text:p>8518</text:p>
          </table:table-cell>
          <table:table-cell office:value-type="float" office:value="8520">
            <text:p>8520</text:p>
          </table:table-cell>
          <table:table-cell office:value-type="float" office:value="1.2546e-05">
            <text:p>1.2546e-05</text:p>
          </table:table-cell>
          <table:table-cell office:value-type="float" office:value="2.5485e-06">
            <text:p>2.548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21">
            <text:p>8521</text:p>
          </table:table-cell>
          <table:table-cell office:value-type="float" office:value="8522">
            <text:p>8522</text:p>
          </table:table-cell>
          <table:table-cell office:value-type="float" office:value="2.9132e-05">
            <text:p>2.9132e-05</text:p>
          </table:table-cell>
          <table:table-cell office:value-type="float" office:value="5.9175e-06">
            <text:p>5.917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22">
            <text:p>8522</text:p>
          </table:table-cell>
          <table:table-cell office:value-type="float" office:value="8524">
            <text:p>8524</text:p>
          </table:table-cell>
          <table:table-cell office:value-type="float" office:value="3.287e-05">
            <text:p>3.287e-05</text:p>
          </table:table-cell>
          <table:table-cell office:value-type="float" office:value="6.6768e-06">
            <text:p>6.676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24">
            <text:p>8524</text:p>
          </table:table-cell>
          <table:table-cell office:value-type="float" office:value="8537">
            <text:p>8537</text:p>
          </table:table-cell>
          <table:table-cell office:value-type="float" office:value="2.2712e-05">
            <text:p>2.2712e-05</text:p>
          </table:table-cell>
          <table:table-cell office:value-type="float" office:value="4.6135e-06">
            <text:p>4.613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25">
            <text:p>8525</text:p>
          </table:table-cell>
          <table:table-cell office:value-type="float" office:value="8526">
            <text:p>8526</text:p>
          </table:table-cell>
          <table:table-cell office:value-type="float" office:value="5.1795e-06">
            <text:p>5.1795e-06</text:p>
          </table:table-cell>
          <table:table-cell office:value-type="float" office:value="4.3163e-06">
            <text:p>4.3163e-06</text:p>
          </table:table-cell>
          <table:table-cell office:value-type="float" office:value="0">
            <text:p/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25">
            <text:p>8525</text:p>
          </table:table-cell>
          <table:table-cell office:value-type="float" office:value="8532">
            <text:p>8532</text:p>
          </table:table-cell>
          <table:table-cell office:value-type="float" office:value="1.2484e-05">
            <text:p>1.2484e-05</text:p>
          </table:table-cell>
          <table:table-cell office:value-type="float" office:value="2.5357e-06">
            <text:p>2.5357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26">
            <text:p>8526</text:p>
          </table:table-cell>
          <table:table-cell office:value-type="float" office:value="8547">
            <text:p>8547</text:p>
          </table:table-cell>
          <table:table-cell office:value-type="float" office:value="3.228e-05">
            <text:p>3.228e-05</text:p>
          </table:table-cell>
          <table:table-cell office:value-type="float" office:value="6.5568e-06">
            <text:p>6.556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27">
            <text:p>8527</text:p>
          </table:table-cell>
          <table:table-cell office:value-type="float" office:value="8533">
            <text:p>8533</text:p>
          </table:table-cell>
          <table:table-cell office:value-type="float" office:value="8.176e-06">
            <text:p>8.176e-06</text:p>
          </table:table-cell>
          <table:table-cell office:value-type="float" office:value="1.6608e-06">
            <text:p>1.660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28">
            <text:p>8528</text:p>
          </table:table-cell>
          <table:table-cell office:value-type="float" office:value="8529">
            <text:p>8529</text:p>
          </table:table-cell>
          <table:table-cell office:value-type="float" office:value="6.3635e-06">
            <text:p>6.3635e-06</text:p>
          </table:table-cell>
          <table:table-cell office:value-type="float" office:value="3.5e-06">
            <text:p>3.5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28">
            <text:p>8528</text:p>
          </table:table-cell>
          <table:table-cell office:value-type="float" office:value="8538">
            <text:p>8538</text:p>
          </table:table-cell>
          <table:table-cell office:value-type="float" office:value="2.3445e-05">
            <text:p>2.3445e-05</text:p>
          </table:table-cell>
          <table:table-cell office:value-type="float" office:value="4.7623e-06">
            <text:p>4.762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29">
            <text:p>8529</text:p>
          </table:table-cell>
          <table:table-cell office:value-type="float" office:value="8548">
            <text:p>8548</text:p>
          </table:table-cell>
          <table:table-cell office:value-type="float" office:value="5.2225e-06">
            <text:p>5.2225e-06</text:p>
          </table:table-cell>
          <table:table-cell office:value-type="float" office:value="2.8725e-06">
            <text:p>2.8725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34">
            <text:p>8534</text:p>
          </table:table-cell>
          <table:table-cell office:value-type="float" office:value="8595">
            <text:p>8595</text:p>
          </table:table-cell>
          <table:table-cell office:value-type="float" office:value="1.625e-05">
            <text:p>1.625e-05</text:p>
          </table:table-cell>
          <table:table-cell office:value-type="float" office:value="8.9375e-06">
            <text:p>8.9375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35">
            <text:p>8535</text:p>
          </table:table-cell>
          <table:table-cell office:value-type="float" office:value="8536">
            <text:p>8536</text:p>
          </table:table-cell>
          <table:table-cell office:value-type="float" office:value="2.2662e-05">
            <text:p>2.2662e-05</text:p>
          </table:table-cell>
          <table:table-cell office:value-type="float" office:value="4.6033e-06">
            <text:p>4.603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35">
            <text:p>8535</text:p>
          </table:table-cell>
          <table:table-cell office:value-type="float" office:value="8553">
            <text:p>8553</text:p>
          </table:table-cell>
          <table:table-cell office:value-type="float" office:value="2.0794e-05">
            <text:p>2.0794e-05</text:p>
          </table:table-cell>
          <table:table-cell office:value-type="float" office:value="4.2238e-06">
            <text:p>4.223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38">
            <text:p>8538</text:p>
          </table:table-cell>
          <table:table-cell office:value-type="float" office:value="8551">
            <text:p>8551</text:p>
          </table:table-cell>
          <table:table-cell office:value-type="float" office:value="2.3719e-05">
            <text:p>2.3719e-05</text:p>
          </table:table-cell>
          <table:table-cell office:value-type="float" office:value="4.818e-06">
            <text:p>4.81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38">
            <text:p>8538</text:p>
          </table:table-cell>
          <table:table-cell office:value-type="float" office:value="8570">
            <text:p>8570</text:p>
          </table:table-cell>
          <table:table-cell office:value-type="float" office:value="2.3817e-05">
            <text:p>2.3817e-05</text:p>
          </table:table-cell>
          <table:table-cell office:value-type="float" office:value="4.8378e-06">
            <text:p>4.837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39">
            <text:p>8539</text:p>
          </table:table-cell>
          <table:table-cell office:value-type="float" office:value="8540">
            <text:p>8540</text:p>
          </table:table-cell>
          <table:table-cell office:value-type="float" office:value="3.2757e-05">
            <text:p>3.2757e-05</text:p>
          </table:table-cell>
          <table:table-cell office:value-type="float" office:value="6.6535e-06">
            <text:p>6.653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39">
            <text:p>8539</text:p>
          </table:table-cell>
          <table:table-cell office:value-type="float" office:value="8545">
            <text:p>8545</text:p>
          </table:table-cell>
          <table:table-cell office:value-type="float" office:value="3.8097e-05">
            <text:p>3.8097e-05</text:p>
          </table:table-cell>
          <table:table-cell office:value-type="float" office:value="7.7383e-06">
            <text:p>7.738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40">
            <text:p>8540</text:p>
          </table:table-cell>
          <table:table-cell office:value-type="float" office:value="8541">
            <text:p>8541</text:p>
          </table:table-cell>
          <table:table-cell office:value-type="float" office:value="1.3693e-05">
            <text:p>1.3693e-05</text:p>
          </table:table-cell>
          <table:table-cell office:value-type="float" office:value="7.531e-06">
            <text:p>7.531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40">
            <text:p>8540</text:p>
          </table:table-cell>
          <table:table-cell office:value-type="float" office:value="8556">
            <text:p>8556</text:p>
          </table:table-cell>
          <table:table-cell office:value-type="float" office:value="3.2852e-05">
            <text:p>3.2852e-05</text:p>
          </table:table-cell>
          <table:table-cell office:value-type="float" office:value="6.673e-06">
            <text:p>6.67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41">
            <text:p>8541</text:p>
          </table:table-cell>
          <table:table-cell office:value-type="float" office:value="8569">
            <text:p>8569</text:p>
          </table:table-cell>
          <table:table-cell office:value-type="float" office:value="1.183e-05">
            <text:p>1.183e-05</text:p>
          </table:table-cell>
          <table:table-cell office:value-type="float" office:value="6.5065e-06">
            <text:p>6.5065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42">
            <text:p>8542</text:p>
          </table:table-cell>
          <table:table-cell office:value-type="float" office:value="8574">
            <text:p>8574</text:p>
          </table:table-cell>
          <table:table-cell office:value-type="float" office:value="9.4158e-06">
            <text:p>9.4158e-06</text:p>
          </table:table-cell>
          <table:table-cell office:value-type="float" office:value="5.1788e-06">
            <text:p>5.1788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43">
            <text:p>8543</text:p>
          </table:table-cell>
          <table:table-cell office:value-type="float" office:value="8544">
            <text:p>8544</text:p>
          </table:table-cell>
          <table:table-cell office:value-type="float" office:value="3.3408e-05">
            <text:p>3.3408e-05</text:p>
          </table:table-cell>
          <table:table-cell office:value-type="float" office:value="6.7858e-06">
            <text:p>6.785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43">
            <text:p>8543</text:p>
          </table:table-cell>
          <table:table-cell office:value-type="float" office:value="8566">
            <text:p>8566</text:p>
          </table:table-cell>
          <table:table-cell office:value-type="float" office:value="4.4537e-05">
            <text:p>4.4537e-05</text:p>
          </table:table-cell>
          <table:table-cell office:value-type="float" office:value="9.047e-06">
            <text:p>9.047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45">
            <text:p>8545</text:p>
          </table:table-cell>
          <table:table-cell office:value-type="float" office:value="8552">
            <text:p>8552</text:p>
          </table:table-cell>
          <table:table-cell office:value-type="float" office:value="3.235e-05">
            <text:p>3.235e-05</text:p>
          </table:table-cell>
          <table:table-cell office:value-type="float" office:value="6.5713e-06">
            <text:p>6.571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46">
            <text:p>8546</text:p>
          </table:table-cell>
          <table:table-cell office:value-type="float" office:value="8547">
            <text:p>8547</text:p>
          </table:table-cell>
          <table:table-cell office:value-type="float" office:value="1.8813e-05">
            <text:p>1.8813e-05</text:p>
          </table:table-cell>
          <table:table-cell office:value-type="float" office:value="3.8213e-06">
            <text:p>3.821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46">
            <text:p>8546</text:p>
          </table:table-cell>
          <table:table-cell office:value-type="float" office:value="8576">
            <text:p>8576</text:p>
          </table:table-cell>
          <table:table-cell office:value-type="float" office:value="2.5628e-05">
            <text:p>2.5628e-05</text:p>
          </table:table-cell>
          <table:table-cell office:value-type="float" office:value="5.2058e-06">
            <text:p>5.205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47">
            <text:p>8547</text:p>
          </table:table-cell>
          <table:table-cell office:value-type="float" office:value="8571">
            <text:p>8571</text:p>
          </table:table-cell>
          <table:table-cell office:value-type="float" office:value="2.6985e-05">
            <text:p>2.6985e-05</text:p>
          </table:table-cell>
          <table:table-cell office:value-type="float" office:value="5.4813e-06">
            <text:p>5.481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49">
            <text:p>8549</text:p>
          </table:table-cell>
          <table:table-cell office:value-type="float" office:value="8550">
            <text:p>8550</text:p>
          </table:table-cell>
          <table:table-cell office:value-type="float" office:value="2.4349e-05">
            <text:p>2.4349e-05</text:p>
          </table:table-cell>
          <table:table-cell office:value-type="float" office:value="4.946e-06">
            <text:p>4.946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50">
            <text:p>8550</text:p>
          </table:table-cell>
          <table:table-cell office:value-type="float" office:value="8552">
            <text:p>8552</text:p>
          </table:table-cell>
          <table:table-cell office:value-type="float" office:value="1.6017e-05">
            <text:p>1.6017e-05</text:p>
          </table:table-cell>
          <table:table-cell office:value-type="float" office:value="3.2535e-06">
            <text:p>3.253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50">
            <text:p>8550</text:p>
          </table:table-cell>
          <table:table-cell office:value-type="float" office:value="8564">
            <text:p>8564</text:p>
          </table:table-cell>
          <table:table-cell office:value-type="float" office:value="2.8118e-05">
            <text:p>2.8118e-05</text:p>
          </table:table-cell>
          <table:table-cell office:value-type="float" office:value="5.7115e-06">
            <text:p>5.711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50">
            <text:p>8550</text:p>
          </table:table-cell>
          <table:table-cell office:value-type="float" office:value="8593">
            <text:p>8593</text:p>
          </table:table-cell>
          <table:table-cell office:value-type="float" office:value="2.26e-05">
            <text:p>2.26e-05</text:p>
          </table:table-cell>
          <table:table-cell office:value-type="float" office:value="1.243e-05">
            <text:p>1.243e-05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51">
            <text:p>8551</text:p>
          </table:table-cell>
          <table:table-cell office:value-type="float" office:value="8557">
            <text:p>8557</text:p>
          </table:table-cell>
          <table:table-cell office:value-type="float" office:value="2.5462e-05">
            <text:p>2.5462e-05</text:p>
          </table:table-cell>
          <table:table-cell office:value-type="float" office:value="5.172e-06">
            <text:p>5.172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52">
            <text:p>8552</text:p>
          </table:table-cell>
          <table:table-cell office:value-type="float" office:value="8560">
            <text:p>8560</text:p>
          </table:table-cell>
          <table:table-cell office:value-type="float" office:value="2.1731e-05">
            <text:p>2.1731e-05</text:p>
          </table:table-cell>
          <table:table-cell office:value-type="float" office:value="4.414e-06">
            <text:p>4.414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54">
            <text:p>8554</text:p>
          </table:table-cell>
          <table:table-cell office:value-type="float" office:value="8565">
            <text:p>8565</text:p>
          </table:table-cell>
          <table:table-cell office:value-type="float" office:value="5.2383e-06">
            <text:p>5.2383e-06</text:p>
          </table:table-cell>
          <table:table-cell office:value-type="float" office:value="4.3653e-06">
            <text:p>4.3653e-06</text:p>
          </table:table-cell>
          <table:table-cell office:value-type="float" office:value="0">
            <text:p/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56">
            <text:p>8556</text:p>
          </table:table-cell>
          <table:table-cell office:value-type="float" office:value="8563">
            <text:p>8563</text:p>
          </table:table-cell>
          <table:table-cell office:value-type="float" office:value="2.581e-05">
            <text:p>2.581e-05</text:p>
          </table:table-cell>
          <table:table-cell office:value-type="float" office:value="5.2427e-06">
            <text:p>5.2427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58">
            <text:p>8558</text:p>
          </table:table-cell>
          <table:table-cell office:value-type="float" office:value="8559">
            <text:p>8559</text:p>
          </table:table-cell>
          <table:table-cell office:value-type="float" office:value="2.3679e-05">
            <text:p>2.3679e-05</text:p>
          </table:table-cell>
          <table:table-cell office:value-type="float" office:value="4.81e-06">
            <text:p>4.81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59">
            <text:p>8559</text:p>
          </table:table-cell>
          <table:table-cell office:value-type="float" office:value="8567">
            <text:p>8567</text:p>
          </table:table-cell>
          <table:table-cell office:value-type="float" office:value="1.064e-05">
            <text:p>1.064e-05</text:p>
          </table:table-cell>
          <table:table-cell office:value-type="float" office:value="5.8522e-06">
            <text:p>5.8522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59">
            <text:p>8559</text:p>
          </table:table-cell>
          <table:table-cell office:value-type="float" office:value="8575">
            <text:p>8575</text:p>
          </table:table-cell>
          <table:table-cell office:value-type="float" office:value="1.4948e-05">
            <text:p>1.4948e-05</text:p>
          </table:table-cell>
          <table:table-cell office:value-type="float" office:value="3.0365e-06">
            <text:p>3.036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61">
            <text:p>8561</text:p>
          </table:table-cell>
          <table:table-cell office:value-type="float" office:value="8562">
            <text:p>8562</text:p>
          </table:table-cell>
          <table:table-cell office:value-type="float" office:value="4.4352e-05">
            <text:p>4.4352e-05</text:p>
          </table:table-cell>
          <table:table-cell office:value-type="float" office:value="9.0093e-06">
            <text:p>9.009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62">
            <text:p>8562</text:p>
          </table:table-cell>
          <table:table-cell office:value-type="float" office:value="8572">
            <text:p>8572</text:p>
          </table:table-cell>
          <table:table-cell office:value-type="float" office:value="2.676e-05">
            <text:p>2.676e-05</text:p>
          </table:table-cell>
          <table:table-cell office:value-type="float" office:value="5.4357e-06">
            <text:p>5.4357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62">
            <text:p>8562</text:p>
          </table:table-cell>
          <table:table-cell office:value-type="float" office:value="8578">
            <text:p>8578</text:p>
          </table:table-cell>
          <table:table-cell office:value-type="float" office:value="9.0388e-06">
            <text:p>9.0388e-06</text:p>
          </table:table-cell>
          <table:table-cell office:value-type="float" office:value="1.836e-06">
            <text:p>1.836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63">
            <text:p>8563</text:p>
          </table:table-cell>
          <table:table-cell office:value-type="float" office:value="8585">
            <text:p>8585</text:p>
          </table:table-cell>
          <table:table-cell office:value-type="float" office:value="3.5925e-05">
            <text:p>3.5925e-05</text:p>
          </table:table-cell>
          <table:table-cell office:value-type="float" office:value="7.2975e-06">
            <text:p>7.297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65">
            <text:p>8565</text:p>
          </table:table-cell>
          <table:table-cell office:value-type="float" office:value="8569">
            <text:p>8569</text:p>
          </table:table-cell>
          <table:table-cell office:value-type="float" office:value="6.8348e-06">
            <text:p>6.8348e-06</text:p>
          </table:table-cell>
          <table:table-cell office:value-type="float" office:value="3.759e-06">
            <text:p>3.759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66">
            <text:p>8566</text:p>
          </table:table-cell>
          <table:table-cell office:value-type="float" office:value="8584">
            <text:p>8584</text:p>
          </table:table-cell>
          <table:table-cell office:value-type="float" office:value="2.65e-05">
            <text:p>2.65e-05</text:p>
          </table:table-cell>
          <table:table-cell office:value-type="float" office:value="5.3825e-06">
            <text:p>5.382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68">
            <text:p>8568</text:p>
          </table:table-cell>
          <table:table-cell office:value-type="float" office:value="8588">
            <text:p>8588</text:p>
          </table:table-cell>
          <table:table-cell office:value-type="float" office:value="2.6595e-05">
            <text:p>2.6595e-05</text:p>
          </table:table-cell>
          <table:table-cell office:value-type="float" office:value="5.402e-06">
            <text:p>5.402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69">
            <text:p>8569</text:p>
          </table:table-cell>
          <table:table-cell office:value-type="float" office:value="8586">
            <text:p>8586</text:p>
          </table:table-cell>
          <table:table-cell office:value-type="float" office:value="3.3517e-05">
            <text:p>3.3517e-05</text:p>
          </table:table-cell>
          <table:table-cell office:value-type="float" office:value="6.808e-06">
            <text:p>6.80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70">
            <text:p>8570</text:p>
          </table:table-cell>
          <table:table-cell office:value-type="float" office:value="8581">
            <text:p>8581</text:p>
          </table:table-cell>
          <table:table-cell office:value-type="float" office:value="1.4577e-05">
            <text:p>1.4577e-05</text:p>
          </table:table-cell>
          <table:table-cell office:value-type="float" office:value="2.9608e-06">
            <text:p>2.960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72">
            <text:p>8572</text:p>
          </table:table-cell>
          <table:table-cell office:value-type="float" office:value="8584">
            <text:p>8584</text:p>
          </table:table-cell>
          <table:table-cell office:value-type="float" office:value="3.4025e-05">
            <text:p>3.4025e-05</text:p>
          </table:table-cell>
          <table:table-cell office:value-type="float" office:value="6.9113e-06">
            <text:p>6.911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72">
            <text:p>8572</text:p>
          </table:table-cell>
          <table:table-cell office:value-type="float" office:value="8602">
            <text:p>8602</text:p>
          </table:table-cell>
          <table:table-cell office:value-type="float" office:value="1.682e-05">
            <text:p>1.682e-05</text:p>
          </table:table-cell>
          <table:table-cell office:value-type="float" office:value="3.4165e-06">
            <text:p>3.416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72">
            <text:p>8572</text:p>
          </table:table-cell>
          <table:table-cell office:value-type="float" office:value="8635">
            <text:p>8635</text:p>
          </table:table-cell>
          <table:table-cell office:value-type="float" office:value="0.00012588">
            <text:p>0.00012588</text:p>
          </table:table-cell>
          <table:table-cell office:value-type="float" office:value="2.5567e-05">
            <text:p>2.5567e-05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73">
            <text:p>8573</text:p>
          </table:table-cell>
          <table:table-cell office:value-type="float" office:value="8583">
            <text:p>8583</text:p>
          </table:table-cell>
          <table:table-cell office:value-type="float" office:value="1.8191e-05">
            <text:p>1.8191e-05</text:p>
          </table:table-cell>
          <table:table-cell office:value-type="float" office:value="3.695e-06">
            <text:p>3.69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75">
            <text:p>8575</text:p>
          </table:table-cell>
          <table:table-cell office:value-type="float" office:value="8577">
            <text:p>8577</text:p>
          </table:table-cell>
          <table:table-cell office:value-type="float" office:value="5.4327e-06">
            <text:p>5.4327e-06</text:p>
          </table:table-cell>
          <table:table-cell office:value-type="float" office:value="2.988e-06">
            <text:p>2.988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75">
            <text:p>8575</text:p>
          </table:table-cell>
          <table:table-cell office:value-type="float" office:value="8599">
            <text:p>8599</text:p>
          </table:table-cell>
          <table:table-cell office:value-type="float" office:value="6.2898e-06">
            <text:p>6.2898e-06</text:p>
          </table:table-cell>
          <table:table-cell office:value-type="float" office:value="3.4595e-06">
            <text:p>3.4595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76">
            <text:p>8576</text:p>
          </table:table-cell>
          <table:table-cell office:value-type="float" office:value="8598">
            <text:p>8598</text:p>
          </table:table-cell>
          <table:table-cell office:value-type="float" office:value="2.8895e-05">
            <text:p>2.8895e-05</text:p>
          </table:table-cell>
          <table:table-cell office:value-type="float" office:value="5.8692e-06">
            <text:p>5.8692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79">
            <text:p>8579</text:p>
          </table:table-cell>
          <table:table-cell office:value-type="float" office:value="8580">
            <text:p>8580</text:p>
          </table:table-cell>
          <table:table-cell office:value-type="float" office:value="2.5385e-05">
            <text:p>2.5385e-05</text:p>
          </table:table-cell>
          <table:table-cell office:value-type="float" office:value="5.1563e-06">
            <text:p>5.156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80">
            <text:p>8580</text:p>
          </table:table-cell>
          <table:table-cell office:value-type="float" office:value="8583">
            <text:p>8583</text:p>
          </table:table-cell>
          <table:table-cell office:value-type="float" office:value="2.5335e-05">
            <text:p>2.5335e-05</text:p>
          </table:table-cell>
          <table:table-cell office:value-type="float" office:value="5.1463e-06">
            <text:p>5.146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82">
            <text:p>8582</text:p>
          </table:table-cell>
          <table:table-cell office:value-type="float" office:value="8605">
            <text:p>8605</text:p>
          </table:table-cell>
          <table:table-cell office:value-type="float" office:value="3.4475e-05">
            <text:p>3.4475e-05</text:p>
          </table:table-cell>
          <table:table-cell office:value-type="float" office:value="7.0025e-06">
            <text:p>7.002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83">
            <text:p>8583</text:p>
          </table:table-cell>
          <table:table-cell office:value-type="float" office:value="8613">
            <text:p>8613</text:p>
          </table:table-cell>
          <table:table-cell office:value-type="float" office:value="8.3938e-06">
            <text:p>8.3938e-06</text:p>
          </table:table-cell>
          <table:table-cell office:value-type="float" office:value="4.6165e-06">
            <text:p>4.6165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85">
            <text:p>8585</text:p>
          </table:table-cell>
          <table:table-cell office:value-type="float" office:value="8606">
            <text:p>8606</text:p>
          </table:table-cell>
          <table:table-cell office:value-type="float" office:value="4.0615e-05">
            <text:p>4.0615e-05</text:p>
          </table:table-cell>
          <table:table-cell office:value-type="float" office:value="8.2498e-06">
            <text:p>8.249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86">
            <text:p>8586</text:p>
          </table:table-cell>
          <table:table-cell office:value-type="float" office:value="8607">
            <text:p>8607</text:p>
          </table:table-cell>
          <table:table-cell office:value-type="float" office:value="2.3843e-05">
            <text:p>2.3843e-05</text:p>
          </table:table-cell>
          <table:table-cell office:value-type="float" office:value="4.843e-06">
            <text:p>4.84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89">
            <text:p>8589</text:p>
          </table:table-cell>
          <table:table-cell office:value-type="float" office:value="8590">
            <text:p>8590</text:p>
          </table:table-cell>
          <table:table-cell office:value-type="float" office:value="2.1054e-05">
            <text:p>2.1054e-05</text:p>
          </table:table-cell>
          <table:table-cell office:value-type="float" office:value="4.2765e-06">
            <text:p>4.276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89">
            <text:p>8589</text:p>
          </table:table-cell>
          <table:table-cell office:value-type="float" office:value="8608">
            <text:p>8608</text:p>
          </table:table-cell>
          <table:table-cell office:value-type="float" office:value="2.1339e-05">
            <text:p>2.1339e-05</text:p>
          </table:table-cell>
          <table:table-cell office:value-type="float" office:value="4.3345e-06">
            <text:p>4.334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90">
            <text:p>8590</text:p>
          </table:table-cell>
          <table:table-cell office:value-type="float" office:value="8604">
            <text:p>8604</text:p>
          </table:table-cell>
          <table:table-cell office:value-type="float" office:value="2.4409e-06">
            <text:p>2.4409e-06</text:p>
          </table:table-cell>
          <table:table-cell office:value-type="float" office:value="3.1383e-06">
            <text:p>3.1383e-06</text:p>
          </table:table-cell>
          <table:table-cell office:value-type="float" office:value="0">
            <text:p/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90">
            <text:p>8590</text:p>
          </table:table-cell>
          <table:table-cell office:value-type="float" office:value="8620">
            <text:p>8620</text:p>
          </table:table-cell>
          <table:table-cell office:value-type="float" office:value="2.538e-06">
            <text:p>2.538e-06</text:p>
          </table:table-cell>
          <table:table-cell office:value-type="float" office:value="2.115e-06">
            <text:p>2.115e-06</text:p>
          </table:table-cell>
          <table:table-cell office:value-type="float" office:value="0">
            <text:p/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91">
            <text:p>8591</text:p>
          </table:table-cell>
          <table:table-cell office:value-type="float" office:value="8592">
            <text:p>8592</text:p>
          </table:table-cell>
          <table:table-cell office:value-type="float" office:value="2.8803e-05">
            <text:p>2.8803e-05</text:p>
          </table:table-cell>
          <table:table-cell office:value-type="float" office:value="5.8505e-06">
            <text:p>5.850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92">
            <text:p>8592</text:p>
          </table:table-cell>
          <table:table-cell office:value-type="float" office:value="8613">
            <text:p>8613</text:p>
          </table:table-cell>
          <table:table-cell office:value-type="float" office:value="1.8426e-05">
            <text:p>1.8426e-05</text:p>
          </table:table-cell>
          <table:table-cell office:value-type="float" office:value="3.7427e-06">
            <text:p>3.7427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93">
            <text:p>8593</text:p>
          </table:table-cell>
          <table:table-cell office:value-type="float" office:value="8594">
            <text:p>8594</text:p>
          </table:table-cell>
          <table:table-cell office:value-type="float" office:value="3.2585e-05">
            <text:p>3.2585e-05</text:p>
          </table:table-cell>
          <table:table-cell office:value-type="float" office:value="6.6187e-06">
            <text:p>6.6187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94">
            <text:p>8594</text:p>
          </table:table-cell>
          <table:table-cell office:value-type="float" office:value="8597">
            <text:p>8597</text:p>
          </table:table-cell>
          <table:table-cell office:value-type="float" office:value="3.5445e-05">
            <text:p>3.5445e-05</text:p>
          </table:table-cell>
          <table:table-cell office:value-type="float" office:value="7.1998e-06">
            <text:p>7.199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95">
            <text:p>8595</text:p>
          </table:table-cell>
          <table:table-cell office:value-type="float" office:value="8596">
            <text:p>8596</text:p>
          </table:table-cell>
          <table:table-cell office:value-type="float" office:value="4.164e-05">
            <text:p>4.164e-05</text:p>
          </table:table-cell>
          <table:table-cell office:value-type="float" office:value="8.458e-06">
            <text:p>8.45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96">
            <text:p>8596</text:p>
          </table:table-cell>
          <table:table-cell office:value-type="float" office:value="8611">
            <text:p>8611</text:p>
          </table:table-cell>
          <table:table-cell office:value-type="float" office:value="4.8968e-06">
            <text:p>4.8968e-06</text:p>
          </table:table-cell>
          <table:table-cell office:value-type="float" office:value="4.0805e-06">
            <text:p>4.0805e-06</text:p>
          </table:table-cell>
          <table:table-cell office:value-type="float" office:value="0">
            <text:p/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96">
            <text:p>8596</text:p>
          </table:table-cell>
          <table:table-cell office:value-type="float" office:value="8657">
            <text:p>8657</text:p>
          </table:table-cell>
          <table:table-cell office:value-type="float" office:value="2.7683e-05">
            <text:p>2.7683e-05</text:p>
          </table:table-cell>
          <table:table-cell office:value-type="float" office:value="1.5225e-05">
            <text:p>1.5225e-05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97">
            <text:p>8597</text:p>
          </table:table-cell>
          <table:table-cell office:value-type="float" office:value="8610">
            <text:p>8610</text:p>
          </table:table-cell>
          <table:table-cell office:value-type="float" office:value="3.221e-05">
            <text:p>3.221e-05</text:p>
          </table:table-cell>
          <table:table-cell office:value-type="float" office:value="6.5428e-06">
            <text:p>6.542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97">
            <text:p>8597</text:p>
          </table:table-cell>
          <table:table-cell office:value-type="float" office:value="8625">
            <text:p>8625</text:p>
          </table:table-cell>
          <table:table-cell office:value-type="float" office:value="2.6607e-05">
            <text:p>2.6607e-05</text:p>
          </table:table-cell>
          <table:table-cell office:value-type="float" office:value="5.4045e-06">
            <text:p>5.404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599">
            <text:p>8599</text:p>
          </table:table-cell>
          <table:table-cell office:value-type="float" office:value="8609">
            <text:p>8609</text:p>
          </table:table-cell>
          <table:table-cell office:value-type="float" office:value="6.1052e-06">
            <text:p>6.1052e-06</text:p>
          </table:table-cell>
          <table:table-cell office:value-type="float" office:value="3.358e-06">
            <text:p>3.358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00">
            <text:p>8600</text:p>
          </table:table-cell>
          <table:table-cell office:value-type="float" office:value="8601">
            <text:p>8601</text:p>
          </table:table-cell>
          <table:table-cell office:value-type="float" office:value="2.7948e-05">
            <text:p>2.7948e-05</text:p>
          </table:table-cell>
          <table:table-cell office:value-type="float" office:value="5.677e-06">
            <text:p>5.677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03">
            <text:p>8603</text:p>
          </table:table-cell>
          <table:table-cell office:value-type="float" office:value="8615">
            <text:p>8615</text:p>
          </table:table-cell>
          <table:table-cell office:value-type="float" office:value="3.6788e-05">
            <text:p>3.6788e-05</text:p>
          </table:table-cell>
          <table:table-cell office:value-type="float" office:value="7.4727e-06">
            <text:p>7.4727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05">
            <text:p>8605</text:p>
          </table:table-cell>
          <table:table-cell office:value-type="float" office:value="8627">
            <text:p>8627</text:p>
          </table:table-cell>
          <table:table-cell office:value-type="float" office:value="2.3399e-05">
            <text:p>2.3399e-05</text:p>
          </table:table-cell>
          <table:table-cell office:value-type="float" office:value="4.753e-06">
            <text:p>4.75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07">
            <text:p>8607</text:p>
          </table:table-cell>
          <table:table-cell office:value-type="float" office:value="8622">
            <text:p>8622</text:p>
          </table:table-cell>
          <table:table-cell office:value-type="float" office:value="3.3582e-05">
            <text:p>3.3582e-05</text:p>
          </table:table-cell>
          <table:table-cell office:value-type="float" office:value="6.8218e-06">
            <text:p>6.821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09">
            <text:p>8609</text:p>
          </table:table-cell>
          <table:table-cell office:value-type="float" office:value="8612">
            <text:p>8612</text:p>
          </table:table-cell>
          <table:table-cell office:value-type="float" office:value="5.7683e-06">
            <text:p>5.7683e-06</text:p>
          </table:table-cell>
          <table:table-cell office:value-type="float" office:value="3.1725e-06">
            <text:p>3.1725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09">
            <text:p>8609</text:p>
          </table:table-cell>
          <table:table-cell office:value-type="float" office:value="8621">
            <text:p>8621</text:p>
          </table:table-cell>
          <table:table-cell office:value-type="float" office:value="2.2471e-05">
            <text:p>2.2471e-05</text:p>
          </table:table-cell>
          <table:table-cell office:value-type="float" office:value="4.5645e-06">
            <text:p>4.564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09">
            <text:p>8609</text:p>
          </table:table-cell>
          <table:table-cell office:value-type="float" office:value="8642">
            <text:p>8642</text:p>
          </table:table-cell>
          <table:table-cell office:value-type="float" office:value="2.6348e-05">
            <text:p>2.6348e-05</text:p>
          </table:table-cell>
          <table:table-cell office:value-type="float" office:value="5.3518e-06">
            <text:p>5.351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10">
            <text:p>8610</text:p>
          </table:table-cell>
          <table:table-cell office:value-type="float" office:value="8626">
            <text:p>8626</text:p>
          </table:table-cell>
          <table:table-cell office:value-type="float" office:value="2.1441e-05">
            <text:p>2.1441e-05</text:p>
          </table:table-cell>
          <table:table-cell office:value-type="float" office:value="4.3553e-06">
            <text:p>4.355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10">
            <text:p>8610</text:p>
          </table:table-cell>
          <table:table-cell office:value-type="float" office:value="8645">
            <text:p>8645</text:p>
          </table:table-cell>
          <table:table-cell office:value-type="float" office:value="2.5875e-05">
            <text:p>2.5875e-05</text:p>
          </table:table-cell>
          <table:table-cell office:value-type="float" office:value="5.2557e-06">
            <text:p>5.2557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10">
            <text:p>8610</text:p>
          </table:table-cell>
          <table:table-cell office:value-type="float" office:value="8648">
            <text:p>8648</text:p>
          </table:table-cell>
          <table:table-cell office:value-type="float" office:value="3.104e-05">
            <text:p>3.104e-05</text:p>
          </table:table-cell>
          <table:table-cell office:value-type="float" office:value="6.3048e-06">
            <text:p>6.304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11">
            <text:p>8611</text:p>
          </table:table-cell>
          <table:table-cell office:value-type="float" office:value="8614">
            <text:p>8614</text:p>
          </table:table-cell>
          <table:table-cell office:value-type="float" office:value="4.021e-05">
            <text:p>4.021e-05</text:p>
          </table:table-cell>
          <table:table-cell office:value-type="float" office:value="8.1677e-06">
            <text:p>8.1677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13">
            <text:p>8613</text:p>
          </table:table-cell>
          <table:table-cell office:value-type="float" office:value="8630">
            <text:p>8630</text:p>
          </table:table-cell>
          <table:table-cell office:value-type="float" office:value="2.7743e-06">
            <text:p>2.7743e-06</text:p>
          </table:table-cell>
          <table:table-cell office:value-type="float" office:value="3.5668e-06">
            <text:p>3.5668e-06</text:p>
          </table:table-cell>
          <table:table-cell office:value-type="float" office:value="0">
            <text:p/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17">
            <text:p>8617</text:p>
          </table:table-cell>
          <table:table-cell office:value-type="float" office:value="8618">
            <text:p>8618</text:p>
          </table:table-cell>
          <table:table-cell office:value-type="float" office:value="1.961e-05">
            <text:p>1.961e-05</text:p>
          </table:table-cell>
          <table:table-cell office:value-type="float" office:value="3.9833e-06">
            <text:p>3.983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17">
            <text:p>8617</text:p>
          </table:table-cell>
          <table:table-cell office:value-type="float" office:value="8623">
            <text:p>8623</text:p>
          </table:table-cell>
          <table:table-cell office:value-type="float" office:value="2.7833e-05">
            <text:p>2.7833e-05</text:p>
          </table:table-cell>
          <table:table-cell office:value-type="float" office:value="5.6537e-06">
            <text:p>5.6537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18">
            <text:p>8618</text:p>
          </table:table-cell>
          <table:table-cell office:value-type="float" office:value="8620">
            <text:p>8620</text:p>
          </table:table-cell>
          <table:table-cell office:value-type="float" office:value="7.3188e-06">
            <text:p>7.3188e-06</text:p>
          </table:table-cell>
          <table:table-cell office:value-type="float" office:value="4.0253e-06">
            <text:p>4.0253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18">
            <text:p>8618</text:p>
          </table:table-cell>
          <table:table-cell office:value-type="float" office:value="8633">
            <text:p>8633</text:p>
          </table:table-cell>
          <table:table-cell office:value-type="float" office:value="8.0948e-06">
            <text:p>8.0948e-06</text:p>
          </table:table-cell>
          <table:table-cell office:value-type="float" office:value="4.452e-06">
            <text:p>4.452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19">
            <text:p>8619</text:p>
          </table:table-cell>
          <table:table-cell office:value-type="float" office:value="8620">
            <text:p>8620</text:p>
          </table:table-cell>
          <table:table-cell office:value-type="float" office:value="2.0298e-05">
            <text:p>2.0298e-05</text:p>
          </table:table-cell>
          <table:table-cell office:value-type="float" office:value="4.1232e-06">
            <text:p>4.1232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19">
            <text:p>8619</text:p>
          </table:table-cell>
          <table:table-cell office:value-type="float" office:value="8641">
            <text:p>8641</text:p>
          </table:table-cell>
          <table:table-cell office:value-type="float" office:value="2.0766e-05">
            <text:p>2.0766e-05</text:p>
          </table:table-cell>
          <table:table-cell office:value-type="float" office:value="4.218e-06">
            <text:p>4.21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22">
            <text:p>8622</text:p>
          </table:table-cell>
          <table:table-cell office:value-type="float" office:value="8624">
            <text:p>8624</text:p>
          </table:table-cell>
          <table:table-cell office:value-type="float" office:value="1.9944e-05">
            <text:p>1.9944e-05</text:p>
          </table:table-cell>
          <table:table-cell office:value-type="float" office:value="4.0513e-06">
            <text:p>4.051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27">
            <text:p>8627</text:p>
          </table:table-cell>
          <table:table-cell office:value-type="float" office:value="8631">
            <text:p>8631</text:p>
          </table:table-cell>
          <table:table-cell office:value-type="float" office:value="1.1384e-05">
            <text:p>1.1384e-05</text:p>
          </table:table-cell>
          <table:table-cell office:value-type="float" office:value="2.3124e-06">
            <text:p>2.3124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28">
            <text:p>8628</text:p>
          </table:table-cell>
          <table:table-cell office:value-type="float" office:value="8629">
            <text:p>8629</text:p>
          </table:table-cell>
          <table:table-cell office:value-type="float" office:value="2.5165e-05">
            <text:p>2.5165e-05</text:p>
          </table:table-cell>
          <table:table-cell office:value-type="float" office:value="5.1115e-06">
            <text:p>5.111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30">
            <text:p>8630</text:p>
          </table:table-cell>
          <table:table-cell office:value-type="float" office:value="8647">
            <text:p>8647</text:p>
          </table:table-cell>
          <table:table-cell office:value-type="float" office:value="2.0839e-06">
            <text:p>2.0839e-06</text:p>
          </table:table-cell>
          <table:table-cell office:value-type="float" office:value="2.6792e-06">
            <text:p>2.6792e-06</text:p>
          </table:table-cell>
          <table:table-cell office:value-type="float" office:value="0">
            <text:p/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32">
            <text:p>8632</text:p>
          </table:table-cell>
          <table:table-cell office:value-type="float" office:value="8633">
            <text:p>8633</text:p>
          </table:table-cell>
          <table:table-cell office:value-type="float" office:value="3.3173e-05">
            <text:p>3.3173e-05</text:p>
          </table:table-cell>
          <table:table-cell office:value-type="float" office:value="6.7383e-06">
            <text:p>6.738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33">
            <text:p>8633</text:p>
          </table:table-cell>
          <table:table-cell office:value-type="float" office:value="8650">
            <text:p>8650</text:p>
          </table:table-cell>
          <table:table-cell office:value-type="float" office:value="3.469e-05">
            <text:p>3.469e-05</text:p>
          </table:table-cell>
          <table:table-cell office:value-type="float" office:value="7.0462e-06">
            <text:p>7.0462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35">
            <text:p>8635</text:p>
          </table:table-cell>
          <table:table-cell office:value-type="float" office:value="8659">
            <text:p>8659</text:p>
          </table:table-cell>
          <table:table-cell office:value-type="float" office:value="0.00010766">
            <text:p>0.00010766</text:p>
          </table:table-cell>
          <table:table-cell office:value-type="float" office:value="2.1868e-05">
            <text:p>2.1868e-05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37">
            <text:p>8637</text:p>
          </table:table-cell>
          <table:table-cell office:value-type="float" office:value="8638">
            <text:p>8638</text:p>
          </table:table-cell>
          <table:table-cell office:value-type="float" office:value="2.2854e-05">
            <text:p>2.2854e-05</text:p>
          </table:table-cell>
          <table:table-cell office:value-type="float" office:value="4.642e-06">
            <text:p>4.642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38">
            <text:p>8638</text:p>
          </table:table-cell>
          <table:table-cell office:value-type="float" office:value="8646">
            <text:p>8646</text:p>
          </table:table-cell>
          <table:table-cell office:value-type="float" office:value="1.7964e-05">
            <text:p>1.7964e-05</text:p>
          </table:table-cell>
          <table:table-cell office:value-type="float" office:value="3.649e-06">
            <text:p>3.649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39">
            <text:p>8639</text:p>
          </table:table-cell>
          <table:table-cell office:value-type="float" office:value="8640">
            <text:p>8640</text:p>
          </table:table-cell>
          <table:table-cell office:value-type="float" office:value="3.079e-05">
            <text:p>3.079e-05</text:p>
          </table:table-cell>
          <table:table-cell office:value-type="float" office:value="6.254e-06">
            <text:p>6.254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41">
            <text:p>8641</text:p>
          </table:table-cell>
          <table:table-cell office:value-type="float" office:value="8644">
            <text:p>8644</text:p>
          </table:table-cell>
          <table:table-cell office:value-type="float" office:value="1.8595e-05">
            <text:p>1.8595e-05</text:p>
          </table:table-cell>
          <table:table-cell office:value-type="float" office:value="3.777e-06">
            <text:p>3.777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44">
            <text:p>8644</text:p>
          </table:table-cell>
          <table:table-cell office:value-type="float" office:value="8654">
            <text:p>8654</text:p>
          </table:table-cell>
          <table:table-cell office:value-type="float" office:value="2.4266e-05">
            <text:p>2.4266e-05</text:p>
          </table:table-cell>
          <table:table-cell office:value-type="float" office:value="4.929e-06">
            <text:p>4.929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46">
            <text:p>8646</text:p>
          </table:table-cell>
          <table:table-cell office:value-type="float" office:value="8647">
            <text:p>8647</text:p>
          </table:table-cell>
          <table:table-cell office:value-type="float" office:value="3.3158e-06">
            <text:p>3.3158e-06</text:p>
          </table:table-cell>
          <table:table-cell office:value-type="float" office:value="2.763e-06">
            <text:p>2.763e-06</text:p>
          </table:table-cell>
          <table:table-cell office:value-type="float" office:value="0">
            <text:p/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46">
            <text:p>8646</text:p>
          </table:table-cell>
          <table:table-cell office:value-type="float" office:value="8665">
            <text:p>8665</text:p>
          </table:table-cell>
          <table:table-cell office:value-type="float" office:value="1.9018e-05">
            <text:p>1.9018e-05</text:p>
          </table:table-cell>
          <table:table-cell office:value-type="float" office:value="3.863e-06">
            <text:p>3.86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47">
            <text:p>8647</text:p>
          </table:table-cell>
          <table:table-cell office:value-type="float" office:value="8656">
            <text:p>8656</text:p>
          </table:table-cell>
          <table:table-cell office:value-type="float" office:value="1.4652e-05">
            <text:p>1.4652e-05</text:p>
          </table:table-cell>
          <table:table-cell office:value-type="float" office:value="2.9763e-06">
            <text:p>2.976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48">
            <text:p>8648</text:p>
          </table:table-cell>
          <table:table-cell office:value-type="float" office:value="8664">
            <text:p>8664</text:p>
          </table:table-cell>
          <table:table-cell office:value-type="float" office:value="1.0419e-05">
            <text:p>1.0419e-05</text:p>
          </table:table-cell>
          <table:table-cell office:value-type="float" office:value="5.7305e-06">
            <text:p>5.7305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48">
            <text:p>8648</text:p>
          </table:table-cell>
          <table:table-cell office:value-type="float" office:value="8679">
            <text:p>8679</text:p>
          </table:table-cell>
          <table:table-cell office:value-type="float" office:value="1.856e-05">
            <text:p>1.856e-05</text:p>
          </table:table-cell>
          <table:table-cell office:value-type="float" office:value="3.77e-06">
            <text:p>3.77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49">
            <text:p>8649</text:p>
          </table:table-cell>
          <table:table-cell office:value-type="float" office:value="8669">
            <text:p>8669</text:p>
          </table:table-cell>
          <table:table-cell office:value-type="float" office:value="2.889e-05">
            <text:p>2.889e-05</text:p>
          </table:table-cell>
          <table:table-cell office:value-type="float" office:value="5.8683e-06">
            <text:p>5.868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51">
            <text:p>8651</text:p>
          </table:table-cell>
          <table:table-cell office:value-type="float" office:value="8652">
            <text:p>8652</text:p>
          </table:table-cell>
          <table:table-cell office:value-type="float" office:value="7.2942e-06">
            <text:p>7.2942e-06</text:p>
          </table:table-cell>
          <table:table-cell office:value-type="float" office:value="4.0118e-06">
            <text:p>4.0118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52">
            <text:p>8652</text:p>
          </table:table-cell>
          <table:table-cell office:value-type="float" office:value="8653">
            <text:p>8653</text:p>
          </table:table-cell>
          <table:table-cell office:value-type="float" office:value="1.4676e-05">
            <text:p>1.4676e-05</text:p>
          </table:table-cell>
          <table:table-cell office:value-type="float" office:value="2.981e-06">
            <text:p>2.981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53">
            <text:p>8653</text:p>
          </table:table-cell>
          <table:table-cell office:value-type="float" office:value="8658">
            <text:p>8658</text:p>
          </table:table-cell>
          <table:table-cell office:value-type="float" office:value="1.1128e-05">
            <text:p>1.1128e-05</text:p>
          </table:table-cell>
          <table:table-cell office:value-type="float" office:value="2.2604e-06">
            <text:p>2.2604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54">
            <text:p>8654</text:p>
          </table:table-cell>
          <table:table-cell office:value-type="float" office:value="8666">
            <text:p>8666</text:p>
          </table:table-cell>
          <table:table-cell office:value-type="float" office:value="3.639e-05">
            <text:p>3.639e-05</text:p>
          </table:table-cell>
          <table:table-cell office:value-type="float" office:value="7.3918e-06">
            <text:p>7.391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55">
            <text:p>8655</text:p>
          </table:table-cell>
          <table:table-cell office:value-type="float" office:value="8656">
            <text:p>8656</text:p>
          </table:table-cell>
          <table:table-cell office:value-type="float" office:value="1.4202e-05">
            <text:p>1.4202e-05</text:p>
          </table:table-cell>
          <table:table-cell office:value-type="float" office:value="2.8848e-06">
            <text:p>2.884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56">
            <text:p>8656</text:p>
          </table:table-cell>
          <table:table-cell office:value-type="float" office:value="8687">
            <text:p>8687</text:p>
          </table:table-cell>
          <table:table-cell office:value-type="float" office:value="4.5268e-05">
            <text:p>4.5268e-05</text:p>
          </table:table-cell>
          <table:table-cell office:value-type="float" office:value="9.1952e-06">
            <text:p>9.1952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57">
            <text:p>8657</text:p>
          </table:table-cell>
          <table:table-cell office:value-type="float" office:value="8671">
            <text:p>8671</text:p>
          </table:table-cell>
          <table:table-cell office:value-type="float" office:value="3.698e-05">
            <text:p>3.698e-05</text:p>
          </table:table-cell>
          <table:table-cell office:value-type="float" office:value="7.5117e-06">
            <text:p>7.5117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57">
            <text:p>8657</text:p>
          </table:table-cell>
          <table:table-cell office:value-type="float" office:value="8677">
            <text:p>8677</text:p>
          </table:table-cell>
          <table:table-cell office:value-type="float" office:value="3.366e-05">
            <text:p>3.366e-05</text:p>
          </table:table-cell>
          <table:table-cell office:value-type="float" office:value="6.8372e-06">
            <text:p>6.8372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58">
            <text:p>8658</text:p>
          </table:table-cell>
          <table:table-cell office:value-type="float" office:value="8670">
            <text:p>8670</text:p>
          </table:table-cell>
          <table:table-cell office:value-type="float" office:value="2.2301e-05">
            <text:p>2.2301e-05</text:p>
          </table:table-cell>
          <table:table-cell office:value-type="float" office:value="4.53e-06">
            <text:p>4.5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58">
            <text:p>8658</text:p>
          </table:table-cell>
          <table:table-cell office:value-type="float" office:value="8673">
            <text:p>8673</text:p>
          </table:table-cell>
          <table:table-cell office:value-type="float" office:value="3.5167e-05">
            <text:p>3.5167e-05</text:p>
          </table:table-cell>
          <table:table-cell office:value-type="float" office:value="7.1432e-06">
            <text:p>7.1432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60">
            <text:p>8660</text:p>
          </table:table-cell>
          <table:table-cell office:value-type="float" office:value="8661">
            <text:p>8661</text:p>
          </table:table-cell>
          <table:table-cell office:value-type="float" office:value="1.8102e-05">
            <text:p>1.8102e-05</text:p>
          </table:table-cell>
          <table:table-cell office:value-type="float" office:value="3.677e-06">
            <text:p>3.677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61">
            <text:p>8661</text:p>
          </table:table-cell>
          <table:table-cell office:value-type="float" office:value="8670">
            <text:p>8670</text:p>
          </table:table-cell>
          <table:table-cell office:value-type="float" office:value="2.0678e-05">
            <text:p>2.0678e-05</text:p>
          </table:table-cell>
          <table:table-cell office:value-type="float" office:value="4.2003e-06">
            <text:p>4.200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62">
            <text:p>8662</text:p>
          </table:table-cell>
          <table:table-cell office:value-type="float" office:value="8663">
            <text:p>8663</text:p>
          </table:table-cell>
          <table:table-cell office:value-type="float" office:value="1.768e-05">
            <text:p>1.768e-05</text:p>
          </table:table-cell>
          <table:table-cell office:value-type="float" office:value="3.5913e-06">
            <text:p>3.591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63">
            <text:p>8663</text:p>
          </table:table-cell>
          <table:table-cell office:value-type="float" office:value="8665">
            <text:p>8665</text:p>
          </table:table-cell>
          <table:table-cell office:value-type="float" office:value="1.8263e-05">
            <text:p>1.8263e-05</text:p>
          </table:table-cell>
          <table:table-cell office:value-type="float" office:value="3.7097e-06">
            <text:p>3.7097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64">
            <text:p>8664</text:p>
          </table:table-cell>
          <table:table-cell office:value-type="float" office:value="8680">
            <text:p>8680</text:p>
          </table:table-cell>
          <table:table-cell office:value-type="float" office:value="9.6925e-06">
            <text:p>9.6925e-06</text:p>
          </table:table-cell>
          <table:table-cell office:value-type="float" office:value="5.331e-06">
            <text:p>5.331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64">
            <text:p>8664</text:p>
          </table:table-cell>
          <table:table-cell office:value-type="float" office:value="8698">
            <text:p>8698</text:p>
          </table:table-cell>
          <table:table-cell office:value-type="float" office:value="2.4144e-05">
            <text:p>2.4144e-05</text:p>
          </table:table-cell>
          <table:table-cell office:value-type="float" office:value="4.9042e-06">
            <text:p>4.9042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66">
            <text:p>8666</text:p>
          </table:table-cell>
          <table:table-cell office:value-type="float" office:value="8667">
            <text:p>8667</text:p>
          </table:table-cell>
          <table:table-cell office:value-type="float" office:value="3.4147e-05">
            <text:p>3.4147e-05</text:p>
          </table:table-cell>
          <table:table-cell office:value-type="float" office:value="6.9362e-06">
            <text:p>6.9362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67">
            <text:p>8667</text:p>
          </table:table-cell>
          <table:table-cell office:value-type="float" office:value="8683">
            <text:p>8683</text:p>
          </table:table-cell>
          <table:table-cell office:value-type="float" office:value="3.7465e-05">
            <text:p>3.7465e-05</text:p>
          </table:table-cell>
          <table:table-cell office:value-type="float" office:value="7.61e-06">
            <text:p>7.61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70">
            <text:p>8670</text:p>
          </table:table-cell>
          <table:table-cell office:value-type="float" office:value="8672">
            <text:p>8672</text:p>
          </table:table-cell>
          <table:table-cell office:value-type="float" office:value="1.105e-05">
            <text:p>1.105e-05</text:p>
          </table:table-cell>
          <table:table-cell office:value-type="float" office:value="6.0775e-06">
            <text:p>6.0775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70">
            <text:p>8670</text:p>
          </table:table-cell>
          <table:table-cell office:value-type="float" office:value="8674">
            <text:p>8674</text:p>
          </table:table-cell>
          <table:table-cell office:value-type="float" office:value="2.8828e-05">
            <text:p>2.8828e-05</text:p>
          </table:table-cell>
          <table:table-cell office:value-type="float" office:value="5.8555e-06">
            <text:p>5.855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70">
            <text:p>8670</text:p>
          </table:table-cell>
          <table:table-cell office:value-type="float" office:value="8692">
            <text:p>8692</text:p>
          </table:table-cell>
          <table:table-cell office:value-type="float" office:value="1.9913e-05">
            <text:p>1.9913e-05</text:p>
          </table:table-cell>
          <table:table-cell office:value-type="float" office:value="4.0447e-06">
            <text:p>4.0447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71">
            <text:p>8671</text:p>
          </table:table-cell>
          <table:table-cell office:value-type="float" office:value="8706">
            <text:p>8706</text:p>
          </table:table-cell>
          <table:table-cell office:value-type="float" office:value="5.6915e-05">
            <text:p>5.6915e-05</text:p>
          </table:table-cell>
          <table:table-cell office:value-type="float" office:value="1.1561e-05">
            <text:p>1.1561e-05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72">
            <text:p>8672</text:p>
          </table:table-cell>
          <table:table-cell office:value-type="float" office:value="8685">
            <text:p>8685</text:p>
          </table:table-cell>
          <table:table-cell office:value-type="float" office:value="8.3725e-06">
            <text:p>8.3725e-06</text:p>
          </table:table-cell>
          <table:table-cell office:value-type="float" office:value="4.605e-06">
            <text:p>4.605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74">
            <text:p>8674</text:p>
          </table:table-cell>
          <table:table-cell office:value-type="float" office:value="8682">
            <text:p>8682</text:p>
          </table:table-cell>
          <table:table-cell office:value-type="float" office:value="1.7644e-05">
            <text:p>1.7644e-05</text:p>
          </table:table-cell>
          <table:table-cell office:value-type="float" office:value="3.584e-06">
            <text:p>3.584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75">
            <text:p>8675</text:p>
          </table:table-cell>
          <table:table-cell office:value-type="float" office:value="8676">
            <text:p>8676</text:p>
          </table:table-cell>
          <table:table-cell office:value-type="float" office:value="3.326e-05">
            <text:p>3.326e-05</text:p>
          </table:table-cell>
          <table:table-cell office:value-type="float" office:value="6.756e-06">
            <text:p>6.756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76">
            <text:p>8676</text:p>
          </table:table-cell>
          <table:table-cell office:value-type="float" office:value="8686">
            <text:p>8686</text:p>
          </table:table-cell>
          <table:table-cell office:value-type="float" office:value="8.1965e-06">
            <text:p>8.1965e-06</text:p>
          </table:table-cell>
          <table:table-cell office:value-type="float" office:value="4.508e-06">
            <text:p>4.508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76">
            <text:p>8676</text:p>
          </table:table-cell>
          <table:table-cell office:value-type="float" office:value="8690">
            <text:p>8690</text:p>
          </table:table-cell>
          <table:table-cell office:value-type="float" office:value="7.6745e-06">
            <text:p>7.6745e-06</text:p>
          </table:table-cell>
          <table:table-cell office:value-type="float" office:value="6.3955e-06">
            <text:p>6.3955e-06</text:p>
          </table:table-cell>
          <table:table-cell office:value-type="float" office:value="0">
            <text:p/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76">
            <text:p>8676</text:p>
          </table:table-cell>
          <table:table-cell office:value-type="float" office:value="8702">
            <text:p>8702</text:p>
          </table:table-cell>
          <table:table-cell office:value-type="float" office:value="3.5717e-05">
            <text:p>3.5717e-05</text:p>
          </table:table-cell>
          <table:table-cell office:value-type="float" office:value="7.255e-06">
            <text:p>7.25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77">
            <text:p>8677</text:p>
          </table:table-cell>
          <table:table-cell office:value-type="float" office:value="8678">
            <text:p>8678</text:p>
          </table:table-cell>
          <table:table-cell office:value-type="float" office:value="2.6205e-05">
            <text:p>2.6205e-05</text:p>
          </table:table-cell>
          <table:table-cell office:value-type="float" office:value="5.3228e-06">
            <text:p>5.322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78">
            <text:p>8678</text:p>
          </table:table-cell>
          <table:table-cell office:value-type="float" office:value="8684">
            <text:p>8684</text:p>
          </table:table-cell>
          <table:table-cell office:value-type="float" office:value="2.4596e-05">
            <text:p>2.4596e-05</text:p>
          </table:table-cell>
          <table:table-cell office:value-type="float" office:value="4.996e-06">
            <text:p>4.996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79">
            <text:p>8679</text:p>
          </table:table-cell>
          <table:table-cell office:value-type="float" office:value="8688">
            <text:p>8688</text:p>
          </table:table-cell>
          <table:table-cell office:value-type="float" office:value="2.2952e-05">
            <text:p>2.2952e-05</text:p>
          </table:table-cell>
          <table:table-cell office:value-type="float" office:value="4.662e-06">
            <text:p>4.662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80">
            <text:p>8680</text:p>
          </table:table-cell>
          <table:table-cell office:value-type="float" office:value="8689">
            <text:p>8689</text:p>
          </table:table-cell>
          <table:table-cell office:value-type="float" office:value="3.6258e-05">
            <text:p>3.6258e-05</text:p>
          </table:table-cell>
          <table:table-cell office:value-type="float" office:value="3.0215e-05">
            <text:p>3.0215e-05</text:p>
          </table:table-cell>
          <table:table-cell office:value-type="float" office:value="0">
            <text:p/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81">
            <text:p>8681</text:p>
          </table:table-cell>
          <table:table-cell office:value-type="float" office:value="8682">
            <text:p>8682</text:p>
          </table:table-cell>
          <table:table-cell office:value-type="float" office:value="2.4189e-05">
            <text:p>2.4189e-05</text:p>
          </table:table-cell>
          <table:table-cell office:value-type="float" office:value="4.9132e-06">
            <text:p>4.9132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81">
            <text:p>8681</text:p>
          </table:table-cell>
          <table:table-cell office:value-type="float" office:value="8709">
            <text:p>8709</text:p>
          </table:table-cell>
          <table:table-cell office:value-type="float" office:value="3.686e-05">
            <text:p>3.686e-05</text:p>
          </table:table-cell>
          <table:table-cell office:value-type="float" office:value="7.487e-06">
            <text:p>7.487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82">
            <text:p>8682</text:p>
          </table:table-cell>
          <table:table-cell office:value-type="float" office:value="8699">
            <text:p>8699</text:p>
          </table:table-cell>
          <table:table-cell office:value-type="float" office:value="3.924e-05">
            <text:p>3.924e-05</text:p>
          </table:table-cell>
          <table:table-cell office:value-type="float" office:value="7.9705e-06">
            <text:p>7.970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85">
            <text:p>8685</text:p>
          </table:table-cell>
          <table:table-cell office:value-type="float" office:value="8686">
            <text:p>8686</text:p>
          </table:table-cell>
          <table:table-cell office:value-type="float" office:value="8.9495e-06">
            <text:p>8.9495e-06</text:p>
          </table:table-cell>
          <table:table-cell office:value-type="float" office:value="4.9223e-06">
            <text:p>4.9223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89">
            <text:p>8689</text:p>
          </table:table-cell>
          <table:table-cell office:value-type="float" office:value="8729">
            <text:p>8729</text:p>
          </table:table-cell>
          <table:table-cell office:value-type="float" office:value="3.0725e-05">
            <text:p>3.0725e-05</text:p>
          </table:table-cell>
          <table:table-cell office:value-type="float" office:value="3.9503e-05">
            <text:p>3.9503e-05</text:p>
          </table:table-cell>
          <table:table-cell office:value-type="float" office:value="0">
            <text:p/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89">
            <text:p>8689</text:p>
          </table:table-cell>
          <table:table-cell office:value-type="float" office:value="8734">
            <text:p>8734</text:p>
          </table:table-cell>
          <table:table-cell office:value-type="float" office:value="1.1557e-05">
            <text:p>1.1557e-05</text:p>
          </table:table-cell>
          <table:table-cell office:value-type="float" office:value="9.6305e-06">
            <text:p>9.6305e-06</text:p>
          </table:table-cell>
          <table:table-cell office:value-type="float" office:value="0">
            <text:p/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89">
            <text:p>8689</text:p>
          </table:table-cell>
          <table:table-cell office:value-type="float" office:value="8735">
            <text:p>8735</text:p>
          </table:table-cell>
          <table:table-cell office:value-type="float" office:value="9.001e-09">
            <text:p>9.001e-09</text:p>
          </table:table-cell>
          <table:table-cell office:value-type="float" office:value="1.001e-08">
            <text:p>1.001e-08</text:p>
          </table:table-cell>
          <table:table-cell office:value-type="float" office:value="0">
            <text:p/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89">
            <text:p>8689</text:p>
          </table:table-cell>
          <table:table-cell office:value-type="float" office:value="8755">
            <text:p>8755</text:p>
          </table:table-cell>
          <table:table-cell office:value-type="float" office:value="6.112e-06">
            <text:p>6.112e-06</text:p>
          </table:table-cell>
          <table:table-cell office:value-type="float" office:value="7.8583e-06">
            <text:p>7.8583e-06</text:p>
          </table:table-cell>
          <table:table-cell office:value-type="float" office:value="0">
            <text:p/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89">
            <text:p>8689</text:p>
          </table:table-cell>
          <table:table-cell office:value-type="float" office:value="8788">
            <text:p>8788</text:p>
          </table:table-cell>
          <table:table-cell office:value-type="float" office:value="2.5e-06">
            <text:p>2.5e-06</text:p>
          </table:table-cell>
          <table:table-cell office:value-type="float" office:value="8.3333e-05">
            <text:p>8.3333e-05</text:p>
          </table:table-cell>
          <table:table-cell office:value-type="float" office:value="0">
            <text:p/>
          </table:table-cell>
          <table:table-cell office:value-type="float" office:value="120.0">
            <text:p>120.0</text:p>
          </table:table-cell>
          <table:table-cell office:value-type="float" office:value="120.0">
            <text:p>120.0</text:p>
          </table:table-cell>
          <table:table-cell office:value-type="float" office:value="120.0">
            <text:p>120.0</text:p>
          </table:table-cell>
          <table:table-cell office:value-type="float" office:value="0.9654">
            <text:p>0.965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90">
            <text:p>8690</text:p>
          </table:table-cell>
          <table:table-cell office:value-type="float" office:value="8691">
            <text:p>8691</text:p>
          </table:table-cell>
          <table:table-cell office:value-type="float" office:value="6.5625e-06">
            <text:p>6.5625e-06</text:p>
          </table:table-cell>
          <table:table-cell office:value-type="float" office:value="5.4687e-06">
            <text:p>5.4687e-06</text:p>
          </table:table-cell>
          <table:table-cell office:value-type="float" office:value="0">
            <text:p/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13.856">
            <text:p>13.85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91">
            <text:p>8691</text:p>
          </table:table-cell>
          <table:table-cell office:value-type="float" office:value="8707">
            <text:p>8707</text:p>
          </table:table-cell>
          <table:table-cell office:value-type="float" office:value="3.327e-05">
            <text:p>3.327e-05</text:p>
          </table:table-cell>
          <table:table-cell office:value-type="float" office:value="6.758e-06">
            <text:p>6.75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91">
            <text:p>8691</text:p>
          </table:table-cell>
          <table:table-cell office:value-type="float" office:value="8708">
            <text:p>8708</text:p>
          </table:table-cell>
          <table:table-cell office:value-type="float" office:value="5.9827e-06">
            <text:p>5.9827e-06</text:p>
          </table:table-cell>
          <table:table-cell office:value-type="float" office:value="7.692e-06">
            <text:p>7.692e-06</text:p>
          </table:table-cell>
          <table:table-cell office:value-type="float" office:value="0">
            <text:p/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93">
            <text:p>8693</text:p>
          </table:table-cell>
          <table:table-cell office:value-type="float" office:value="8694">
            <text:p>8694</text:p>
          </table:table-cell>
          <table:table-cell office:value-type="float" office:value="2.2418e-05">
            <text:p>2.2418e-05</text:p>
          </table:table-cell>
          <table:table-cell office:value-type="float" office:value="4.5538e-06">
            <text:p>4.553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94">
            <text:p>8694</text:p>
          </table:table-cell>
          <table:table-cell office:value-type="float" office:value="8707">
            <text:p>8707</text:p>
          </table:table-cell>
          <table:table-cell office:value-type="float" office:value="2.5315e-05">
            <text:p>2.5315e-05</text:p>
          </table:table-cell>
          <table:table-cell office:value-type="float" office:value="5.1418e-06">
            <text:p>5.141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94">
            <text:p>8694</text:p>
          </table:table-cell>
          <table:table-cell office:value-type="float" office:value="8710">
            <text:p>8710</text:p>
          </table:table-cell>
          <table:table-cell office:value-type="float" office:value="2.879e-05">
            <text:p>2.879e-05</text:p>
          </table:table-cell>
          <table:table-cell office:value-type="float" office:value="5.848e-06">
            <text:p>5.84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95">
            <text:p>8695</text:p>
          </table:table-cell>
          <table:table-cell office:value-type="float" office:value="8697">
            <text:p>8697</text:p>
          </table:table-cell>
          <table:table-cell office:value-type="float" office:value="0.00018058">
            <text:p>0.00018058</text:p>
          </table:table-cell>
          <table:table-cell office:value-type="float" office:value="3.668e-05">
            <text:p>3.668e-05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96">
            <text:p>8696</text:p>
          </table:table-cell>
          <table:table-cell office:value-type="float" office:value="8697">
            <text:p>8697</text:p>
          </table:table-cell>
          <table:table-cell office:value-type="float" office:value="2.3043e-05">
            <text:p>2.3043e-05</text:p>
          </table:table-cell>
          <table:table-cell office:value-type="float" office:value="4.6808e-06">
            <text:p>4.680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97">
            <text:p>8697</text:p>
          </table:table-cell>
          <table:table-cell office:value-type="float" office:value="8701">
            <text:p>8701</text:p>
          </table:table-cell>
          <table:table-cell office:value-type="float" office:value="5.6608e-05">
            <text:p>5.6608e-05</text:p>
          </table:table-cell>
          <table:table-cell office:value-type="float" office:value="1.1498e-05">
            <text:p>1.1498e-05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699">
            <text:p>8699</text:p>
          </table:table-cell>
          <table:table-cell office:value-type="float" office:value="8700">
            <text:p>8700</text:p>
          </table:table-cell>
          <table:table-cell office:value-type="float" office:value="3.3005e-05">
            <text:p>3.3005e-05</text:p>
          </table:table-cell>
          <table:table-cell office:value-type="float" office:value="6.7043e-06">
            <text:p>6.704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00">
            <text:p>8700</text:p>
          </table:table-cell>
          <table:table-cell office:value-type="float" office:value="8705">
            <text:p>8705</text:p>
          </table:table-cell>
          <table:table-cell office:value-type="float" office:value="2.3344e-05">
            <text:p>2.3344e-05</text:p>
          </table:table-cell>
          <table:table-cell office:value-type="float" office:value="4.7418e-06">
            <text:p>4.741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00">
            <text:p>8700</text:p>
          </table:table-cell>
          <table:table-cell office:value-type="float" office:value="8713">
            <text:p>8713</text:p>
          </table:table-cell>
          <table:table-cell office:value-type="float" office:value="3.6613e-05">
            <text:p>3.6613e-05</text:p>
          </table:table-cell>
          <table:table-cell office:value-type="float" office:value="7.4368e-06">
            <text:p>7.436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02">
            <text:p>8702</text:p>
          </table:table-cell>
          <table:table-cell office:value-type="float" office:value="8715">
            <text:p>8715</text:p>
          </table:table-cell>
          <table:table-cell office:value-type="float" office:value="3.8242e-05">
            <text:p>3.8242e-05</text:p>
          </table:table-cell>
          <table:table-cell office:value-type="float" office:value="7.7678e-06">
            <text:p>7.767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03">
            <text:p>8703</text:p>
          </table:table-cell>
          <table:table-cell office:value-type="float" office:value="8704">
            <text:p>8704</text:p>
          </table:table-cell>
          <table:table-cell office:value-type="float" office:value="2.4392e-05">
            <text:p>2.4392e-05</text:p>
          </table:table-cell>
          <table:table-cell office:value-type="float" office:value="4.9545e-06">
            <text:p>4.954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04">
            <text:p>8704</text:p>
          </table:table-cell>
          <table:table-cell office:value-type="float" office:value="8710">
            <text:p>8710</text:p>
          </table:table-cell>
          <table:table-cell office:value-type="float" office:value="2.1357e-05">
            <text:p>2.1357e-05</text:p>
          </table:table-cell>
          <table:table-cell office:value-type="float" office:value="4.338e-06">
            <text:p>4.33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04">
            <text:p>8704</text:p>
          </table:table-cell>
          <table:table-cell office:value-type="float" office:value="8726">
            <text:p>8726</text:p>
          </table:table-cell>
          <table:table-cell office:value-type="float" office:value="1.2342e-05">
            <text:p>1.2342e-05</text:p>
          </table:table-cell>
          <table:table-cell office:value-type="float" office:value="6.788e-06">
            <text:p>6.788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08">
            <text:p>8708</text:p>
          </table:table-cell>
          <table:table-cell office:value-type="float" office:value="8717">
            <text:p>8717</text:p>
          </table:table-cell>
          <table:table-cell office:value-type="float" office:value="2.5193e-05">
            <text:p>2.5193e-05</text:p>
          </table:table-cell>
          <table:table-cell office:value-type="float" office:value="5.117e-06">
            <text:p>5.117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08">
            <text:p>8708</text:p>
          </table:table-cell>
          <table:table-cell office:value-type="float" office:value="8735">
            <text:p>8735</text:p>
          </table:table-cell>
          <table:table-cell office:value-type="float" office:value="2.8873e-06">
            <text:p>2.8873e-06</text:p>
          </table:table-cell>
          <table:table-cell office:value-type="float" office:value="3.7122e-06">
            <text:p>3.7122e-06</text:p>
          </table:table-cell>
          <table:table-cell office:value-type="float" office:value="0">
            <text:p/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17.84">
            <text:p>17.8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08">
            <text:p>8708</text:p>
          </table:table-cell>
          <table:table-cell office:value-type="float" office:value="8739">
            <text:p>8739</text:p>
          </table:table-cell>
          <table:table-cell office:value-type="float" office:value="2.536e-05">
            <text:p>2.536e-05</text:p>
          </table:table-cell>
          <table:table-cell office:value-type="float" office:value="5.1513e-06">
            <text:p>5.151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10">
            <text:p>8710</text:p>
          </table:table-cell>
          <table:table-cell office:value-type="float" office:value="8728">
            <text:p>8728</text:p>
          </table:table-cell>
          <table:table-cell office:value-type="float" office:value="3.1483e-05">
            <text:p>3.1483e-05</text:p>
          </table:table-cell>
          <table:table-cell office:value-type="float" office:value="6.3948e-06">
            <text:p>6.394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13">
            <text:p>8713</text:p>
          </table:table-cell>
          <table:table-cell office:value-type="float" office:value="8714">
            <text:p>8714</text:p>
          </table:table-cell>
          <table:table-cell office:value-type="float" office:value="3.8255e-05">
            <text:p>3.8255e-05</text:p>
          </table:table-cell>
          <table:table-cell office:value-type="float" office:value="7.7703e-06">
            <text:p>7.770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14">
            <text:p>8714</text:p>
          </table:table-cell>
          <table:table-cell office:value-type="float" office:value="8733">
            <text:p>8733</text:p>
          </table:table-cell>
          <table:table-cell office:value-type="float" office:value="6.8372e-06">
            <text:p>6.8372e-06</text:p>
          </table:table-cell>
          <table:table-cell office:value-type="float" office:value="3.7605e-06">
            <text:p>3.7605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14">
            <text:p>8714</text:p>
          </table:table-cell>
          <table:table-cell office:value-type="float" office:value="8740">
            <text:p>8740</text:p>
          </table:table-cell>
          <table:table-cell office:value-type="float" office:value="2.7828e-05">
            <text:p>2.7828e-05</text:p>
          </table:table-cell>
          <table:table-cell office:value-type="float" office:value="5.6528e-06">
            <text:p>5.652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15">
            <text:p>8715</text:p>
          </table:table-cell>
          <table:table-cell office:value-type="float" office:value="8720">
            <text:p>8720</text:p>
          </table:table-cell>
          <table:table-cell office:value-type="float" office:value="2.9348e-05">
            <text:p>2.9348e-05</text:p>
          </table:table-cell>
          <table:table-cell office:value-type="float" office:value="5.961e-06">
            <text:p>5.961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16">
            <text:p>8716</text:p>
          </table:table-cell>
          <table:table-cell office:value-type="float" office:value="8717">
            <text:p>8717</text:p>
          </table:table-cell>
          <table:table-cell office:value-type="float" office:value="3.0373e-05">
            <text:p>3.0373e-05</text:p>
          </table:table-cell>
          <table:table-cell office:value-type="float" office:value="6.1693e-06">
            <text:p>6.169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17">
            <text:p>8717</text:p>
          </table:table-cell>
          <table:table-cell office:value-type="float" office:value="8736">
            <text:p>8736</text:p>
          </table:table-cell>
          <table:table-cell office:value-type="float" office:value="2.2211e-05">
            <text:p>2.2211e-05</text:p>
          </table:table-cell>
          <table:table-cell office:value-type="float" office:value="4.5115e-06">
            <text:p>4.511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18">
            <text:p>8718</text:p>
          </table:table-cell>
          <table:table-cell office:value-type="float" office:value="8723">
            <text:p>8723</text:p>
          </table:table-cell>
          <table:table-cell office:value-type="float" office:value="7.1907e-06">
            <text:p>7.1907e-06</text:p>
          </table:table-cell>
          <table:table-cell office:value-type="float" office:value="3.955e-06">
            <text:p>3.955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19">
            <text:p>8719</text:p>
          </table:table-cell>
          <table:table-cell office:value-type="float" office:value="8720">
            <text:p>8720</text:p>
          </table:table-cell>
          <table:table-cell office:value-type="float" office:value="1.5311e-05">
            <text:p>1.5311e-05</text:p>
          </table:table-cell>
          <table:table-cell office:value-type="float" office:value="3.11e-06">
            <text:p>3.11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19">
            <text:p>8719</text:p>
          </table:table-cell>
          <table:table-cell office:value-type="float" office:value="8724">
            <text:p>8724</text:p>
          </table:table-cell>
          <table:table-cell office:value-type="float" office:value="2.3884e-05">
            <text:p>2.3884e-05</text:p>
          </table:table-cell>
          <table:table-cell office:value-type="float" office:value="4.8515e-06">
            <text:p>4.851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21">
            <text:p>8721</text:p>
          </table:table-cell>
          <table:table-cell office:value-type="float" office:value="8722">
            <text:p>8722</text:p>
          </table:table-cell>
          <table:table-cell office:value-type="float" office:value="1.9723e-05">
            <text:p>1.9723e-05</text:p>
          </table:table-cell>
          <table:table-cell office:value-type="float" office:value="4.0063e-06">
            <text:p>4.006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21">
            <text:p>8721</text:p>
          </table:table-cell>
          <table:table-cell office:value-type="float" office:value="8737">
            <text:p>8737</text:p>
          </table:table-cell>
          <table:table-cell office:value-type="float" office:value="3.5807e-05">
            <text:p>3.5807e-05</text:p>
          </table:table-cell>
          <table:table-cell office:value-type="float" office:value="7.2733e-06">
            <text:p>7.273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22">
            <text:p>8722</text:p>
          </table:table-cell>
          <table:table-cell office:value-type="float" office:value="8729">
            <text:p>8729</text:p>
          </table:table-cell>
          <table:table-cell office:value-type="float" office:value="1.7574e-05">
            <text:p>1.7574e-05</text:p>
          </table:table-cell>
          <table:table-cell office:value-type="float" office:value="3.5698e-06">
            <text:p>3.569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23">
            <text:p>8723</text:p>
          </table:table-cell>
          <table:table-cell office:value-type="float" office:value="8730">
            <text:p>8730</text:p>
          </table:table-cell>
          <table:table-cell office:value-type="float" office:value="2.2727e-05">
            <text:p>2.2727e-05</text:p>
          </table:table-cell>
          <table:table-cell office:value-type="float" office:value="4.6165e-06">
            <text:p>4.616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24">
            <text:p>8724</text:p>
          </table:table-cell>
          <table:table-cell office:value-type="float" office:value="8725">
            <text:p>8725</text:p>
          </table:table-cell>
          <table:table-cell office:value-type="float" office:value="1.5458e-05">
            <text:p>1.5458e-05</text:p>
          </table:table-cell>
          <table:table-cell office:value-type="float" office:value="3.1397e-06">
            <text:p>3.1397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29">
            <text:p>8729</text:p>
          </table:table-cell>
          <table:table-cell office:value-type="float" office:value="8738">
            <text:p>8738</text:p>
          </table:table-cell>
          <table:table-cell office:value-type="float" office:value="3.2355e-05">
            <text:p>3.2355e-05</text:p>
          </table:table-cell>
          <table:table-cell office:value-type="float" office:value="6.5718e-06">
            <text:p>6.571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33">
            <text:p>8733</text:p>
          </table:table-cell>
          <table:table-cell office:value-type="float" office:value="8734">
            <text:p>8734</text:p>
          </table:table-cell>
          <table:table-cell office:value-type="float" office:value="1.4808e-05">
            <text:p>1.4808e-05</text:p>
          </table:table-cell>
          <table:table-cell office:value-type="float" office:value="8.144e-06">
            <text:p>8.144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36">
            <text:p>8736</text:p>
          </table:table-cell>
          <table:table-cell office:value-type="float" office:value="8749">
            <text:p>8749</text:p>
          </table:table-cell>
          <table:table-cell office:value-type="float" office:value="2.4195e-05">
            <text:p>2.4195e-05</text:p>
          </table:table-cell>
          <table:table-cell office:value-type="float" office:value="4.9147e-06">
            <text:p>4.9147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37">
            <text:p>8737</text:p>
          </table:table-cell>
          <table:table-cell office:value-type="float" office:value="8744">
            <text:p>8744</text:p>
          </table:table-cell>
          <table:table-cell office:value-type="float" office:value="2.9283e-05">
            <text:p>2.9283e-05</text:p>
          </table:table-cell>
          <table:table-cell office:value-type="float" office:value="5.9477e-06">
            <text:p>5.9477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38">
            <text:p>8738</text:p>
          </table:table-cell>
          <table:table-cell office:value-type="float" office:value="8762">
            <text:p>8762</text:p>
          </table:table-cell>
          <table:table-cell office:value-type="float" office:value="0.00010699">
            <text:p>0.00010699</text:p>
          </table:table-cell>
          <table:table-cell office:value-type="float" office:value="2.1732e-05">
            <text:p>2.1732e-05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40">
            <text:p>8740</text:p>
          </table:table-cell>
          <table:table-cell office:value-type="float" office:value="8746">
            <text:p>8746</text:p>
          </table:table-cell>
          <table:table-cell office:value-type="float" office:value="4.065e-05">
            <text:p>4.065e-05</text:p>
          </table:table-cell>
          <table:table-cell office:value-type="float" office:value="8.2568e-06">
            <text:p>8.256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41">
            <text:p>8741</text:p>
          </table:table-cell>
          <table:table-cell office:value-type="float" office:value="8742">
            <text:p>8742</text:p>
          </table:table-cell>
          <table:table-cell office:value-type="float" office:value="1.7106e-05">
            <text:p>1.7106e-05</text:p>
          </table:table-cell>
          <table:table-cell office:value-type="float" office:value="3.4745e-06">
            <text:p>3.474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41">
            <text:p>8741</text:p>
          </table:table-cell>
          <table:table-cell office:value-type="float" office:value="8745">
            <text:p>8745</text:p>
          </table:table-cell>
          <table:table-cell office:value-type="float" office:value="1.6192e-05">
            <text:p>1.6192e-05</text:p>
          </table:table-cell>
          <table:table-cell office:value-type="float" office:value="3.289e-06">
            <text:p>3.289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41">
            <text:p>8741</text:p>
          </table:table-cell>
          <table:table-cell office:value-type="float" office:value="8750">
            <text:p>8750</text:p>
          </table:table-cell>
          <table:table-cell office:value-type="float" office:value="3.186e-05">
            <text:p>3.186e-05</text:p>
          </table:table-cell>
          <table:table-cell office:value-type="float" office:value="6.4715e-06">
            <text:p>6.471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43">
            <text:p>8743</text:p>
          </table:table-cell>
          <table:table-cell office:value-type="float" office:value="8744">
            <text:p>8744</text:p>
          </table:table-cell>
          <table:table-cell office:value-type="float" office:value="1.7586e-05">
            <text:p>1.7586e-05</text:p>
          </table:table-cell>
          <table:table-cell office:value-type="float" office:value="3.5723e-06">
            <text:p>3.572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46">
            <text:p>8746</text:p>
          </table:table-cell>
          <table:table-cell office:value-type="float" office:value="8758">
            <text:p>8758</text:p>
          </table:table-cell>
          <table:table-cell office:value-type="float" office:value="4.0265e-05">
            <text:p>4.0265e-05</text:p>
          </table:table-cell>
          <table:table-cell office:value-type="float" office:value="8.1788e-06">
            <text:p>8.178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47">
            <text:p>8747</text:p>
          </table:table-cell>
          <table:table-cell office:value-type="float" office:value="8748">
            <text:p>8748</text:p>
          </table:table-cell>
          <table:table-cell office:value-type="float" office:value="4.8502e-05">
            <text:p>4.8502e-05</text:p>
          </table:table-cell>
          <table:table-cell office:value-type="float" office:value="9.852e-06">
            <text:p>9.852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48">
            <text:p>8748</text:p>
          </table:table-cell>
          <table:table-cell office:value-type="float" office:value="8759">
            <text:p>8759</text:p>
          </table:table-cell>
          <table:table-cell office:value-type="float" office:value="3.624e-05">
            <text:p>3.624e-05</text:p>
          </table:table-cell>
          <table:table-cell office:value-type="float" office:value="7.3615e-06">
            <text:p>7.361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48">
            <text:p>8748</text:p>
          </table:table-cell>
          <table:table-cell office:value-type="float" office:value="8768">
            <text:p>8768</text:p>
          </table:table-cell>
          <table:table-cell office:value-type="float" office:value="5.1382e-05">
            <text:p>5.1382e-05</text:p>
          </table:table-cell>
          <table:table-cell office:value-type="float" office:value="1.0437e-05">
            <text:p>1.0437e-05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48">
            <text:p>8748</text:p>
          </table:table-cell>
          <table:table-cell office:value-type="float" office:value="8772">
            <text:p>8772</text:p>
          </table:table-cell>
          <table:table-cell office:value-type="float" office:value="7.169e-05">
            <text:p>7.169e-05</text:p>
          </table:table-cell>
          <table:table-cell office:value-type="float" office:value="1.4562e-05">
            <text:p>1.4562e-05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50">
            <text:p>8750</text:p>
          </table:table-cell>
          <table:table-cell office:value-type="float" office:value="8761">
            <text:p>8761</text:p>
          </table:table-cell>
          <table:table-cell office:value-type="float" office:value="4.5343e-05">
            <text:p>4.5343e-05</text:p>
          </table:table-cell>
          <table:table-cell office:value-type="float" office:value="9.2103e-06">
            <text:p>9.210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50">
            <text:p>8750</text:p>
          </table:table-cell>
          <table:table-cell office:value-type="float" office:value="8765">
            <text:p>8765</text:p>
          </table:table-cell>
          <table:table-cell office:value-type="float" office:value="6.552e-05">
            <text:p>6.552e-05</text:p>
          </table:table-cell>
          <table:table-cell office:value-type="float" office:value="1.3309e-05">
            <text:p>1.3309e-05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51">
            <text:p>8751</text:p>
          </table:table-cell>
          <table:table-cell office:value-type="float" office:value="8752">
            <text:p>8752</text:p>
          </table:table-cell>
          <table:table-cell office:value-type="float" office:value="2.4612e-05">
            <text:p>2.4612e-05</text:p>
          </table:table-cell>
          <table:table-cell office:value-type="float" office:value="4.9992e-06">
            <text:p>4.9992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51">
            <text:p>8751</text:p>
          </table:table-cell>
          <table:table-cell office:value-type="float" office:value="8756">
            <text:p>8756</text:p>
          </table:table-cell>
          <table:table-cell office:value-type="float" office:value="2.4353e-05">
            <text:p>2.4353e-05</text:p>
          </table:table-cell>
          <table:table-cell office:value-type="float" office:value="4.9467e-06">
            <text:p>4.9467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52">
            <text:p>8752</text:p>
          </table:table-cell>
          <table:table-cell office:value-type="float" office:value="8764">
            <text:p>8764</text:p>
          </table:table-cell>
          <table:table-cell office:value-type="float" office:value="2.0764e-05">
            <text:p>2.0764e-05</text:p>
          </table:table-cell>
          <table:table-cell office:value-type="float" office:value="4.2178e-06">
            <text:p>4.217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53">
            <text:p>8753</text:p>
          </table:table-cell>
          <table:table-cell office:value-type="float" office:value="8754">
            <text:p>8754</text:p>
          </table:table-cell>
          <table:table-cell office:value-type="float" office:value="0.00012177">
            <text:p>0.00012177</text:p>
          </table:table-cell>
          <table:table-cell office:value-type="float" office:value="2.4734e-05">
            <text:p>2.4734e-05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53">
            <text:p>8753</text:p>
          </table:table-cell>
          <table:table-cell office:value-type="float" office:value="8763">
            <text:p>8763</text:p>
          </table:table-cell>
          <table:table-cell office:value-type="float" office:value="2.8193e-05">
            <text:p>2.8193e-05</text:p>
          </table:table-cell>
          <table:table-cell office:value-type="float" office:value="5.7265e-06">
            <text:p>5.726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54">
            <text:p>8754</text:p>
          </table:table-cell>
          <table:table-cell office:value-type="float" office:value="8758">
            <text:p>8758</text:p>
          </table:table-cell>
          <table:table-cell office:value-type="float" office:value="0.00010043">
            <text:p>0.00010043</text:p>
          </table:table-cell>
          <table:table-cell office:value-type="float" office:value="2.0399e-05">
            <text:p>2.0399e-05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54">
            <text:p>8754</text:p>
          </table:table-cell>
          <table:table-cell office:value-type="float" office:value="8782">
            <text:p>8782</text:p>
          </table:table-cell>
          <table:table-cell office:value-type="float" office:value="8.9535e-05">
            <text:p>8.9535e-05</text:p>
          </table:table-cell>
          <table:table-cell office:value-type="float" office:value="1.8187e-05">
            <text:p>1.8187e-05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57">
            <text:p>8757</text:p>
          </table:table-cell>
          <table:table-cell office:value-type="float" office:value="8758">
            <text:p>8758</text:p>
          </table:table-cell>
          <table:table-cell office:value-type="float" office:value="9.2365e-05">
            <text:p>9.2365e-05</text:p>
          </table:table-cell>
          <table:table-cell office:value-type="float" office:value="1.8762e-05">
            <text:p>1.8762e-05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59">
            <text:p>8759</text:p>
          </table:table-cell>
          <table:table-cell office:value-type="float" office:value="8767">
            <text:p>8767</text:p>
          </table:table-cell>
          <table:table-cell office:value-type="float" office:value="3.3625e-05">
            <text:p>3.3625e-05</text:p>
          </table:table-cell>
          <table:table-cell office:value-type="float" office:value="6.83e-06">
            <text:p>6.8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60">
            <text:p>8760</text:p>
          </table:table-cell>
          <table:table-cell office:value-type="float" office:value="8761">
            <text:p>8761</text:p>
          </table:table-cell>
          <table:table-cell office:value-type="float" office:value="2.7893e-05">
            <text:p>2.7893e-05</text:p>
          </table:table-cell>
          <table:table-cell office:value-type="float" office:value="5.666e-06">
            <text:p>5.666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64">
            <text:p>8764</text:p>
          </table:table-cell>
          <table:table-cell office:value-type="float" office:value="8770">
            <text:p>8770</text:p>
          </table:table-cell>
          <table:table-cell office:value-type="float" office:value="6.0983e-05">
            <text:p>6.0983e-05</text:p>
          </table:table-cell>
          <table:table-cell office:value-type="float" office:value="1.2387e-05">
            <text:p>1.2387e-05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65">
            <text:p>8765</text:p>
          </table:table-cell>
          <table:table-cell office:value-type="float" office:value="8766">
            <text:p>8766</text:p>
          </table:table-cell>
          <table:table-cell office:value-type="float" office:value="2.4638e-05">
            <text:p>2.4638e-05</text:p>
          </table:table-cell>
          <table:table-cell office:value-type="float" office:value="5.0047e-06">
            <text:p>5.0047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66">
            <text:p>8766</text:p>
          </table:table-cell>
          <table:table-cell office:value-type="float" office:value="8773">
            <text:p>8773</text:p>
          </table:table-cell>
          <table:table-cell office:value-type="float" office:value="4.338e-05">
            <text:p>4.338e-05</text:p>
          </table:table-cell>
          <table:table-cell office:value-type="float" office:value="8.8115e-06">
            <text:p>8.8115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67">
            <text:p>8767</text:p>
          </table:table-cell>
          <table:table-cell office:value-type="float" office:value="8769">
            <text:p>8769</text:p>
          </table:table-cell>
          <table:table-cell office:value-type="float" office:value="1.35e-05">
            <text:p>1.35e-05</text:p>
          </table:table-cell>
          <table:table-cell office:value-type="float" office:value="2.7422e-06">
            <text:p>2.7422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67">
            <text:p>8767</text:p>
          </table:table-cell>
          <table:table-cell office:value-type="float" office:value="8770">
            <text:p>8770</text:p>
          </table:table-cell>
          <table:table-cell office:value-type="float" office:value="1.3767e-05">
            <text:p>1.3767e-05</text:p>
          </table:table-cell>
          <table:table-cell office:value-type="float" office:value="7.572e-06">
            <text:p>7.572e-06</text:p>
          </table:table-cell>
          <table:table-cell office:value-type="float" office:value="0">
            <text:p/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10.392">
            <text:p>10.39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67">
            <text:p>8767</text:p>
          </table:table-cell>
          <table:table-cell office:value-type="float" office:value="8774">
            <text:p>8774</text:p>
          </table:table-cell>
          <table:table-cell office:value-type="float" office:value="3.213e-05">
            <text:p>3.213e-05</text:p>
          </table:table-cell>
          <table:table-cell office:value-type="float" office:value="6.5263e-06">
            <text:p>6.5263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68">
            <text:p>8768</text:p>
          </table:table-cell>
          <table:table-cell office:value-type="float" office:value="8771">
            <text:p>8771</text:p>
          </table:table-cell>
          <table:table-cell office:value-type="float" office:value="5.656e-05">
            <text:p>5.656e-05</text:p>
          </table:table-cell>
          <table:table-cell office:value-type="float" office:value="1.1489e-05">
            <text:p>1.1489e-05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69">
            <text:p>8769</text:p>
          </table:table-cell>
          <table:table-cell office:value-type="float" office:value="8778">
            <text:p>8778</text:p>
          </table:table-cell>
          <table:table-cell office:value-type="float" office:value="3.5872e-05">
            <text:p>3.5872e-05</text:p>
          </table:table-cell>
          <table:table-cell office:value-type="float" office:value="7.2868e-06">
            <text:p>7.286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73">
            <text:p>8773</text:p>
          </table:table-cell>
          <table:table-cell office:value-type="float" office:value="8775">
            <text:p>8775</text:p>
          </table:table-cell>
          <table:table-cell office:value-type="float" office:value="1.7599e-05">
            <text:p>1.7599e-05</text:p>
          </table:table-cell>
          <table:table-cell office:value-type="float" office:value="3.5748e-06">
            <text:p>3.574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73">
            <text:p>8773</text:p>
          </table:table-cell>
          <table:table-cell office:value-type="float" office:value="8779">
            <text:p>8779</text:p>
          </table:table-cell>
          <table:table-cell office:value-type="float" office:value="3.2168e-05">
            <text:p>3.2168e-05</text:p>
          </table:table-cell>
          <table:table-cell office:value-type="float" office:value="6.534e-06">
            <text:p>6.534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74">
            <text:p>8774</text:p>
          </table:table-cell>
          <table:table-cell office:value-type="float" office:value="8784">
            <text:p>8784</text:p>
          </table:table-cell>
          <table:table-cell office:value-type="float" office:value="3.6545e-05">
            <text:p>3.6545e-05</text:p>
          </table:table-cell>
          <table:table-cell office:value-type="float" office:value="7.4232e-06">
            <text:p>7.4232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76">
            <text:p>8776</text:p>
          </table:table-cell>
          <table:table-cell office:value-type="float" office:value="8777">
            <text:p>8777</text:p>
          </table:table-cell>
          <table:table-cell office:value-type="float" office:value="1.7107e-05">
            <text:p>1.7107e-05</text:p>
          </table:table-cell>
          <table:table-cell office:value-type="float" office:value="3.4748e-06">
            <text:p>3.474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77">
            <text:p>8777</text:p>
          </table:table-cell>
          <table:table-cell office:value-type="float" office:value="8778">
            <text:p>8778</text:p>
          </table:table-cell>
          <table:table-cell office:value-type="float" office:value="7.2585e-05">
            <text:p>7.2585e-05</text:p>
          </table:table-cell>
          <table:table-cell office:value-type="float" office:value="1.4744e-05">
            <text:p>1.4744e-05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77">
            <text:p>8777</text:p>
          </table:table-cell>
          <table:table-cell office:value-type="float" office:value="8780">
            <text:p>8780</text:p>
          </table:table-cell>
          <table:table-cell office:value-type="float" office:value="6.5765e-05">
            <text:p>6.5765e-05</text:p>
          </table:table-cell>
          <table:table-cell office:value-type="float" office:value="1.3358e-05">
            <text:p>1.3358e-05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81">
            <text:p>8781</text:p>
          </table:table-cell>
          <table:table-cell office:value-type="float" office:value="8782">
            <text:p>8782</text:p>
          </table:table-cell>
          <table:table-cell office:value-type="float" office:value="3.2638e-05">
            <text:p>3.2638e-05</text:p>
          </table:table-cell>
          <table:table-cell office:value-type="float" office:value="6.6298e-06">
            <text:p>6.6298e-06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83">
            <text:p>8783</text:p>
          </table:table-cell>
          <table:table-cell office:value-type="float" office:value="8784">
            <text:p>8784</text:p>
          </table:table-cell>
          <table:table-cell office:value-type="float" office:value="5.2265e-05">
            <text:p>5.2265e-05</text:p>
          </table:table-cell>
          <table:table-cell office:value-type="float" office:value="1.0617e-05">
            <text:p>1.0617e-05</text:p>
          </table:table-cell>
          <table:table-cell office:value-type="float" office:value="0">
            <text:p/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5.5426">
            <text:p>5.542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85">
            <text:p>8785</text:p>
          </table:table-cell>
          <table:table-cell office:value-type="float" office:value="8786">
            <text:p>8786</text:p>
          </table:table-cell>
          <table:table-cell office:value-type="float" office:value="3.1132e-07">
            <text:p>3.1132e-07</text:p>
          </table:table-cell>
          <table:table-cell office:value-type="float" office:value="1.0199e-06">
            <text:p>1.0199e-06</text:p>
          </table:table-cell>
          <table:table-cell office:value-type="float" office:value="0">
            <text:p/>
          </table:table-cell>
          <table:table-cell office:value-type="float" office:value="171.47">
            <text:p>171.47</text:p>
          </table:table-cell>
          <table:table-cell office:value-type="float" office:value="171.47">
            <text:p>171.47</text:p>
          </table:table-cell>
          <table:table-cell office:value-type="float" office:value="171.47">
            <text:p>171.4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85">
            <text:p>8785</text:p>
          </table:table-cell>
          <table:table-cell office:value-type="float" office:value="8787">
            <text:p>8787</text:p>
          </table:table-cell>
          <table:table-cell office:value-type="float" office:value="5.9602e-07">
            <text:p>5.9602e-07</text:p>
          </table:table-cell>
          <table:table-cell office:value-type="float" office:value="1.9525e-06">
            <text:p>1.9525e-06</text:p>
          </table:table-cell>
          <table:table-cell office:value-type="float" office:value="0">
            <text:p/>
          </table:table-cell>
          <table:table-cell office:value-type="float" office:value="171.47">
            <text:p>171.47</text:p>
          </table:table-cell>
          <table:table-cell office:value-type="float" office:value="171.47">
            <text:p>171.47</text:p>
          </table:table-cell>
          <table:table-cell office:value-type="float" office:value="171.47">
            <text:p>171.4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85">
            <text:p>8785</text:p>
          </table:table-cell>
          <table:table-cell office:value-type="float" office:value="8788">
            <text:p>8788</text:p>
          </table:table-cell>
          <table:table-cell office:value-type="float" office:value="5.4562e-07">
            <text:p>5.4562e-07</text:p>
          </table:table-cell>
          <table:table-cell office:value-type="float" office:value="1.7874e-06">
            <text:p>1.7874e-06</text:p>
          </table:table-cell>
          <table:table-cell office:value-type="float" office:value="0">
            <text:p/>
          </table:table-cell>
          <table:table-cell office:value-type="float" office:value="171.47">
            <text:p>171.47</text:p>
          </table:table-cell>
          <table:table-cell office:value-type="float" office:value="171.47">
            <text:p>171.47</text:p>
          </table:table-cell>
          <table:table-cell office:value-type="float" office:value="171.47">
            <text:p>171.4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86">
            <text:p>8786</text:p>
          </table:table-cell>
          <table:table-cell office:value-type="float" office:value="8787">
            <text:p>8787</text:p>
          </table:table-cell>
          <table:table-cell office:value-type="float" office:value="3.0637e-07">
            <text:p>3.0637e-07</text:p>
          </table:table-cell>
          <table:table-cell office:value-type="float" office:value="1.0036e-06">
            <text:p>1.0036e-06</text:p>
          </table:table-cell>
          <table:table-cell office:value-type="float" office:value="0">
            <text:p/>
          </table:table-cell>
          <table:table-cell office:value-type="float" office:value="171.47">
            <text:p>171.47</text:p>
          </table:table-cell>
          <table:table-cell office:value-type="float" office:value="171.47">
            <text:p>171.47</text:p>
          </table:table-cell>
          <table:table-cell office:value-type="float" office:value="171.47">
            <text:p>171.4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86">
            <text:p>8786</text:p>
          </table:table-cell>
          <table:table-cell office:value-type="float" office:value="8788">
            <text:p>8788</text:p>
          </table:table-cell>
          <table:table-cell office:value-type="float" office:value="3.9262e-07">
            <text:p>3.9262e-07</text:p>
          </table:table-cell>
          <table:table-cell office:value-type="float" office:value="1.2862e-06">
            <text:p>1.2862e-06</text:p>
          </table:table-cell>
          <table:table-cell office:value-type="float" office:value="0">
            <text:p/>
          </table:table-cell>
          <table:table-cell office:value-type="float" office:value="171.47">
            <text:p>171.47</text:p>
          </table:table-cell>
          <table:table-cell office:value-type="float" office:value="171.47">
            <text:p>171.47</text:p>
          </table:table-cell>
          <table:table-cell office:value-type="float" office:value="171.47">
            <text:p>171.4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8787">
            <text:p>8787</text:p>
          </table:table-cell>
          <table:table-cell office:value-type="float" office:value="8788">
            <text:p>8788</text:p>
          </table:table-cell>
          <table:table-cell office:value-type="float" office:value="4.2215e-07">
            <text:p>4.2215e-07</text:p>
          </table:table-cell>
          <table:table-cell office:value-type="float" office:value="1.3829e-06">
            <text:p>1.3829e-06</text:p>
          </table:table-cell>
          <table:table-cell office:value-type="float" office:value="0">
            <text:p/>
          </table:table-cell>
          <table:table-cell office:value-type="float" office:value="171.47">
            <text:p>171.47</text:p>
          </table:table-cell>
          <table:table-cell office:value-type="float" office:value="171.47">
            <text:p>171.47</text:p>
          </table:table-cell>
          <table:table-cell office:value-type="float" office:value="171.47">
            <text:p>171.4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</table:table>
      <table:table table:name="Base_MVA">
        <table:table-row>
          <table:table-cell table:style-name="pd1" office:value-type="string" office:value="base_MVA">
            <text:p>base_MVA</text:p>
          </table:table-cell>
        </table:table-row>
        <table:table-row>
          <table:table-cell office:value-type="float" office:value="0.1">
            <text:p>0.1</text:p>
          </table:table-cell>
        </table:table-row>
      </table:table>
      <table:table table:name="Gens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0">
            <text:p>1000</text:p>
          </table:table-cell>
          <table:table-cell office:value-type="float" office:value="-1000">
            <text:p>-100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-1000">
            <text:p>-100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oads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d">
            <text:p>Pd</text:p>
          </table:table-cell>
          <table:table-cell table:style-name="pd1" office:value-type="string" office:value="Qd">
            <text:p>Qd</text:p>
          </table:table-cell>
          <table:table-cell table:style-name="pd1" office:value-type="string" office:value="Gs">
            <text:p>Gs</text:p>
          </table:table-cell>
          <table:table-cell table:style-name="pd1" office:value-type="string" office:value="Bs">
            <text:p>Bs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966">
            <text:p>7966</text:p>
          </table:table-cell>
          <table:table-cell office:value-type="float" office:value="2.871">
            <text:p>2.871</text:p>
          </table:table-cell>
          <table:table-cell office:value-type="float" office:value="0.8613">
            <text:p>0.86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967">
            <text:p>7967</text:p>
          </table:table-cell>
          <table:table-cell office:value-type="float" office:value="9.956">
            <text:p>9.956</text:p>
          </table:table-cell>
          <table:table-cell office:value-type="float" office:value="2.9868">
            <text:p>2.986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968">
            <text:p>7968</text:p>
          </table:table-cell>
          <table:table-cell office:value-type="float" office:value="3.573">
            <text:p>3.573</text:p>
          </table:table-cell>
          <table:table-cell office:value-type="float" office:value="1.0719">
            <text:p>1.07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969">
            <text:p>7969</text:p>
          </table:table-cell>
          <table:table-cell office:value-type="float" office:value="6.147">
            <text:p>6.147</text:p>
          </table:table-cell>
          <table:table-cell office:value-type="float" office:value="1.8441">
            <text:p>1.844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970">
            <text:p>7970</text:p>
          </table:table-cell>
          <table:table-cell office:value-type="float" office:value="5.157">
            <text:p>5.157</text:p>
          </table:table-cell>
          <table:table-cell office:value-type="float" office:value="1.5471">
            <text:p>1.547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971">
            <text:p>7971</text:p>
          </table:table-cell>
          <table:table-cell office:value-type="float" office:value="3.672">
            <text:p>3.672</text:p>
          </table:table-cell>
          <table:table-cell office:value-type="float" office:value="1.1016">
            <text:p>1.10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972">
            <text:p>7972</text:p>
          </table:table-cell>
          <table:table-cell office:value-type="float" office:value="1.386">
            <text:p>1.386</text:p>
          </table:table-cell>
          <table:table-cell office:value-type="float" office:value="0.4158">
            <text:p>0.415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973">
            <text:p>7973</text:p>
          </table:table-cell>
          <table:table-cell office:value-type="float" office:value="6.057">
            <text:p>6.057</text:p>
          </table:table-cell>
          <table:table-cell office:value-type="float" office:value="1.8171">
            <text:p>1.817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974">
            <text:p>7974</text:p>
          </table:table-cell>
          <table:table-cell office:value-type="float" office:value="1.881">
            <text:p>1.881</text:p>
          </table:table-cell>
          <table:table-cell office:value-type="float" office:value="0.5643">
            <text:p>0.564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975">
            <text:p>7975</text:p>
          </table:table-cell>
          <table:table-cell office:value-type="float" office:value="3.177">
            <text:p>3.177</text:p>
          </table:table-cell>
          <table:table-cell office:value-type="float" office:value="0.9531">
            <text:p>0.95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976">
            <text:p>7976</text:p>
          </table:table-cell>
          <table:table-cell office:value-type="float" office:value="8.451">
            <text:p>8.451</text:p>
          </table:table-cell>
          <table:table-cell office:value-type="float" office:value="2.5353">
            <text:p>2.535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977">
            <text:p>7977</text:p>
          </table:table-cell>
          <table:table-cell office:value-type="float" office:value="5.76">
            <text:p>5.76</text:p>
          </table:table-cell>
          <table:table-cell office:value-type="float" office:value="1.728">
            <text:p>1.7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978">
            <text:p>7978</text:p>
          </table:table-cell>
          <table:table-cell office:value-type="float" office:value="1.197">
            <text:p>1.197</text:p>
          </table:table-cell>
          <table:table-cell office:value-type="float" office:value="0.3591">
            <text:p>0.35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979">
            <text:p>7979</text:p>
          </table:table-cell>
          <table:table-cell office:value-type="float" office:value="3.384">
            <text:p>3.384</text:p>
          </table:table-cell>
          <table:table-cell office:value-type="float" office:value="1.0152">
            <text:p>1.01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980">
            <text:p>7980</text:p>
          </table:table-cell>
          <table:table-cell office:value-type="float" office:value="2.871">
            <text:p>2.871</text:p>
          </table:table-cell>
          <table:table-cell office:value-type="float" office:value="0.8613">
            <text:p>0.86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981">
            <text:p>7981</text:p>
          </table:table-cell>
          <table:table-cell office:value-type="float" office:value="5.265">
            <text:p>5.265</text:p>
          </table:table-cell>
          <table:table-cell office:value-type="float" office:value="1.5795">
            <text:p>1.579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982">
            <text:p>7982</text:p>
          </table:table-cell>
          <table:table-cell office:value-type="float" office:value="0.297">
            <text:p>0.297</text:p>
          </table:table-cell>
          <table:table-cell office:value-type="float" office:value="0.0891">
            <text:p>0.08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983">
            <text:p>7983</text:p>
          </table:table-cell>
          <table:table-cell office:value-type="float" office:value="4.86">
            <text:p>4.86</text:p>
          </table:table-cell>
          <table:table-cell office:value-type="float" office:value="1.458">
            <text:p>1.45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984">
            <text:p>7984</text:p>
          </table:table-cell>
          <table:table-cell office:value-type="float" office:value="3.978">
            <text:p>3.978</text:p>
          </table:table-cell>
          <table:table-cell office:value-type="float" office:value="1.1934">
            <text:p>1.193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985">
            <text:p>7985</text:p>
          </table:table-cell>
          <table:table-cell office:value-type="float" office:value="0.57">
            <text:p>0.57</text:p>
          </table:table-cell>
          <table:table-cell office:value-type="float" office:value="0.171">
            <text:p>0.17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986">
            <text:p>7986</text:p>
          </table:table-cell>
          <table:table-cell office:value-type="float" office:value="0.5232">
            <text:p>0.5232</text:p>
          </table:table-cell>
          <table:table-cell office:value-type="float" office:value="0.15696">
            <text:p>0.1569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987">
            <text:p>7987</text:p>
          </table:table-cell>
          <table:table-cell office:value-type="float" office:value="0.5568">
            <text:p>0.5568</text:p>
          </table:table-cell>
          <table:table-cell office:value-type="float" office:value="0.16704">
            <text:p>0.1670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988">
            <text:p>7988</text:p>
          </table:table-cell>
          <table:table-cell office:value-type="float" office:value="0.5166">
            <text:p>0.5166</text:p>
          </table:table-cell>
          <table:table-cell office:value-type="float" office:value="0.15498">
            <text:p>0.154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989">
            <text:p>7989</text:p>
          </table:table-cell>
          <table:table-cell office:value-type="float" office:value="0.516">
            <text:p>0.516</text:p>
          </table:table-cell>
          <table:table-cell office:value-type="float" office:value="0.1548">
            <text:p>0.154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990">
            <text:p>7990</text:p>
          </table:table-cell>
          <table:table-cell office:value-type="float" office:value="0.5568">
            <text:p>0.5568</text:p>
          </table:table-cell>
          <table:table-cell office:value-type="float" office:value="0.16704">
            <text:p>0.1670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991">
            <text:p>7991</text:p>
          </table:table-cell>
          <table:table-cell office:value-type="float" office:value="0.5199">
            <text:p>0.5199</text:p>
          </table:table-cell>
          <table:table-cell office:value-type="float" office:value="0.15597">
            <text:p>0.1559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992">
            <text:p>7992</text:p>
          </table:table-cell>
          <table:table-cell office:value-type="float" office:value="0.5436">
            <text:p>0.5436</text:p>
          </table:table-cell>
          <table:table-cell office:value-type="float" office:value="0.16308">
            <text:p>0.1630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993">
            <text:p>7993</text:p>
          </table:table-cell>
          <table:table-cell office:value-type="float" office:value="0.6228">
            <text:p>0.6228</text:p>
          </table:table-cell>
          <table:table-cell office:value-type="float" office:value="0.18684">
            <text:p>0.1868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994">
            <text:p>7994</text:p>
          </table:table-cell>
          <table:table-cell office:value-type="float" office:value="0.64">
            <text:p>0.64</text:p>
          </table:table-cell>
          <table:table-cell office:value-type="float" office:value="0.192">
            <text:p>0.1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995">
            <text:p>7995</text:p>
          </table:table-cell>
          <table:table-cell office:value-type="float" office:value="0.5255">
            <text:p>0.5255</text:p>
          </table:table-cell>
          <table:table-cell office:value-type="float" office:value="0.15765">
            <text:p>0.157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996">
            <text:p>7996</text:p>
          </table:table-cell>
          <table:table-cell office:value-type="float" office:value="0.624">
            <text:p>0.624</text:p>
          </table:table-cell>
          <table:table-cell office:value-type="float" office:value="0.1872">
            <text:p>0.187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997">
            <text:p>7997</text:p>
          </table:table-cell>
          <table:table-cell office:value-type="float" office:value="0.581">
            <text:p>0.581</text:p>
          </table:table-cell>
          <table:table-cell office:value-type="float" office:value="0.1743">
            <text:p>0.174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998">
            <text:p>7998</text:p>
          </table:table-cell>
          <table:table-cell office:value-type="float" office:value="0.57">
            <text:p>0.57</text:p>
          </table:table-cell>
          <table:table-cell office:value-type="float" office:value="0.171">
            <text:p>0.17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999">
            <text:p>7999</text:p>
          </table:table-cell>
          <table:table-cell office:value-type="float" office:value="0.691">
            <text:p>0.691</text:p>
          </table:table-cell>
          <table:table-cell office:value-type="float" office:value="0.2073">
            <text:p>0.207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000">
            <text:p>8000</text:p>
          </table:table-cell>
          <table:table-cell office:value-type="float" office:value="0.537">
            <text:p>0.537</text:p>
          </table:table-cell>
          <table:table-cell office:value-type="float" office:value="0.1611">
            <text:p>0.16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001">
            <text:p>8001</text:p>
          </table:table-cell>
          <table:table-cell office:value-type="float" office:value="0.7185">
            <text:p>0.7185</text:p>
          </table:table-cell>
          <table:table-cell office:value-type="float" office:value="0.21555">
            <text:p>0.2155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002">
            <text:p>8002</text:p>
          </table:table-cell>
          <table:table-cell office:value-type="float" office:value="0.541">
            <text:p>0.541</text:p>
          </table:table-cell>
          <table:table-cell office:value-type="float" office:value="0.1623">
            <text:p>0.16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003">
            <text:p>8003</text:p>
          </table:table-cell>
          <table:table-cell office:value-type="float" office:value="0.541">
            <text:p>0.541</text:p>
          </table:table-cell>
          <table:table-cell office:value-type="float" office:value="0.1623">
            <text:p>0.16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004">
            <text:p>8004</text:p>
          </table:table-cell>
          <table:table-cell office:value-type="float" office:value="0.536">
            <text:p>0.536</text:p>
          </table:table-cell>
          <table:table-cell office:value-type="float" office:value="0.1608">
            <text:p>0.160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005">
            <text:p>8005</text:p>
          </table:table-cell>
          <table:table-cell office:value-type="float" office:value="0.547">
            <text:p>0.547</text:p>
          </table:table-cell>
          <table:table-cell office:value-type="float" office:value="0.1641">
            <text:p>0.164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006">
            <text:p>8006</text:p>
          </table:table-cell>
          <table:table-cell office:value-type="float" office:value="0.7415">
            <text:p>0.7415</text:p>
          </table:table-cell>
          <table:table-cell office:value-type="float" office:value="0.22245">
            <text:p>0.2224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007">
            <text:p>8007</text:p>
          </table:table-cell>
          <table:table-cell office:value-type="float" office:value="0.537">
            <text:p>0.537</text:p>
          </table:table-cell>
          <table:table-cell office:value-type="float" office:value="0.1611">
            <text:p>0.16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395">
            <text:p>8395</text:p>
          </table:table-cell>
          <table:table-cell office:value-type="float" office:value="0.50173">
            <text:p>0.50173</text:p>
          </table:table-cell>
          <table:table-cell office:value-type="float" office:value="0.16681">
            <text:p>0.1668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396">
            <text:p>8396</text:p>
          </table:table-cell>
          <table:table-cell office:value-type="float" office:value="0.5099">
            <text:p>0.5099</text:p>
          </table:table-cell>
          <table:table-cell office:value-type="float" office:value="0.16976">
            <text:p>0.169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397">
            <text:p>8397</text:p>
          </table:table-cell>
          <table:table-cell office:value-type="float" office:value="0.27449">
            <text:p>0.27449</text:p>
          </table:table-cell>
          <table:table-cell office:value-type="float" office:value="0.089451">
            <text:p>0.08945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398">
            <text:p>8398</text:p>
          </table:table-cell>
          <table:table-cell office:value-type="float" office:value="0.32293">
            <text:p>0.32293</text:p>
          </table:table-cell>
          <table:table-cell office:value-type="float" office:value="0.10722">
            <text:p>0.107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399">
            <text:p>8399</text:p>
          </table:table-cell>
          <table:table-cell office:value-type="float" office:value="0.19141">
            <text:p>0.19141</text:p>
          </table:table-cell>
          <table:table-cell office:value-type="float" office:value="0.062984">
            <text:p>0.06298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00">
            <text:p>8400</text:p>
          </table:table-cell>
          <table:table-cell office:value-type="float" office:value="0.14862">
            <text:p>0.14862</text:p>
          </table:table-cell>
          <table:table-cell office:value-type="float" office:value="0.047942">
            <text:p>0.04794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01">
            <text:p>8401</text:p>
          </table:table-cell>
          <table:table-cell office:value-type="float" office:value="0.77568">
            <text:p>0.77568</text:p>
          </table:table-cell>
          <table:table-cell office:value-type="float" office:value="0.25733">
            <text:p>0.2573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02">
            <text:p>8402</text:p>
          </table:table-cell>
          <table:table-cell office:value-type="float" office:value="0.5929">
            <text:p>0.5929</text:p>
          </table:table-cell>
          <table:table-cell office:value-type="float" office:value="0.19282">
            <text:p>0.1928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03">
            <text:p>8403</text:p>
          </table:table-cell>
          <table:table-cell office:value-type="float" office:value="0.33967">
            <text:p>0.33967</text:p>
          </table:table-cell>
          <table:table-cell office:value-type="float" office:value="0.1092">
            <text:p>0.10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04">
            <text:p>8404</text:p>
          </table:table-cell>
          <table:table-cell office:value-type="float" office:value="0.18459">
            <text:p>0.18459</text:p>
          </table:table-cell>
          <table:table-cell office:value-type="float" office:value="0.060462">
            <text:p>0.06046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05">
            <text:p>8405</text:p>
          </table:table-cell>
          <table:table-cell office:value-type="float" office:value="0.41323">
            <text:p>0.41323</text:p>
          </table:table-cell>
          <table:table-cell office:value-type="float" office:value="0.13559">
            <text:p>0.1355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06">
            <text:p>8406</text:p>
          </table:table-cell>
          <table:table-cell office:value-type="float" office:value="0.11986">
            <text:p>0.11986</text:p>
          </table:table-cell>
          <table:table-cell office:value-type="float" office:value="0.038131">
            <text:p>0.0381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07">
            <text:p>8407</text:p>
          </table:table-cell>
          <table:table-cell office:value-type="float" office:value="0.56627">
            <text:p>0.56627</text:p>
          </table:table-cell>
          <table:table-cell office:value-type="float" office:value="0.18331">
            <text:p>0.183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08">
            <text:p>8408</text:p>
          </table:table-cell>
          <table:table-cell office:value-type="float" office:value="0.40022">
            <text:p>0.40022</text:p>
          </table:table-cell>
          <table:table-cell office:value-type="float" office:value="0.13007">
            <text:p>0.13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09">
            <text:p>8409</text:p>
          </table:table-cell>
          <table:table-cell office:value-type="float" office:value="0.078626">
            <text:p>0.078626</text:p>
          </table:table-cell>
          <table:table-cell office:value-type="float" office:value="0.024479">
            <text:p>0.02447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10">
            <text:p>8410</text:p>
          </table:table-cell>
          <table:table-cell office:value-type="float" office:value="0.29645">
            <text:p>0.29645</text:p>
          </table:table-cell>
          <table:table-cell office:value-type="float" office:value="0.097714">
            <text:p>0.0977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11">
            <text:p>8411</text:p>
          </table:table-cell>
          <table:table-cell office:value-type="float" office:value="0.21663">
            <text:p>0.21663</text:p>
          </table:table-cell>
          <table:table-cell office:value-type="float" office:value="0.069981">
            <text:p>0.06998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12">
            <text:p>8412</text:p>
          </table:table-cell>
          <table:table-cell office:value-type="float" office:value="0.57489">
            <text:p>0.57489</text:p>
          </table:table-cell>
          <table:table-cell office:value-type="float" office:value="0.18615">
            <text:p>0.186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13">
            <text:p>8413</text:p>
          </table:table-cell>
          <table:table-cell office:value-type="float" office:value="0.31948">
            <text:p>0.31948</text:p>
          </table:table-cell>
          <table:table-cell office:value-type="float" office:value="0.10551">
            <text:p>0.1055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14">
            <text:p>8414</text:p>
          </table:table-cell>
          <table:table-cell office:value-type="float" office:value="0.14463">
            <text:p>0.14463</text:p>
          </table:table-cell>
          <table:table-cell office:value-type="float" office:value="0.046643">
            <text:p>0.04664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15">
            <text:p>8415</text:p>
          </table:table-cell>
          <table:table-cell office:value-type="float" office:value="0.27557">
            <text:p>0.27557</text:p>
          </table:table-cell>
          <table:table-cell office:value-type="float" office:value="0.09013">
            <text:p>0.090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16">
            <text:p>8416</text:p>
          </table:table-cell>
          <table:table-cell office:value-type="float" office:value="0.33656">
            <text:p>0.33656</text:p>
          </table:table-cell>
          <table:table-cell office:value-type="float" office:value="0.10819">
            <text:p>0.108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17">
            <text:p>8417</text:p>
          </table:table-cell>
          <table:table-cell office:value-type="float" office:value="0.2867">
            <text:p>0.2867</text:p>
          </table:table-cell>
          <table:table-cell office:value-type="float" office:value="0.094016">
            <text:p>0.0940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18">
            <text:p>8418</text:p>
          </table:table-cell>
          <table:table-cell office:value-type="float" office:value="0.5601">
            <text:p>0.5601</text:p>
          </table:table-cell>
          <table:table-cell office:value-type="float" office:value="0.18167">
            <text:p>0.1816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19">
            <text:p>8419</text:p>
          </table:table-cell>
          <table:table-cell office:value-type="float" office:value="0.34924">
            <text:p>0.34924</text:p>
          </table:table-cell>
          <table:table-cell office:value-type="float" office:value="0.11247">
            <text:p>0.1124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20">
            <text:p>8420</text:p>
          </table:table-cell>
          <table:table-cell office:value-type="float" office:value="0.20048">
            <text:p>0.20048</text:p>
          </table:table-cell>
          <table:table-cell office:value-type="float" office:value="0.066388">
            <text:p>0.06638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21">
            <text:p>8421</text:p>
          </table:table-cell>
          <table:table-cell office:value-type="float" office:value="0.31791">
            <text:p>0.31791</text:p>
          </table:table-cell>
          <table:table-cell office:value-type="float" office:value="0.10529">
            <text:p>0.105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22">
            <text:p>8422</text:p>
          </table:table-cell>
          <table:table-cell office:value-type="float" office:value="0.32781">
            <text:p>0.32781</text:p>
          </table:table-cell>
          <table:table-cell office:value-type="float" office:value="0.10894">
            <text:p>0.1089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23">
            <text:p>8423</text:p>
          </table:table-cell>
          <table:table-cell office:value-type="float" office:value="0.51492">
            <text:p>0.51492</text:p>
          </table:table-cell>
          <table:table-cell office:value-type="float" office:value="0.17138">
            <text:p>0.171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24">
            <text:p>8424</text:p>
          </table:table-cell>
          <table:table-cell office:value-type="float" office:value="0.78406">
            <text:p>0.78406</text:p>
          </table:table-cell>
          <table:table-cell office:value-type="float" office:value="0.25981">
            <text:p>0.2598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25">
            <text:p>8425</text:p>
          </table:table-cell>
          <table:table-cell office:value-type="float" office:value="0.19478">
            <text:p>0.19478</text:p>
          </table:table-cell>
          <table:table-cell office:value-type="float" office:value="0.064457">
            <text:p>0.06445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26">
            <text:p>8426</text:p>
          </table:table-cell>
          <table:table-cell office:value-type="float" office:value="0.45859">
            <text:p>0.45859</text:p>
          </table:table-cell>
          <table:table-cell office:value-type="float" office:value="0.15112">
            <text:p>0.151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27">
            <text:p>8427</text:p>
          </table:table-cell>
          <table:table-cell office:value-type="float" office:value="0.1447">
            <text:p>0.1447</text:p>
          </table:table-cell>
          <table:table-cell office:value-type="float" office:value="0.046599">
            <text:p>0.04659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28">
            <text:p>8428</text:p>
          </table:table-cell>
          <table:table-cell office:value-type="float" office:value="0.1014">
            <text:p>0.1014</text:p>
          </table:table-cell>
          <table:table-cell office:value-type="float" office:value="0.031997">
            <text:p>0.03199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29">
            <text:p>8429</text:p>
          </table:table-cell>
          <table:table-cell office:value-type="float" office:value="0.7708">
            <text:p>0.7708</text:p>
          </table:table-cell>
          <table:table-cell office:value-type="float" office:value="0.25365">
            <text:p>0.253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30">
            <text:p>8430</text:p>
          </table:table-cell>
          <table:table-cell office:value-type="float" office:value="0.20681">
            <text:p>0.20681</text:p>
          </table:table-cell>
          <table:table-cell office:value-type="float" office:value="0.068669">
            <text:p>0.06866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31">
            <text:p>8431</text:p>
          </table:table-cell>
          <table:table-cell office:value-type="float" office:value="0.43686">
            <text:p>0.43686</text:p>
          </table:table-cell>
          <table:table-cell office:value-type="float" office:value="0.14544">
            <text:p>0.1454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32">
            <text:p>8432</text:p>
          </table:table-cell>
          <table:table-cell office:value-type="float" office:value="0.57165">
            <text:p>0.57165</text:p>
          </table:table-cell>
          <table:table-cell office:value-type="float" office:value="0.18509">
            <text:p>0.1850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33">
            <text:p>8433</text:p>
          </table:table-cell>
          <table:table-cell office:value-type="float" office:value="0.57524">
            <text:p>0.57524</text:p>
          </table:table-cell>
          <table:table-cell office:value-type="float" office:value="0.1865">
            <text:p>0.18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34">
            <text:p>8434</text:p>
          </table:table-cell>
          <table:table-cell office:value-type="float" office:value="0.36214">
            <text:p>0.36214</text:p>
          </table:table-cell>
          <table:table-cell office:value-type="float" office:value="0.11695">
            <text:p>0.1169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35">
            <text:p>8435</text:p>
          </table:table-cell>
          <table:table-cell office:value-type="float" office:value="0.5486">
            <text:p>0.5486</text:p>
          </table:table-cell>
          <table:table-cell office:value-type="float" office:value="0.17737">
            <text:p>0.1773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36">
            <text:p>8436</text:p>
          </table:table-cell>
          <table:table-cell office:value-type="float" office:value="0.20879">
            <text:p>0.20879</text:p>
          </table:table-cell>
          <table:table-cell office:value-type="float" office:value="0.066747">
            <text:p>0.06674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37">
            <text:p>8437</text:p>
          </table:table-cell>
          <table:table-cell office:value-type="float" office:value="0.42902">
            <text:p>0.42902</text:p>
          </table:table-cell>
          <table:table-cell office:value-type="float" office:value="0.14023">
            <text:p>0.140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38">
            <text:p>8438</text:p>
          </table:table-cell>
          <table:table-cell office:value-type="float" office:value="0.12938">
            <text:p>0.12938</text:p>
          </table:table-cell>
          <table:table-cell office:value-type="float" office:value="0.041435">
            <text:p>0.04143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39">
            <text:p>8439</text:p>
          </table:table-cell>
          <table:table-cell office:value-type="float" office:value="0.13468">
            <text:p>0.13468</text:p>
          </table:table-cell>
          <table:table-cell office:value-type="float" office:value="0.0432">
            <text:p>0.043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40">
            <text:p>8440</text:p>
          </table:table-cell>
          <table:table-cell office:value-type="float" office:value="0.72898">
            <text:p>0.72898</text:p>
          </table:table-cell>
          <table:table-cell office:value-type="float" office:value="0.24118">
            <text:p>0.241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41">
            <text:p>8441</text:p>
          </table:table-cell>
          <table:table-cell office:value-type="float" office:value="0.46674">
            <text:p>0.46674</text:p>
          </table:table-cell>
          <table:table-cell office:value-type="float" office:value="0.15395">
            <text:p>0.1539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42">
            <text:p>8442</text:p>
          </table:table-cell>
          <table:table-cell office:value-type="float" office:value="0.1478">
            <text:p>0.1478</text:p>
          </table:table-cell>
          <table:table-cell office:value-type="float" office:value="0.047622">
            <text:p>0.0476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43">
            <text:p>8443</text:p>
          </table:table-cell>
          <table:table-cell office:value-type="float" office:value="0.1475">
            <text:p>0.1475</text:p>
          </table:table-cell>
          <table:table-cell office:value-type="float" office:value="0.047419">
            <text:p>0.0474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44">
            <text:p>8444</text:p>
          </table:table-cell>
          <table:table-cell office:value-type="float" office:value="0.6619">
            <text:p>0.6619</text:p>
          </table:table-cell>
          <table:table-cell office:value-type="float" office:value="0.21643">
            <text:p>0.2164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45">
            <text:p>8445</text:p>
          </table:table-cell>
          <table:table-cell office:value-type="float" office:value="0.1623">
            <text:p>0.1623</text:p>
          </table:table-cell>
          <table:table-cell office:value-type="float" office:value="0.052753">
            <text:p>0.05275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46">
            <text:p>8446</text:p>
          </table:table-cell>
          <table:table-cell office:value-type="float" office:value="0.39962">
            <text:p>0.39962</text:p>
          </table:table-cell>
          <table:table-cell office:value-type="float" office:value="0.13003">
            <text:p>0.1300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47">
            <text:p>8447</text:p>
          </table:table-cell>
          <table:table-cell office:value-type="float" office:value="0.5396">
            <text:p>0.5396</text:p>
          </table:table-cell>
          <table:table-cell office:value-type="float" office:value="0.17547">
            <text:p>0.1754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48">
            <text:p>8448</text:p>
          </table:table-cell>
          <table:table-cell office:value-type="float" office:value="0.16617">
            <text:p>0.16617</text:p>
          </table:table-cell>
          <table:table-cell office:value-type="float" office:value="0.054015">
            <text:p>0.054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49">
            <text:p>8449</text:p>
          </table:table-cell>
          <table:table-cell office:value-type="float" office:value="0.3756">
            <text:p>0.3756</text:p>
          </table:table-cell>
          <table:table-cell office:value-type="float" office:value="0.12161">
            <text:p>0.1216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50">
            <text:p>845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51">
            <text:p>8451</text:p>
          </table:table-cell>
          <table:table-cell office:value-type="float" office:value="0.17598">
            <text:p>0.17598</text:p>
          </table:table-cell>
          <table:table-cell office:value-type="float" office:value="0.057706">
            <text:p>0.0577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52">
            <text:p>8452</text:p>
          </table:table-cell>
          <table:table-cell office:value-type="float" office:value="0.4939">
            <text:p>0.4939</text:p>
          </table:table-cell>
          <table:table-cell office:value-type="float" office:value="0.16356">
            <text:p>0.1635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53">
            <text:p>8453</text:p>
          </table:table-cell>
          <table:table-cell office:value-type="float" office:value="0.34266">
            <text:p>0.34266</text:p>
          </table:table-cell>
          <table:table-cell office:value-type="float" office:value="0.11023">
            <text:p>0.110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54">
            <text:p>8454</text:p>
          </table:table-cell>
          <table:table-cell office:value-type="float" office:value="0.30075">
            <text:p>0.30075</text:p>
          </table:table-cell>
          <table:table-cell office:value-type="float" office:value="0.099611">
            <text:p>0.0996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55">
            <text:p>8455</text:p>
          </table:table-cell>
          <table:table-cell office:value-type="float" office:value="0.33273">
            <text:p>0.33273</text:p>
          </table:table-cell>
          <table:table-cell office:value-type="float" office:value="0.10672">
            <text:p>0.1067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56">
            <text:p>8456</text:p>
          </table:table-cell>
          <table:table-cell office:value-type="float" office:value="0.23426">
            <text:p>0.23426</text:p>
          </table:table-cell>
          <table:table-cell office:value-type="float" office:value="0.075474">
            <text:p>0.07547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57">
            <text:p>8457</text:p>
          </table:table-cell>
          <table:table-cell office:value-type="float" office:value="0.021543">
            <text:p>0.021543</text:p>
          </table:table-cell>
          <table:table-cell office:value-type="float" office:value="0.0065328">
            <text:p>0.00653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58">
            <text:p>8458</text:p>
          </table:table-cell>
          <table:table-cell office:value-type="float" office:value="0.25267">
            <text:p>0.25267</text:p>
          </table:table-cell>
          <table:table-cell office:value-type="float" office:value="0.08221">
            <text:p>0.082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59">
            <text:p>8459</text:p>
          </table:table-cell>
          <table:table-cell office:value-type="float" office:value="0.20567">
            <text:p>0.20567</text:p>
          </table:table-cell>
          <table:table-cell office:value-type="float" office:value="0.068364">
            <text:p>0.06836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60">
            <text:p>8460</text:p>
          </table:table-cell>
          <table:table-cell office:value-type="float" office:value="0.20408">
            <text:p>0.20408</text:p>
          </table:table-cell>
          <table:table-cell office:value-type="float" office:value="0.067705">
            <text:p>0.0677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61">
            <text:p>8461</text:p>
          </table:table-cell>
          <table:table-cell office:value-type="float" office:value="0.078244">
            <text:p>0.078244</text:p>
          </table:table-cell>
          <table:table-cell office:value-type="float" office:value="0.024427">
            <text:p>0.0244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62">
            <text:p>8462</text:p>
          </table:table-cell>
          <table:table-cell office:value-type="float" office:value="0.42048">
            <text:p>0.42048</text:p>
          </table:table-cell>
          <table:table-cell office:value-type="float" office:value="0.13732">
            <text:p>0.1373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63">
            <text:p>8463</text:p>
          </table:table-cell>
          <table:table-cell office:value-type="float" office:value="0.19461">
            <text:p>0.19461</text:p>
          </table:table-cell>
          <table:table-cell office:value-type="float" office:value="0.064221">
            <text:p>0.0642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64">
            <text:p>8464</text:p>
          </table:table-cell>
          <table:table-cell office:value-type="float" office:value="0.44702">
            <text:p>0.44702</text:p>
          </table:table-cell>
          <table:table-cell office:value-type="float" office:value="0.14686">
            <text:p>0.146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65">
            <text:p>8465</text:p>
          </table:table-cell>
          <table:table-cell office:value-type="float" office:value="0.53575">
            <text:p>0.53575</text:p>
          </table:table-cell>
          <table:table-cell office:value-type="float" office:value="0.17231">
            <text:p>0.172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66">
            <text:p>8466</text:p>
          </table:table-cell>
          <table:table-cell office:value-type="float" office:value="0.79945">
            <text:p>0.79945</text:p>
          </table:table-cell>
          <table:table-cell office:value-type="float" office:value="0.26574">
            <text:p>0.2657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67">
            <text:p>8467</text:p>
          </table:table-cell>
          <table:table-cell office:value-type="float" office:value="0.035477">
            <text:p>0.035477</text:p>
          </table:table-cell>
          <table:table-cell office:value-type="float" office:value="0.010833">
            <text:p>0.01083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68">
            <text:p>8468</text:p>
          </table:table-cell>
          <table:table-cell office:value-type="float" office:value="0.27179">
            <text:p>0.27179</text:p>
          </table:table-cell>
          <table:table-cell office:value-type="float" office:value="0.089077">
            <text:p>0.08907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69">
            <text:p>8469</text:p>
          </table:table-cell>
          <table:table-cell office:value-type="float" office:value="0.56381">
            <text:p>0.56381</text:p>
          </table:table-cell>
          <table:table-cell office:value-type="float" office:value="0.18301">
            <text:p>0.183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70">
            <text:p>8470</text:p>
          </table:table-cell>
          <table:table-cell office:value-type="float" office:value="0.40787">
            <text:p>0.40787</text:p>
          </table:table-cell>
          <table:table-cell office:value-type="float" office:value="0.13307">
            <text:p>0.133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71">
            <text:p>8471</text:p>
          </table:table-cell>
          <table:table-cell office:value-type="float" office:value="0.59855">
            <text:p>0.59855</text:p>
          </table:table-cell>
          <table:table-cell office:value-type="float" office:value="0.1939">
            <text:p>0.193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72">
            <text:p>8472</text:p>
          </table:table-cell>
          <table:table-cell office:value-type="float" office:value="0.53351">
            <text:p>0.53351</text:p>
          </table:table-cell>
          <table:table-cell office:value-type="float" office:value="0.17144">
            <text:p>0.1714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73">
            <text:p>8473</text:p>
          </table:table-cell>
          <table:table-cell office:value-type="float" office:value="0.28817">
            <text:p>0.28817</text:p>
          </table:table-cell>
          <table:table-cell office:value-type="float" office:value="0.094198">
            <text:p>0.0941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74">
            <text:p>8474</text:p>
          </table:table-cell>
          <table:table-cell office:value-type="float" office:value="0.21321">
            <text:p>0.21321</text:p>
          </table:table-cell>
          <table:table-cell office:value-type="float" office:value="0.068415">
            <text:p>0.0684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75">
            <text:p>8475</text:p>
          </table:table-cell>
          <table:table-cell office:value-type="float" office:value="0.36475">
            <text:p>0.36475</text:p>
          </table:table-cell>
          <table:table-cell office:value-type="float" office:value="0.11775">
            <text:p>0.117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76">
            <text:p>8476</text:p>
          </table:table-cell>
          <table:table-cell office:value-type="float" office:value="0.073395">
            <text:p>0.073395</text:p>
          </table:table-cell>
          <table:table-cell office:value-type="float" office:value="0.022849">
            <text:p>0.02284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77">
            <text:p>8477</text:p>
          </table:table-cell>
          <table:table-cell office:value-type="float" office:value="0.38361">
            <text:p>0.38361</text:p>
          </table:table-cell>
          <table:table-cell office:value-type="float" office:value="0.12593">
            <text:p>0.1259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78">
            <text:p>8478</text:p>
          </table:table-cell>
          <table:table-cell office:value-type="float" office:value="0.32786">
            <text:p>0.32786</text:p>
          </table:table-cell>
          <table:table-cell office:value-type="float" office:value="0.10852">
            <text:p>0.108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79">
            <text:p>8479</text:p>
          </table:table-cell>
          <table:table-cell office:value-type="float" office:value="0.15301">
            <text:p>0.15301</text:p>
          </table:table-cell>
          <table:table-cell office:value-type="float" office:value="0.049415">
            <text:p>0.0494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80">
            <text:p>8480</text:p>
          </table:table-cell>
          <table:table-cell office:value-type="float" office:value="0.18627">
            <text:p>0.18627</text:p>
          </table:table-cell>
          <table:table-cell office:value-type="float" office:value="0.061244">
            <text:p>0.06124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81">
            <text:p>8481</text:p>
          </table:table-cell>
          <table:table-cell office:value-type="float" office:value="0.52638">
            <text:p>0.52638</text:p>
          </table:table-cell>
          <table:table-cell office:value-type="float" office:value="0.17499">
            <text:p>0.1749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82">
            <text:p>8482</text:p>
          </table:table-cell>
          <table:table-cell office:value-type="float" office:value="0.47311">
            <text:p>0.47311</text:p>
          </table:table-cell>
          <table:table-cell office:value-type="float" office:value="0.15566">
            <text:p>0.1556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83">
            <text:p>8483</text:p>
          </table:table-cell>
          <table:table-cell office:value-type="float" office:value="0.66869">
            <text:p>0.66869</text:p>
          </table:table-cell>
          <table:table-cell office:value-type="float" office:value="0.21906">
            <text:p>0.219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84">
            <text:p>8484</text:p>
          </table:table-cell>
          <table:table-cell office:value-type="float" office:value="0.44692">
            <text:p>0.44692</text:p>
          </table:table-cell>
          <table:table-cell office:value-type="float" office:value="0.14804">
            <text:p>0.1480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85">
            <text:p>8485</text:p>
          </table:table-cell>
          <table:table-cell office:value-type="float" office:value="0.19848">
            <text:p>0.19848</text:p>
          </table:table-cell>
          <table:table-cell office:value-type="float" office:value="0.065548">
            <text:p>0.06554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86">
            <text:p>848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87">
            <text:p>8487</text:p>
          </table:table-cell>
          <table:table-cell office:value-type="float" office:value="0.68985">
            <text:p>0.68985</text:p>
          </table:table-cell>
          <table:table-cell office:value-type="float" office:value="0.22636">
            <text:p>0.2263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88">
            <text:p>8488</text:p>
          </table:table-cell>
          <table:table-cell office:value-type="float" office:value="0.20782">
            <text:p>0.20782</text:p>
          </table:table-cell>
          <table:table-cell office:value-type="float" office:value="0.066498">
            <text:p>0.0664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89">
            <text:p>8489</text:p>
          </table:table-cell>
          <table:table-cell office:value-type="float" office:value="0.13171">
            <text:p>0.13171</text:p>
          </table:table-cell>
          <table:table-cell office:value-type="float" office:value="0.042105">
            <text:p>0.0421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90">
            <text:p>8490</text:p>
          </table:table-cell>
          <table:table-cell office:value-type="float" office:value="0.16814">
            <text:p>0.16814</text:p>
          </table:table-cell>
          <table:table-cell office:value-type="float" office:value="0.054876">
            <text:p>0.0548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91">
            <text:p>8491</text:p>
          </table:table-cell>
          <table:table-cell office:value-type="float" office:value="0.40241">
            <text:p>0.40241</text:p>
          </table:table-cell>
          <table:table-cell office:value-type="float" office:value="0.13127">
            <text:p>0.131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92">
            <text:p>8492</text:p>
          </table:table-cell>
          <table:table-cell office:value-type="float" office:value="0.32071">
            <text:p>0.32071</text:p>
          </table:table-cell>
          <table:table-cell office:value-type="float" office:value="0.10646">
            <text:p>0.1064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93">
            <text:p>8493</text:p>
          </table:table-cell>
          <table:table-cell office:value-type="float" office:value="0.44138">
            <text:p>0.44138</text:p>
          </table:table-cell>
          <table:table-cell office:value-type="float" office:value="0.14481">
            <text:p>0.1448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94">
            <text:p>8494</text:p>
          </table:table-cell>
          <table:table-cell office:value-type="float" office:value="0.11037">
            <text:p>0.11037</text:p>
          </table:table-cell>
          <table:table-cell office:value-type="float" office:value="0.034962">
            <text:p>0.03496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95">
            <text:p>8495</text:p>
          </table:table-cell>
          <table:table-cell office:value-type="float" office:value="0.32221">
            <text:p>0.32221</text:p>
          </table:table-cell>
          <table:table-cell office:value-type="float" office:value="0.10674">
            <text:p>0.1067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96">
            <text:p>8496</text:p>
          </table:table-cell>
          <table:table-cell office:value-type="float" office:value="0.18549">
            <text:p>0.18549</text:p>
          </table:table-cell>
          <table:table-cell office:value-type="float" office:value="0.060853">
            <text:p>0.06085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97">
            <text:p>8497</text:p>
          </table:table-cell>
          <table:table-cell office:value-type="float" office:value="0.60098">
            <text:p>0.60098</text:p>
          </table:table-cell>
          <table:table-cell office:value-type="float" office:value="0.19616">
            <text:p>0.196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98">
            <text:p>8498</text:p>
          </table:table-cell>
          <table:table-cell office:value-type="float" office:value="0.70714">
            <text:p>0.70714</text:p>
          </table:table-cell>
          <table:table-cell office:value-type="float" office:value="0.23252">
            <text:p>0.232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499">
            <text:p>8499</text:p>
          </table:table-cell>
          <table:table-cell office:value-type="float" office:value="0.31581">
            <text:p>0.31581</text:p>
          </table:table-cell>
          <table:table-cell office:value-type="float" office:value="0.10451">
            <text:p>0.1045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00">
            <text:p>8500</text:p>
          </table:table-cell>
          <table:table-cell office:value-type="float" office:value="0.80229">
            <text:p>0.80229</text:p>
          </table:table-cell>
          <table:table-cell office:value-type="float" office:value="0.26683">
            <text:p>0.2668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01">
            <text:p>8501</text:p>
          </table:table-cell>
          <table:table-cell office:value-type="float" office:value="0.20404">
            <text:p>0.20404</text:p>
          </table:table-cell>
          <table:table-cell office:value-type="float" office:value="0.067437">
            <text:p>0.06743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02">
            <text:p>8502</text:p>
          </table:table-cell>
          <table:table-cell office:value-type="float" office:value="0.36433">
            <text:p>0.36433</text:p>
          </table:table-cell>
          <table:table-cell office:value-type="float" office:value="0.11711">
            <text:p>0.117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03">
            <text:p>8503</text:p>
          </table:table-cell>
          <table:table-cell office:value-type="float" office:value="0.7399">
            <text:p>0.7399</text:p>
          </table:table-cell>
          <table:table-cell office:value-type="float" office:value="0.2443">
            <text:p>0.244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04">
            <text:p>8504</text:p>
          </table:table-cell>
          <table:table-cell office:value-type="float" office:value="0.16359">
            <text:p>0.16359</text:p>
          </table:table-cell>
          <table:table-cell office:value-type="float" office:value="0.053103">
            <text:p>0.05310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05">
            <text:p>8505</text:p>
          </table:table-cell>
          <table:table-cell office:value-type="float" office:value="0.31877">
            <text:p>0.31877</text:p>
          </table:table-cell>
          <table:table-cell office:value-type="float" office:value="0.10551">
            <text:p>0.1055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06">
            <text:p>8506</text:p>
          </table:table-cell>
          <table:table-cell office:value-type="float" office:value="0.70008">
            <text:p>0.70008</text:p>
          </table:table-cell>
          <table:table-cell office:value-type="float" office:value="0.2306">
            <text:p>0.23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07">
            <text:p>8507</text:p>
          </table:table-cell>
          <table:table-cell office:value-type="float" office:value="0.16954">
            <text:p>0.16954</text:p>
          </table:table-cell>
          <table:table-cell office:value-type="float" office:value="0.055222">
            <text:p>0.0552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08">
            <text:p>8508</text:p>
          </table:table-cell>
          <table:table-cell office:value-type="float" office:value="0.20603">
            <text:p>0.20603</text:p>
          </table:table-cell>
          <table:table-cell office:value-type="float" office:value="0.068244">
            <text:p>0.06824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09">
            <text:p>8509</text:p>
          </table:table-cell>
          <table:table-cell office:value-type="float" office:value="0.19355">
            <text:p>0.19355</text:p>
          </table:table-cell>
          <table:table-cell office:value-type="float" office:value="0.063657">
            <text:p>0.06365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10">
            <text:p>8510</text:p>
          </table:table-cell>
          <table:table-cell office:value-type="float" office:value="0.19041">
            <text:p>0.19041</text:p>
          </table:table-cell>
          <table:table-cell office:value-type="float" office:value="0.062584">
            <text:p>0.06258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11">
            <text:p>8511</text:p>
          </table:table-cell>
          <table:table-cell office:value-type="float" office:value="0.5086">
            <text:p>0.5086</text:p>
          </table:table-cell>
          <table:table-cell office:value-type="float" office:value="0.16893">
            <text:p>0.1689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12">
            <text:p>8512</text:p>
          </table:table-cell>
          <table:table-cell office:value-type="float" office:value="0.48041">
            <text:p>0.48041</text:p>
          </table:table-cell>
          <table:table-cell office:value-type="float" office:value="0.15951">
            <text:p>0.1595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13">
            <text:p>8513</text:p>
          </table:table-cell>
          <table:table-cell office:value-type="float" office:value="0.70865">
            <text:p>0.70865</text:p>
          </table:table-cell>
          <table:table-cell office:value-type="float" office:value="0.23313">
            <text:p>0.233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14">
            <text:p>8514</text:p>
          </table:table-cell>
          <table:table-cell office:value-type="float" office:value="0.46276">
            <text:p>0.46276</text:p>
          </table:table-cell>
          <table:table-cell office:value-type="float" office:value="0.15281">
            <text:p>0.1528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15">
            <text:p>8515</text:p>
          </table:table-cell>
          <table:table-cell office:value-type="float" office:value="0.57275">
            <text:p>0.57275</text:p>
          </table:table-cell>
          <table:table-cell office:value-type="float" office:value="0.18511">
            <text:p>0.185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16">
            <text:p>8516</text:p>
          </table:table-cell>
          <table:table-cell office:value-type="float" office:value="0.23992">
            <text:p>0.23992</text:p>
          </table:table-cell>
          <table:table-cell office:value-type="float" office:value="0.077573">
            <text:p>0.07757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17">
            <text:p>8517</text:p>
          </table:table-cell>
          <table:table-cell office:value-type="float" office:value="0.67926">
            <text:p>0.67926</text:p>
          </table:table-cell>
          <table:table-cell office:value-type="float" office:value="0.22296">
            <text:p>0.2229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18">
            <text:p>8518</text:p>
          </table:table-cell>
          <table:table-cell office:value-type="float" office:value="0.22225">
            <text:p>0.22225</text:p>
          </table:table-cell>
          <table:table-cell office:value-type="float" office:value="0.071602">
            <text:p>0.0716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19">
            <text:p>8519</text:p>
          </table:table-cell>
          <table:table-cell office:value-type="float" office:value="0.67783">
            <text:p>0.67783</text:p>
          </table:table-cell>
          <table:table-cell office:value-type="float" office:value="0.22196">
            <text:p>0.2219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20">
            <text:p>8520</text:p>
          </table:table-cell>
          <table:table-cell office:value-type="float" office:value="0.27982">
            <text:p>0.27982</text:p>
          </table:table-cell>
          <table:table-cell office:value-type="float" office:value="0.091649">
            <text:p>0.09164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21">
            <text:p>8521</text:p>
          </table:table-cell>
          <table:table-cell office:value-type="float" office:value="0.70554">
            <text:p>0.70554</text:p>
          </table:table-cell>
          <table:table-cell office:value-type="float" office:value="0.23213">
            <text:p>0.232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22">
            <text:p>8522</text:p>
          </table:table-cell>
          <table:table-cell office:value-type="float" office:value="0.30241">
            <text:p>0.30241</text:p>
          </table:table-cell>
          <table:table-cell office:value-type="float" office:value="0.099553">
            <text:p>0.09955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23">
            <text:p>8523</text:p>
          </table:table-cell>
          <table:table-cell office:value-type="float" office:value="0.47827">
            <text:p>0.47827</text:p>
          </table:table-cell>
          <table:table-cell office:value-type="float" office:value="0.15778">
            <text:p>0.1577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24">
            <text:p>8524</text:p>
          </table:table-cell>
          <table:table-cell office:value-type="float" office:value="0.49198">
            <text:p>0.49198</text:p>
          </table:table-cell>
          <table:table-cell office:value-type="float" office:value="0.16308">
            <text:p>0.1630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25">
            <text:p>8525</text:p>
          </table:table-cell>
          <table:table-cell office:value-type="float" office:value="0.13218">
            <text:p>0.13218</text:p>
          </table:table-cell>
          <table:table-cell office:value-type="float" office:value="0.042326">
            <text:p>0.0423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26">
            <text:p>8526</text:p>
          </table:table-cell>
          <table:table-cell office:value-type="float" office:value="0.41031">
            <text:p>0.41031</text:p>
          </table:table-cell>
          <table:table-cell office:value-type="float" office:value="0.13431">
            <text:p>0.134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27">
            <text:p>8527</text:p>
          </table:table-cell>
          <table:table-cell office:value-type="float" office:value="0.20817">
            <text:p>0.20817</text:p>
          </table:table-cell>
          <table:table-cell office:value-type="float" office:value="0.06644">
            <text:p>0.0664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28">
            <text:p>8528</text:p>
          </table:table-cell>
          <table:table-cell office:value-type="float" office:value="0.10482">
            <text:p>0.10482</text:p>
          </table:table-cell>
          <table:table-cell office:value-type="float" office:value="0.033089">
            <text:p>0.03308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29">
            <text:p>8529</text:p>
          </table:table-cell>
          <table:table-cell office:value-type="float" office:value="0.17522">
            <text:p>0.17522</text:p>
          </table:table-cell>
          <table:table-cell office:value-type="float" office:value="0.057274">
            <text:p>0.05727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30">
            <text:p>8530</text:p>
          </table:table-cell>
          <table:table-cell office:value-type="float" office:value="0.62844">
            <text:p>0.62844</text:p>
          </table:table-cell>
          <table:table-cell office:value-type="float" office:value="0.20422">
            <text:p>0.204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31">
            <text:p>8531</text:p>
          </table:table-cell>
          <table:table-cell office:value-type="float" office:value="0.19837">
            <text:p>0.19837</text:p>
          </table:table-cell>
          <table:table-cell office:value-type="float" office:value="0.065521">
            <text:p>0.0655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32">
            <text:p>8532</text:p>
          </table:table-cell>
          <table:table-cell office:value-type="float" office:value="0.18241">
            <text:p>0.18241</text:p>
          </table:table-cell>
          <table:table-cell office:value-type="float" office:value="0.060002">
            <text:p>0.06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33">
            <text:p>8533</text:p>
          </table:table-cell>
          <table:table-cell office:value-type="float" office:value="0.047113">
            <text:p>0.047113</text:p>
          </table:table-cell>
          <table:table-cell office:value-type="float" office:value="0.014463">
            <text:p>0.01446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34">
            <text:p>8534</text:p>
          </table:table-cell>
          <table:table-cell office:value-type="float" office:value="0.46811">
            <text:p>0.46811</text:p>
          </table:table-cell>
          <table:table-cell office:value-type="float" office:value="0.15463">
            <text:p>0.1546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35">
            <text:p>8535</text:p>
          </table:table-cell>
          <table:table-cell office:value-type="float" office:value="0.17133">
            <text:p>0.17133</text:p>
          </table:table-cell>
          <table:table-cell office:value-type="float" office:value="0.055923">
            <text:p>0.0559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36">
            <text:p>8536</text:p>
          </table:table-cell>
          <table:table-cell office:value-type="float" office:value="0.12535">
            <text:p>0.12535</text:p>
          </table:table-cell>
          <table:table-cell office:value-type="float" office:value="0.039902">
            <text:p>0.0399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37">
            <text:p>8537</text:p>
          </table:table-cell>
          <table:table-cell office:value-type="float" office:value="0.19892">
            <text:p>0.19892</text:p>
          </table:table-cell>
          <table:table-cell office:value-type="float" office:value="0.065716">
            <text:p>0.0657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38">
            <text:p>8538</text:p>
          </table:table-cell>
          <table:table-cell office:value-type="float" office:value="0.19841">
            <text:p>0.19841</text:p>
          </table:table-cell>
          <table:table-cell office:value-type="float" office:value="0.065574">
            <text:p>0.06557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39">
            <text:p>8539</text:p>
          </table:table-cell>
          <table:table-cell office:value-type="float" office:value="0.78294">
            <text:p>0.78294</text:p>
          </table:table-cell>
          <table:table-cell office:value-type="float" office:value="0.26045">
            <text:p>0.2604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40">
            <text:p>8540</text:p>
          </table:table-cell>
          <table:table-cell office:value-type="float" office:value="0.2669">
            <text:p>0.2669</text:p>
          </table:table-cell>
          <table:table-cell office:value-type="float" office:value="0.087009">
            <text:p>0.08700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41">
            <text:p>8541</text:p>
          </table:table-cell>
          <table:table-cell office:value-type="float" office:value="0.41396">
            <text:p>0.41396</text:p>
          </table:table-cell>
          <table:table-cell office:value-type="float" office:value="0.13494">
            <text:p>0.1349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42">
            <text:p>8542</text:p>
          </table:table-cell>
          <table:table-cell office:value-type="float" office:value="0.3117">
            <text:p>0.3117</text:p>
          </table:table-cell>
          <table:table-cell office:value-type="float" office:value="0.10323">
            <text:p>0.103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43">
            <text:p>8543</text:p>
          </table:table-cell>
          <table:table-cell office:value-type="float" office:value="0.40249">
            <text:p>0.40249</text:p>
          </table:table-cell>
          <table:table-cell office:value-type="float" office:value="0.13144">
            <text:p>0.1314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44">
            <text:p>8544</text:p>
          </table:table-cell>
          <table:table-cell office:value-type="float" office:value="0.51977">
            <text:p>0.51977</text:p>
          </table:table-cell>
          <table:table-cell office:value-type="float" office:value="0.17327">
            <text:p>0.173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45">
            <text:p>8545</text:p>
          </table:table-cell>
          <table:table-cell office:value-type="float" office:value="0.3587">
            <text:p>0.3587</text:p>
          </table:table-cell>
          <table:table-cell office:value-type="float" office:value="0.11555">
            <text:p>0.1155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46">
            <text:p>8546</text:p>
          </table:table-cell>
          <table:table-cell office:value-type="float" office:value="0.75223">
            <text:p>0.75223</text:p>
          </table:table-cell>
          <table:table-cell office:value-type="float" office:value="0.24971">
            <text:p>0.2497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47">
            <text:p>8547</text:p>
          </table:table-cell>
          <table:table-cell office:value-type="float" office:value="0.40795">
            <text:p>0.40795</text:p>
          </table:table-cell>
          <table:table-cell office:value-type="float" office:value="0.13296">
            <text:p>0.1329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48">
            <text:p>8548</text:p>
          </table:table-cell>
          <table:table-cell office:value-type="float" office:value="0.59588">
            <text:p>0.59588</text:p>
          </table:table-cell>
          <table:table-cell office:value-type="float" office:value="0.19312">
            <text:p>0.193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49">
            <text:p>8549</text:p>
          </table:table-cell>
          <table:table-cell office:value-type="float" office:value="0.39955">
            <text:p>0.39955</text:p>
          </table:table-cell>
          <table:table-cell office:value-type="float" office:value="0.12979">
            <text:p>0.1297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50">
            <text:p>8550</text:p>
          </table:table-cell>
          <table:table-cell office:value-type="float" office:value="0.40687">
            <text:p>0.40687</text:p>
          </table:table-cell>
          <table:table-cell office:value-type="float" office:value="0.13328">
            <text:p>0.133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51">
            <text:p>8551</text:p>
          </table:table-cell>
          <table:table-cell office:value-type="float" office:value="0.094187">
            <text:p>0.094187</text:p>
          </table:table-cell>
          <table:table-cell office:value-type="float" office:value="0.029571">
            <text:p>0.02957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52">
            <text:p>8552</text:p>
          </table:table-cell>
          <table:table-cell office:value-type="float" office:value="0.11789">
            <text:p>0.11789</text:p>
          </table:table-cell>
          <table:table-cell office:value-type="float" office:value="0.037539">
            <text:p>0.03753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53">
            <text:p>8553</text:p>
          </table:table-cell>
          <table:table-cell office:value-type="float" office:value="0.22981">
            <text:p>0.22981</text:p>
          </table:table-cell>
          <table:table-cell office:value-type="float" office:value="0.07408">
            <text:p>0.0740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54">
            <text:p>8554</text:p>
          </table:table-cell>
          <table:table-cell office:value-type="float" office:value="0.13382">
            <text:p>0.13382</text:p>
          </table:table-cell>
          <table:table-cell office:value-type="float" office:value="0.042915">
            <text:p>0.0429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55">
            <text:p>8555</text:p>
          </table:table-cell>
          <table:table-cell office:value-type="float" office:value="0.49122">
            <text:p>0.49122</text:p>
          </table:table-cell>
          <table:table-cell office:value-type="float" office:value="0.16258">
            <text:p>0.1625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56">
            <text:p>8556</text:p>
          </table:table-cell>
          <table:table-cell office:value-type="float" office:value="0.17501">
            <text:p>0.17501</text:p>
          </table:table-cell>
          <table:table-cell office:value-type="float" office:value="0.057175">
            <text:p>0.0571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57">
            <text:p>8557</text:p>
          </table:table-cell>
          <table:table-cell office:value-type="float" office:value="0.36575">
            <text:p>0.36575</text:p>
          </table:table-cell>
          <table:table-cell office:value-type="float" office:value="0.11837">
            <text:p>0.1183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58">
            <text:p>8558</text:p>
          </table:table-cell>
          <table:table-cell office:value-type="float" office:value="0.49009">
            <text:p>0.49009</text:p>
          </table:table-cell>
          <table:table-cell office:value-type="float" office:value="0.16217">
            <text:p>0.162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59">
            <text:p>8559</text:p>
          </table:table-cell>
          <table:table-cell office:value-type="float" office:value="0.11142">
            <text:p>0.11142</text:p>
          </table:table-cell>
          <table:table-cell office:value-type="float" office:value="0.035228">
            <text:p>0.0352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60">
            <text:p>8560</text:p>
          </table:table-cell>
          <table:table-cell office:value-type="float" office:value="0.43742">
            <text:p>0.43742</text:p>
          </table:table-cell>
          <table:table-cell office:value-type="float" office:value="0.14325">
            <text:p>0.143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61">
            <text:p>8561</text:p>
          </table:table-cell>
          <table:table-cell office:value-type="float" office:value="0.18173">
            <text:p>0.18173</text:p>
          </table:table-cell>
          <table:table-cell office:value-type="float" office:value="0.059636">
            <text:p>0.05963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62">
            <text:p>8562</text:p>
          </table:table-cell>
          <table:table-cell office:value-type="float" office:value="0.30749">
            <text:p>0.30749</text:p>
          </table:table-cell>
          <table:table-cell office:value-type="float" office:value="0.1017">
            <text:p>0.10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63">
            <text:p>8563</text:p>
          </table:table-cell>
          <table:table-cell office:value-type="float" office:value="0.37962">
            <text:p>0.37962</text:p>
          </table:table-cell>
          <table:table-cell office:value-type="float" office:value="0.12275">
            <text:p>0.122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64">
            <text:p>8564</text:p>
          </table:table-cell>
          <table:table-cell office:value-type="float" office:value="0.14861">
            <text:p>0.14861</text:p>
          </table:table-cell>
          <table:table-cell office:value-type="float" office:value="0.047942">
            <text:p>0.04794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65">
            <text:p>8565</text:p>
          </table:table-cell>
          <table:table-cell office:value-type="float" office:value="0.4449">
            <text:p>0.4449</text:p>
          </table:table-cell>
          <table:table-cell office:value-type="float" office:value="0.14574">
            <text:p>0.1457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66">
            <text:p>8566</text:p>
          </table:table-cell>
          <table:table-cell office:value-type="float" office:value="0.28312">
            <text:p>0.28312</text:p>
          </table:table-cell>
          <table:table-cell office:value-type="float" office:value="0.092911">
            <text:p>0.0929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67">
            <text:p>8567</text:p>
          </table:table-cell>
          <table:table-cell office:value-type="float" office:value="0.66407">
            <text:p>0.66407</text:p>
          </table:table-cell>
          <table:table-cell office:value-type="float" office:value="0.21702">
            <text:p>0.217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68">
            <text:p>8568</text:p>
          </table:table-cell>
          <table:table-cell office:value-type="float" office:value="0.47613">
            <text:p>0.47613</text:p>
          </table:table-cell>
          <table:table-cell office:value-type="float" office:value="0.15713">
            <text:p>0.157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69">
            <text:p>8569</text:p>
          </table:table-cell>
          <table:table-cell office:value-type="float" office:value="0.40873">
            <text:p>0.40873</text:p>
          </table:table-cell>
          <table:table-cell office:value-type="float" office:value="0.13336">
            <text:p>0.1333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70">
            <text:p>8570</text:p>
          </table:table-cell>
          <table:table-cell office:value-type="float" office:value="0.41429">
            <text:p>0.41429</text:p>
          </table:table-cell>
          <table:table-cell office:value-type="float" office:value="0.13581">
            <text:p>0.1358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71">
            <text:p>8571</text:p>
          </table:table-cell>
          <table:table-cell office:value-type="float" office:value="0.46607">
            <text:p>0.46607</text:p>
          </table:table-cell>
          <table:table-cell office:value-type="float" office:value="0.15327">
            <text:p>0.153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72">
            <text:p>8572</text:p>
          </table:table-cell>
          <table:table-cell office:value-type="float" office:value="0.23231">
            <text:p>0.23231</text:p>
          </table:table-cell>
          <table:table-cell office:value-type="float" office:value="0.07485">
            <text:p>0.0748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73">
            <text:p>8573</text:p>
          </table:table-cell>
          <table:table-cell office:value-type="float" office:value="0.27494">
            <text:p>0.27494</text:p>
          </table:table-cell>
          <table:table-cell office:value-type="float" office:value="0.089878">
            <text:p>0.08987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74">
            <text:p>8574</text:p>
          </table:table-cell>
          <table:table-cell office:value-type="float" office:value="0.68263">
            <text:p>0.68263</text:p>
          </table:table-cell>
          <table:table-cell office:value-type="float" office:value="0.22439">
            <text:p>0.2243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75">
            <text:p>8575</text:p>
          </table:table-cell>
          <table:table-cell office:value-type="float" office:value="0.41919">
            <text:p>0.41919</text:p>
          </table:table-cell>
          <table:table-cell office:value-type="float" office:value="0.13689">
            <text:p>0.1368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76">
            <text:p>8576</text:p>
          </table:table-cell>
          <table:table-cell office:value-type="float" office:value="0.20408">
            <text:p>0.20408</text:p>
          </table:table-cell>
          <table:table-cell office:value-type="float" office:value="0.067663">
            <text:p>0.06766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77">
            <text:p>8577</text:p>
          </table:table-cell>
          <table:table-cell office:value-type="float" office:value="0.30205">
            <text:p>0.30205</text:p>
          </table:table-cell>
          <table:table-cell office:value-type="float" office:value="0.099646">
            <text:p>0.09964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78">
            <text:p>8578</text:p>
          </table:table-cell>
          <table:table-cell office:value-type="float" office:value="0.064904">
            <text:p>0.064904</text:p>
          </table:table-cell>
          <table:table-cell office:value-type="float" office:value="0.020102">
            <text:p>0.0201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79">
            <text:p>8579</text:p>
          </table:table-cell>
          <table:table-cell office:value-type="float" office:value="0.42223">
            <text:p>0.42223</text:p>
          </table:table-cell>
          <table:table-cell office:value-type="float" office:value="0.13982">
            <text:p>0.1398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80">
            <text:p>8580</text:p>
          </table:table-cell>
          <table:table-cell office:value-type="float" office:value="0.15392">
            <text:p>0.15392</text:p>
          </table:table-cell>
          <table:table-cell office:value-type="float" office:value="0.049802">
            <text:p>0.0498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81">
            <text:p>8581</text:p>
          </table:table-cell>
          <table:table-cell office:value-type="float" office:value="0.15829">
            <text:p>0.15829</text:p>
          </table:table-cell>
          <table:table-cell office:value-type="float" office:value="0.051292">
            <text:p>0.0512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82">
            <text:p>8582</text:p>
          </table:table-cell>
          <table:table-cell office:value-type="float" office:value="0.33052">
            <text:p>0.33052</text:p>
          </table:table-cell>
          <table:table-cell office:value-type="float" office:value="0.10973">
            <text:p>0.1097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83">
            <text:p>8583</text:p>
          </table:table-cell>
          <table:table-cell office:value-type="float" office:value="0.071285">
            <text:p>0.071285</text:p>
          </table:table-cell>
          <table:table-cell office:value-type="float" office:value="0.022093">
            <text:p>0.02209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84">
            <text:p>8584</text:p>
          </table:table-cell>
          <table:table-cell office:value-type="float" office:value="0.44341">
            <text:p>0.44341</text:p>
          </table:table-cell>
          <table:table-cell office:value-type="float" office:value="0.14572">
            <text:p>0.1457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85">
            <text:p>8585</text:p>
          </table:table-cell>
          <table:table-cell office:value-type="float" office:value="0.4787">
            <text:p>0.4787</text:p>
          </table:table-cell>
          <table:table-cell office:value-type="float" office:value="0.15811">
            <text:p>0.158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86">
            <text:p>8586</text:p>
          </table:table-cell>
          <table:table-cell office:value-type="float" office:value="0.14907">
            <text:p>0.14907</text:p>
          </table:table-cell>
          <table:table-cell office:value-type="float" office:value="0.048388">
            <text:p>0.04838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87">
            <text:p>8587</text:p>
          </table:table-cell>
          <table:table-cell office:value-type="float" office:value="0.45077">
            <text:p>0.45077</text:p>
          </table:table-cell>
          <table:table-cell office:value-type="float" office:value="0.14836">
            <text:p>0.1483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88">
            <text:p>8588</text:p>
          </table:table-cell>
          <table:table-cell office:value-type="float" office:value="0.75432">
            <text:p>0.75432</text:p>
          </table:table-cell>
          <table:table-cell office:value-type="float" office:value="0.24983">
            <text:p>0.2498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89">
            <text:p>8589</text:p>
          </table:table-cell>
          <table:table-cell office:value-type="float" office:value="0.21431">
            <text:p>0.21431</text:p>
          </table:table-cell>
          <table:table-cell office:value-type="float" office:value="0.068813">
            <text:p>0.0688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90">
            <text:p>8590</text:p>
          </table:table-cell>
          <table:table-cell office:value-type="float" office:value="0.12779">
            <text:p>0.12779</text:p>
          </table:table-cell>
          <table:table-cell office:value-type="float" office:value="0.040886">
            <text:p>0.0408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91">
            <text:p>8591</text:p>
          </table:table-cell>
          <table:table-cell office:value-type="float" office:value="0.49775">
            <text:p>0.49775</text:p>
          </table:table-cell>
          <table:table-cell office:value-type="float" office:value="0.16527">
            <text:p>0.165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92">
            <text:p>8592</text:p>
          </table:table-cell>
          <table:table-cell office:value-type="float" office:value="0.52021">
            <text:p>0.52021</text:p>
          </table:table-cell>
          <table:table-cell office:value-type="float" office:value="0.17368">
            <text:p>0.1736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93">
            <text:p>8593</text:p>
          </table:table-cell>
          <table:table-cell office:value-type="float" office:value="0.78394">
            <text:p>0.78394</text:p>
          </table:table-cell>
          <table:table-cell office:value-type="float" office:value="0.25968">
            <text:p>0.2596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94">
            <text:p>8594</text:p>
          </table:table-cell>
          <table:table-cell office:value-type="float" office:value="0.42346">
            <text:p>0.42346</text:p>
          </table:table-cell>
          <table:table-cell office:value-type="float" office:value="0.13943">
            <text:p>0.1394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95">
            <text:p>8595</text:p>
          </table:table-cell>
          <table:table-cell office:value-type="float" office:value="0.52218">
            <text:p>0.52218</text:p>
          </table:table-cell>
          <table:table-cell office:value-type="float" office:value="0.17498">
            <text:p>0.174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96">
            <text:p>8596</text:p>
          </table:table-cell>
          <table:table-cell office:value-type="float" office:value="0.42996">
            <text:p>0.42996</text:p>
          </table:table-cell>
          <table:table-cell office:value-type="float" office:value="0.14126">
            <text:p>0.141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97">
            <text:p>8597</text:p>
          </table:table-cell>
          <table:table-cell office:value-type="float" office:value="0.30817">
            <text:p>0.30817</text:p>
          </table:table-cell>
          <table:table-cell office:value-type="float" office:value="0.10175">
            <text:p>0.101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98">
            <text:p>8598</text:p>
          </table:table-cell>
          <table:table-cell office:value-type="float" office:value="0.62055">
            <text:p>0.62055</text:p>
          </table:table-cell>
          <table:table-cell office:value-type="float" office:value="0.20174">
            <text:p>0.2017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599">
            <text:p>8599</text:p>
          </table:table-cell>
          <table:table-cell office:value-type="float" office:value="0.17336">
            <text:p>0.17336</text:p>
          </table:table-cell>
          <table:table-cell office:value-type="float" office:value="0.056671">
            <text:p>0.05667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00">
            <text:p>8600</text:p>
          </table:table-cell>
          <table:table-cell office:value-type="float" office:value="0.5882">
            <text:p>0.5882</text:p>
          </table:table-cell>
          <table:table-cell office:value-type="float" office:value="0.19175">
            <text:p>0.191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01">
            <text:p>8601</text:p>
          </table:table-cell>
          <table:table-cell office:value-type="float" office:value="0.35186">
            <text:p>0.35186</text:p>
          </table:table-cell>
          <table:table-cell office:value-type="float" office:value="0.11362">
            <text:p>0.1136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02">
            <text:p>8602</text:p>
          </table:table-cell>
          <table:table-cell office:value-type="float" office:value="0.11803">
            <text:p>0.11803</text:p>
          </table:table-cell>
          <table:table-cell office:value-type="float" office:value="0.037518">
            <text:p>0.0375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03">
            <text:p>8603</text:p>
          </table:table-cell>
          <table:table-cell office:value-type="float" office:value="0.73389">
            <text:p>0.73389</text:p>
          </table:table-cell>
          <table:table-cell office:value-type="float" office:value="0.24255">
            <text:p>0.2425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04">
            <text:p>8604</text:p>
          </table:table-cell>
          <table:table-cell office:value-type="float" office:value="0.49253">
            <text:p>0.49253</text:p>
          </table:table-cell>
          <table:table-cell office:value-type="float" office:value="0.16292">
            <text:p>0.162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05">
            <text:p>8605</text:p>
          </table:table-cell>
          <table:table-cell office:value-type="float" office:value="0.19497">
            <text:p>0.19497</text:p>
          </table:table-cell>
          <table:table-cell office:value-type="float" office:value="0.064384">
            <text:p>0.06438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06">
            <text:p>8606</text:p>
          </table:table-cell>
          <table:table-cell office:value-type="float" office:value="0.2522">
            <text:p>0.2522</text:p>
          </table:table-cell>
          <table:table-cell office:value-type="float" office:value="0.081867">
            <text:p>0.08186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07">
            <text:p>8607</text:p>
          </table:table-cell>
          <table:table-cell office:value-type="float" office:value="0.31115">
            <text:p>0.31115</text:p>
          </table:table-cell>
          <table:table-cell office:value-type="float" office:value="0.10244">
            <text:p>0.1024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08">
            <text:p>8608</text:p>
          </table:table-cell>
          <table:table-cell office:value-type="float" office:value="0.19333">
            <text:p>0.19333</text:p>
          </table:table-cell>
          <table:table-cell office:value-type="float" office:value="0.063744">
            <text:p>0.06374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09">
            <text:p>8609</text:p>
          </table:table-cell>
          <table:table-cell office:value-type="float" office:value="0.55316">
            <text:p>0.55316</text:p>
          </table:table-cell>
          <table:table-cell office:value-type="float" office:value="0.17865">
            <text:p>0.178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10">
            <text:p>8610</text:p>
          </table:table-cell>
          <table:table-cell office:value-type="float" office:value="0.30475">
            <text:p>0.30475</text:p>
          </table:table-cell>
          <table:table-cell office:value-type="float" office:value="0.10045">
            <text:p>0.1004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11">
            <text:p>8611</text:p>
          </table:table-cell>
          <table:table-cell office:value-type="float" office:value="0.56273">
            <text:p>0.56273</text:p>
          </table:table-cell>
          <table:table-cell office:value-type="float" office:value="0.18197">
            <text:p>0.1819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12">
            <text:p>8612</text:p>
          </table:table-cell>
          <table:table-cell office:value-type="float" office:value="0.16839">
            <text:p>0.16839</text:p>
          </table:table-cell>
          <table:table-cell office:value-type="float" office:value="0.054842">
            <text:p>0.05484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13">
            <text:p>8613</text:p>
          </table:table-cell>
          <table:table-cell office:value-type="float" office:value="0.1277">
            <text:p>0.1277</text:p>
          </table:table-cell>
          <table:table-cell office:value-type="float" office:value="0.040749">
            <text:p>0.04074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14">
            <text:p>8614</text:p>
          </table:table-cell>
          <table:table-cell office:value-type="float" office:value="0.78497">
            <text:p>0.78497</text:p>
          </table:table-cell>
          <table:table-cell office:value-type="float" office:value="0.26172">
            <text:p>0.2617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15">
            <text:p>8615</text:p>
          </table:table-cell>
          <table:table-cell office:value-type="float" office:value="0.3398">
            <text:p>0.3398</text:p>
          </table:table-cell>
          <table:table-cell office:value-type="float" office:value="0.11467">
            <text:p>0.1146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16">
            <text:p>8616</text:p>
          </table:table-cell>
          <table:table-cell office:value-type="float" office:value="0.53468">
            <text:p>0.53468</text:p>
          </table:table-cell>
          <table:table-cell office:value-type="float" office:value="0.1723">
            <text:p>0.17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17">
            <text:p>8617</text:p>
          </table:table-cell>
          <table:table-cell office:value-type="float" office:value="0.35122">
            <text:p>0.35122</text:p>
          </table:table-cell>
          <table:table-cell office:value-type="float" office:value="0.11339">
            <text:p>0.1133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18">
            <text:p>8618</text:p>
          </table:table-cell>
          <table:table-cell office:value-type="float" office:value="0.34892">
            <text:p>0.34892</text:p>
          </table:table-cell>
          <table:table-cell office:value-type="float" office:value="0.11252">
            <text:p>0.112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19">
            <text:p>8619</text:p>
          </table:table-cell>
          <table:table-cell office:value-type="float" office:value="0.17652">
            <text:p>0.17652</text:p>
          </table:table-cell>
          <table:table-cell office:value-type="float" office:value="0.057773">
            <text:p>0.05777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20">
            <text:p>8620</text:p>
          </table:table-cell>
          <table:table-cell office:value-type="float" office:value="0.19869">
            <text:p>0.19869</text:p>
          </table:table-cell>
          <table:table-cell office:value-type="float" office:value="0.065711">
            <text:p>0.0657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21">
            <text:p>8621</text:p>
          </table:table-cell>
          <table:table-cell office:value-type="float" office:value="0.1597">
            <text:p>0.1597</text:p>
          </table:table-cell>
          <table:table-cell office:value-type="float" office:value="0.051765">
            <text:p>0.0517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22">
            <text:p>8622</text:p>
          </table:table-cell>
          <table:table-cell office:value-type="float" office:value="0.55071">
            <text:p>0.55071</text:p>
          </table:table-cell>
          <table:table-cell office:value-type="float" office:value="0.17782">
            <text:p>0.1778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23">
            <text:p>8623</text:p>
          </table:table-cell>
          <table:table-cell office:value-type="float" office:value="0.45575">
            <text:p>0.45575</text:p>
          </table:table-cell>
          <table:table-cell office:value-type="float" office:value="0.14978">
            <text:p>0.1497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24">
            <text:p>8624</text:p>
          </table:table-cell>
          <table:table-cell office:value-type="float" office:value="0.51827">
            <text:p>0.51827</text:p>
          </table:table-cell>
          <table:table-cell office:value-type="float" office:value="0.1723">
            <text:p>0.17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25">
            <text:p>8625</text:p>
          </table:table-cell>
          <table:table-cell office:value-type="float" office:value="0.19436">
            <text:p>0.19436</text:p>
          </table:table-cell>
          <table:table-cell office:value-type="float" office:value="0.064014">
            <text:p>0.064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26">
            <text:p>8626</text:p>
          </table:table-cell>
          <table:table-cell office:value-type="float" office:value="0.22957">
            <text:p>0.22957</text:p>
          </table:table-cell>
          <table:table-cell office:value-type="float" office:value="0.07394">
            <text:p>0.0739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27">
            <text:p>8627</text:p>
          </table:table-cell>
          <table:table-cell office:value-type="float" office:value="0.25885">
            <text:p>0.25885</text:p>
          </table:table-cell>
          <table:table-cell office:value-type="float" office:value="0.084153">
            <text:p>0.08415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28">
            <text:p>8628</text:p>
          </table:table-cell>
          <table:table-cell office:value-type="float" office:value="0.43028">
            <text:p>0.43028</text:p>
          </table:table-cell>
          <table:table-cell office:value-type="float" office:value="0.1403">
            <text:p>0.140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29">
            <text:p>8629</text:p>
          </table:table-cell>
          <table:table-cell office:value-type="float" office:value="0.2198">
            <text:p>0.2198</text:p>
          </table:table-cell>
          <table:table-cell office:value-type="float" office:value="0.070733">
            <text:p>0.07073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30">
            <text:p>8630</text:p>
          </table:table-cell>
          <table:table-cell office:value-type="float" office:value="0.33191">
            <text:p>0.33191</text:p>
          </table:table-cell>
          <table:table-cell office:value-type="float" office:value="0.10995">
            <text:p>0.1099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31">
            <text:p>8631</text:p>
          </table:table-cell>
          <table:table-cell office:value-type="float" office:value="0.18315">
            <text:p>0.18315</text:p>
          </table:table-cell>
          <table:table-cell office:value-type="float" office:value="0.060133">
            <text:p>0.06013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32">
            <text:p>8632</text:p>
          </table:table-cell>
          <table:table-cell office:value-type="float" office:value="0.065446">
            <text:p>0.065446</text:p>
          </table:table-cell>
          <table:table-cell office:value-type="float" office:value="0.020281">
            <text:p>0.02028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33">
            <text:p>8633</text:p>
          </table:table-cell>
          <table:table-cell office:value-type="float" office:value="0.20783">
            <text:p>0.20783</text:p>
          </table:table-cell>
          <table:table-cell office:value-type="float" office:value="0.069">
            <text:p>0.06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34">
            <text:p>8634</text:p>
          </table:table-cell>
          <table:table-cell office:value-type="float" office:value="0.51233">
            <text:p>0.51233</text:p>
          </table:table-cell>
          <table:table-cell office:value-type="float" office:value="0.16976">
            <text:p>0.169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35">
            <text:p>8635</text:p>
          </table:table-cell>
          <table:table-cell office:value-type="float" office:value="0.4921">
            <text:p>0.4921</text:p>
          </table:table-cell>
          <table:table-cell office:value-type="float" office:value="0.16327">
            <text:p>0.163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36">
            <text:p>8636</text:p>
          </table:table-cell>
          <table:table-cell office:value-type="float" office:value="0.53639">
            <text:p>0.53639</text:p>
          </table:table-cell>
          <table:table-cell office:value-type="float" office:value="0.17277">
            <text:p>0.1727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37">
            <text:p>8637</text:p>
          </table:table-cell>
          <table:table-cell office:value-type="float" office:value="0.67603">
            <text:p>0.67603</text:p>
          </table:table-cell>
          <table:table-cell office:value-type="float" office:value="0.22187">
            <text:p>0.2218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38">
            <text:p>8638</text:p>
          </table:table-cell>
          <table:table-cell office:value-type="float" office:value="0.29447">
            <text:p>0.29447</text:p>
          </table:table-cell>
          <table:table-cell office:value-type="float" office:value="0.096802">
            <text:p>0.0968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39">
            <text:p>8639</text:p>
          </table:table-cell>
          <table:table-cell office:value-type="float" office:value="0.29092">
            <text:p>0.29092</text:p>
          </table:table-cell>
          <table:table-cell office:value-type="float" office:value="0.095634">
            <text:p>0.09563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40">
            <text:p>8640</text:p>
          </table:table-cell>
          <table:table-cell office:value-type="float" office:value="0.39456">
            <text:p>0.39456</text:p>
          </table:table-cell>
          <table:table-cell office:value-type="float" office:value="0.12814">
            <text:p>0.128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41">
            <text:p>8641</text:p>
          </table:table-cell>
          <table:table-cell office:value-type="float" office:value="0.741">
            <text:p>0.741</text:p>
          </table:table-cell>
          <table:table-cell office:value-type="float" office:value="0.24446">
            <text:p>0.2444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42">
            <text:p>8642</text:p>
          </table:table-cell>
          <table:table-cell office:value-type="float" office:value="0.25018">
            <text:p>0.25018</text:p>
          </table:table-cell>
          <table:table-cell office:value-type="float" office:value="0.081127">
            <text:p>0.0811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43">
            <text:p>8643</text:p>
          </table:table-cell>
          <table:table-cell office:value-type="float" office:value="0.1771">
            <text:p>0.1771</text:p>
          </table:table-cell>
          <table:table-cell office:value-type="float" office:value="0.057836">
            <text:p>0.05783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44">
            <text:p>8644</text:p>
          </table:table-cell>
          <table:table-cell office:value-type="float" office:value="0.23036">
            <text:p>0.23036</text:p>
          </table:table-cell>
          <table:table-cell office:value-type="float" office:value="0.074271">
            <text:p>0.07427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45">
            <text:p>8645</text:p>
          </table:table-cell>
          <table:table-cell office:value-type="float" office:value="0.45013">
            <text:p>0.45013</text:p>
          </table:table-cell>
          <table:table-cell office:value-type="float" office:value="0.1483">
            <text:p>0.148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46">
            <text:p>8646</text:p>
          </table:table-cell>
          <table:table-cell office:value-type="float" office:value="0.1711">
            <text:p>0.1711</text:p>
          </table:table-cell>
          <table:table-cell office:value-type="float" office:value="0.055746">
            <text:p>0.05574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47">
            <text:p>8647</text:p>
          </table:table-cell>
          <table:table-cell office:value-type="float" office:value="0.24796">
            <text:p>0.24796</text:p>
          </table:table-cell>
          <table:table-cell office:value-type="float" office:value="0.080543">
            <text:p>0.08054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48">
            <text:p>8648</text:p>
          </table:table-cell>
          <table:table-cell office:value-type="float" office:value="0.51708">
            <text:p>0.51708</text:p>
          </table:table-cell>
          <table:table-cell office:value-type="float" office:value="0.17246">
            <text:p>0.1724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49">
            <text:p>8649</text:p>
          </table:table-cell>
          <table:table-cell office:value-type="float" office:value="0.26632">
            <text:p>0.26632</text:p>
          </table:table-cell>
          <table:table-cell office:value-type="float" office:value="0.0867">
            <text:p>0.086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50">
            <text:p>8650</text:p>
          </table:table-cell>
          <table:table-cell office:value-type="float" office:value="0.62506">
            <text:p>0.62506</text:p>
          </table:table-cell>
          <table:table-cell office:value-type="float" office:value="0.20383">
            <text:p>0.2038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51">
            <text:p>8651</text:p>
          </table:table-cell>
          <table:table-cell office:value-type="float" office:value="0.31453">
            <text:p>0.31453</text:p>
          </table:table-cell>
          <table:table-cell office:value-type="float" office:value="0.10409">
            <text:p>0.1040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52">
            <text:p>8652</text:p>
          </table:table-cell>
          <table:table-cell office:value-type="float" office:value="0.35565">
            <text:p>0.35565</text:p>
          </table:table-cell>
          <table:table-cell office:value-type="float" office:value="0.11508">
            <text:p>0.1150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53">
            <text:p>8653</text:p>
          </table:table-cell>
          <table:table-cell office:value-type="float" office:value="0.12789">
            <text:p>0.12789</text:p>
          </table:table-cell>
          <table:table-cell office:value-type="float" office:value="0.040879">
            <text:p>0.04087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54">
            <text:p>8654</text:p>
          </table:table-cell>
          <table:table-cell office:value-type="float" office:value="0.10649">
            <text:p>0.10649</text:p>
          </table:table-cell>
          <table:table-cell office:value-type="float" office:value="0.033652">
            <text:p>0.0336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55">
            <text:p>8655</text:p>
          </table:table-cell>
          <table:table-cell office:value-type="float" office:value="0.41498">
            <text:p>0.41498</text:p>
          </table:table-cell>
          <table:table-cell office:value-type="float" office:value="0.13604">
            <text:p>0.1360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56">
            <text:p>8656</text:p>
          </table:table-cell>
          <table:table-cell office:value-type="float" office:value="0.30566">
            <text:p>0.30566</text:p>
          </table:table-cell>
          <table:table-cell office:value-type="float" office:value="0.10089">
            <text:p>0.1008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57">
            <text:p>8657</text:p>
          </table:table-cell>
          <table:table-cell office:value-type="float" office:value="0.83495">
            <text:p>0.83495</text:p>
          </table:table-cell>
          <table:table-cell office:value-type="float" office:value="0.28035">
            <text:p>0.2803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58">
            <text:p>8658</text:p>
          </table:table-cell>
          <table:table-cell office:value-type="float" office:value="0.47805">
            <text:p>0.47805</text:p>
          </table:table-cell>
          <table:table-cell office:value-type="float" office:value="0.15777">
            <text:p>0.1577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59">
            <text:p>8659</text:p>
          </table:table-cell>
          <table:table-cell office:value-type="float" office:value="0.28914">
            <text:p>0.28914</text:p>
          </table:table-cell>
          <table:table-cell office:value-type="float" office:value="0.095214">
            <text:p>0.0952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60">
            <text:p>8660</text:p>
          </table:table-cell>
          <table:table-cell office:value-type="float" office:value="0.19378">
            <text:p>0.19378</text:p>
          </table:table-cell>
          <table:table-cell office:value-type="float" office:value="0.064051">
            <text:p>0.06405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61">
            <text:p>8661</text:p>
          </table:table-cell>
          <table:table-cell office:value-type="float" office:value="0.27909">
            <text:p>0.27909</text:p>
          </table:table-cell>
          <table:table-cell office:value-type="float" office:value="0.091533">
            <text:p>0.09153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62">
            <text:p>8662</text:p>
          </table:table-cell>
          <table:table-cell office:value-type="float" office:value="0.15617">
            <text:p>0.15617</text:p>
          </table:table-cell>
          <table:table-cell office:value-type="float" office:value="0.050582">
            <text:p>0.05058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63">
            <text:p>8663</text:p>
          </table:table-cell>
          <table:table-cell office:value-type="float" office:value="0.27046">
            <text:p>0.27046</text:p>
          </table:table-cell>
          <table:table-cell office:value-type="float" office:value="0.088414">
            <text:p>0.0884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64">
            <text:p>8664</text:p>
          </table:table-cell>
          <table:table-cell office:value-type="float" office:value="0.12344">
            <text:p>0.12344</text:p>
          </table:table-cell>
          <table:table-cell office:value-type="float" office:value="0.039393">
            <text:p>0.03939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65">
            <text:p>8665</text:p>
          </table:table-cell>
          <table:table-cell office:value-type="float" office:value="0.32338">
            <text:p>0.32338</text:p>
          </table:table-cell>
          <table:table-cell office:value-type="float" office:value="0.10718">
            <text:p>0.107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66">
            <text:p>8666</text:p>
          </table:table-cell>
          <table:table-cell office:value-type="float" office:value="0.2383">
            <text:p>0.2383</text:p>
          </table:table-cell>
          <table:table-cell office:value-type="float" office:value="0.077076">
            <text:p>0.0770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67">
            <text:p>8667</text:p>
          </table:table-cell>
          <table:table-cell office:value-type="float" office:value="0.77973">
            <text:p>0.77973</text:p>
          </table:table-cell>
          <table:table-cell office:value-type="float" office:value="0.25857">
            <text:p>0.2585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68">
            <text:p>8668</text:p>
          </table:table-cell>
          <table:table-cell office:value-type="float" office:value="0.60242">
            <text:p>0.60242</text:p>
          </table:table-cell>
          <table:table-cell office:value-type="float" office:value="0.19537">
            <text:p>0.1953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69">
            <text:p>8669</text:p>
          </table:table-cell>
          <table:table-cell office:value-type="float" office:value="0.6152">
            <text:p>0.6152</text:p>
          </table:table-cell>
          <table:table-cell office:value-type="float" office:value="0.20162">
            <text:p>0.2016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70">
            <text:p>8670</text:p>
          </table:table-cell>
          <table:table-cell office:value-type="float" office:value="0.40359">
            <text:p>0.40359</text:p>
          </table:table-cell>
          <table:table-cell office:value-type="float" office:value="0.13124">
            <text:p>0.131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71">
            <text:p>8671</text:p>
          </table:table-cell>
          <table:table-cell office:value-type="float" office:value="0.28979">
            <text:p>0.28979</text:p>
          </table:table-cell>
          <table:table-cell office:value-type="float" office:value="0.095504">
            <text:p>0.09550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72">
            <text:p>8672</text:p>
          </table:table-cell>
          <table:table-cell office:value-type="float" office:value="0.56756">
            <text:p>0.56756</text:p>
          </table:table-cell>
          <table:table-cell office:value-type="float" office:value="0.18413">
            <text:p>0.184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73">
            <text:p>8673</text:p>
          </table:table-cell>
          <table:table-cell office:value-type="float" office:value="0.16494">
            <text:p>0.16494</text:p>
          </table:table-cell>
          <table:table-cell office:value-type="float" office:value="0.053751">
            <text:p>0.05375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74">
            <text:p>8674</text:p>
          </table:table-cell>
          <table:table-cell office:value-type="float" office:value="0.14717">
            <text:p>0.14717</text:p>
          </table:table-cell>
          <table:table-cell office:value-type="float" office:value="0.047379">
            <text:p>0.04737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75">
            <text:p>8675</text:p>
          </table:table-cell>
          <table:table-cell office:value-type="float" office:value="0.27489">
            <text:p>0.27489</text:p>
          </table:table-cell>
          <table:table-cell office:value-type="float" office:value="0.089736">
            <text:p>0.08973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76">
            <text:p>8676</text:p>
          </table:table-cell>
          <table:table-cell office:value-type="float" office:value="0.19656">
            <text:p>0.19656</text:p>
          </table:table-cell>
          <table:table-cell office:value-type="float" office:value="0.06491">
            <text:p>0.064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77">
            <text:p>8677</text:p>
          </table:table-cell>
          <table:table-cell office:value-type="float" office:value="0.41352">
            <text:p>0.41352</text:p>
          </table:table-cell>
          <table:table-cell office:value-type="float" office:value="0.13492">
            <text:p>0.134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78">
            <text:p>8678</text:p>
          </table:table-cell>
          <table:table-cell office:value-type="float" office:value="0.32935">
            <text:p>0.32935</text:p>
          </table:table-cell>
          <table:table-cell office:value-type="float" office:value="0.10948">
            <text:p>0.1094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79">
            <text:p>8679</text:p>
          </table:table-cell>
          <table:table-cell office:value-type="float" office:value="0.2738">
            <text:p>0.2738</text:p>
          </table:table-cell>
          <table:table-cell office:value-type="float" office:value="0.089328">
            <text:p>0.0893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80">
            <text:p>8680</text:p>
          </table:table-cell>
          <table:table-cell office:value-type="float" office:value="0.56963">
            <text:p>0.56963</text:p>
          </table:table-cell>
          <table:table-cell office:value-type="float" office:value="0.18303">
            <text:p>0.1830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81">
            <text:p>8681</text:p>
          </table:table-cell>
          <table:table-cell office:value-type="float" office:value="0.47473">
            <text:p>0.47473</text:p>
          </table:table-cell>
          <table:table-cell office:value-type="float" office:value="0.15662">
            <text:p>0.1566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82">
            <text:p>8682</text:p>
          </table:table-cell>
          <table:table-cell office:value-type="float" office:value="0.20142">
            <text:p>0.20142</text:p>
          </table:table-cell>
          <table:table-cell office:value-type="float" office:value="0.066589">
            <text:p>0.06658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83">
            <text:p>8683</text:p>
          </table:table-cell>
          <table:table-cell office:value-type="float" office:value="0.14561">
            <text:p>0.14561</text:p>
          </table:table-cell>
          <table:table-cell office:value-type="float" office:value="0.046883">
            <text:p>0.04688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84">
            <text:p>8684</text:p>
          </table:table-cell>
          <table:table-cell office:value-type="float" office:value="0.5494">
            <text:p>0.5494</text:p>
          </table:table-cell>
          <table:table-cell office:value-type="float" office:value="0.17745">
            <text:p>0.1774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85">
            <text:p>8685</text:p>
          </table:table-cell>
          <table:table-cell office:value-type="float" office:value="0.60888">
            <text:p>0.60888</text:p>
          </table:table-cell>
          <table:table-cell office:value-type="float" office:value="0.19876">
            <text:p>0.198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86">
            <text:p>8686</text:p>
          </table:table-cell>
          <table:table-cell office:value-type="float" office:value="0.17915">
            <text:p>0.17915</text:p>
          </table:table-cell>
          <table:table-cell office:value-type="float" office:value="0.058546">
            <text:p>0.05854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87">
            <text:p>8687</text:p>
          </table:table-cell>
          <table:table-cell office:value-type="float" office:value="0.13508">
            <text:p>0.13508</text:p>
          </table:table-cell>
          <table:table-cell office:value-type="float" office:value="0.043429">
            <text:p>0.0434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88">
            <text:p>8688</text:p>
          </table:table-cell>
          <table:table-cell office:value-type="float" office:value="0.18786">
            <text:p>0.18786</text:p>
          </table:table-cell>
          <table:table-cell office:value-type="float" office:value="0.061774">
            <text:p>0.06177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89">
            <text:p>868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90">
            <text:p>8690</text:p>
          </table:table-cell>
          <table:table-cell office:value-type="float" office:value="0.57893">
            <text:p>0.57893</text:p>
          </table:table-cell>
          <table:table-cell office:value-type="float" office:value="0.18895">
            <text:p>0.1889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91">
            <text:p>8691</text:p>
          </table:table-cell>
          <table:table-cell office:value-type="float" office:value="0.31302">
            <text:p>0.31302</text:p>
          </table:table-cell>
          <table:table-cell office:value-type="float" office:value="0.10346">
            <text:p>0.1034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92">
            <text:p>8692</text:p>
          </table:table-cell>
          <table:table-cell office:value-type="float" office:value="0.13453">
            <text:p>0.13453</text:p>
          </table:table-cell>
          <table:table-cell office:value-type="float" office:value="0.043141">
            <text:p>0.04314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93">
            <text:p>8693</text:p>
          </table:table-cell>
          <table:table-cell office:value-type="float" office:value="0.42614">
            <text:p>0.42614</text:p>
          </table:table-cell>
          <table:table-cell office:value-type="float" office:value="0.13994">
            <text:p>0.1399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94">
            <text:p>8694</text:p>
          </table:table-cell>
          <table:table-cell office:value-type="float" office:value="0.62783">
            <text:p>0.62783</text:p>
          </table:table-cell>
          <table:table-cell office:value-type="float" office:value="0.20497">
            <text:p>0.2049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95">
            <text:p>8695</text:p>
          </table:table-cell>
          <table:table-cell office:value-type="float" office:value="0.44025">
            <text:p>0.44025</text:p>
          </table:table-cell>
          <table:table-cell office:value-type="float" office:value="0.14414">
            <text:p>0.144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96">
            <text:p>8696</text:p>
          </table:table-cell>
          <table:table-cell office:value-type="float" office:value="0.18974">
            <text:p>0.18974</text:p>
          </table:table-cell>
          <table:table-cell office:value-type="float" office:value="0.062131">
            <text:p>0.0621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97">
            <text:p>8697</text:p>
          </table:table-cell>
          <table:table-cell office:value-type="float" office:value="0.22064">
            <text:p>0.22064</text:p>
          </table:table-cell>
          <table:table-cell office:value-type="float" office:value="0.070794">
            <text:p>0.07079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98">
            <text:p>8698</text:p>
          </table:table-cell>
          <table:table-cell office:value-type="float" office:value="0.58124">
            <text:p>0.58124</text:p>
          </table:table-cell>
          <table:table-cell office:value-type="float" office:value="0.18833">
            <text:p>0.1883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699">
            <text:p>8699</text:p>
          </table:table-cell>
          <table:table-cell office:value-type="float" office:value="0.12855">
            <text:p>0.12855</text:p>
          </table:table-cell>
          <table:table-cell office:value-type="float" office:value="0.041091">
            <text:p>0.0410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00">
            <text:p>8700</text:p>
          </table:table-cell>
          <table:table-cell office:value-type="float" office:value="0.5444">
            <text:p>0.5444</text:p>
          </table:table-cell>
          <table:table-cell office:value-type="float" office:value="0.17545">
            <text:p>0.1754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01">
            <text:p>8701</text:p>
          </table:table-cell>
          <table:table-cell office:value-type="float" office:value="0.37386">
            <text:p>0.37386</text:p>
          </table:table-cell>
          <table:table-cell office:value-type="float" office:value="0.12076">
            <text:p>0.120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02">
            <text:p>8702</text:p>
          </table:table-cell>
          <table:table-cell office:value-type="float" office:value="0.57074">
            <text:p>0.57074</text:p>
          </table:table-cell>
          <table:table-cell office:value-type="float" office:value="0.18387">
            <text:p>0.1838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03">
            <text:p>8703</text:p>
          </table:table-cell>
          <table:table-cell office:value-type="float" office:value="0.14569">
            <text:p>0.14569</text:p>
          </table:table-cell>
          <table:table-cell office:value-type="float" office:value="0.046936">
            <text:p>0.04693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04">
            <text:p>8704</text:p>
          </table:table-cell>
          <table:table-cell office:value-type="float" office:value="0.20335">
            <text:p>0.20335</text:p>
          </table:table-cell>
          <table:table-cell office:value-type="float" office:value="0.067244">
            <text:p>0.06724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05">
            <text:p>8705</text:p>
          </table:table-cell>
          <table:table-cell office:value-type="float" office:value="0.45493">
            <text:p>0.45493</text:p>
          </table:table-cell>
          <table:table-cell office:value-type="float" office:value="0.15053">
            <text:p>0.1505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06">
            <text:p>8706</text:p>
          </table:table-cell>
          <table:table-cell office:value-type="float" office:value="0.44444">
            <text:p>0.44444</text:p>
          </table:table-cell>
          <table:table-cell office:value-type="float" office:value="0.1458">
            <text:p>0.145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07">
            <text:p>8707</text:p>
          </table:table-cell>
          <table:table-cell office:value-type="float" office:value="0.32724">
            <text:p>0.32724</text:p>
          </table:table-cell>
          <table:table-cell office:value-type="float" office:value="0.10865">
            <text:p>0.108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08">
            <text:p>8708</text:p>
          </table:table-cell>
          <table:table-cell office:value-type="float" office:value="0.21528">
            <text:p>0.21528</text:p>
          </table:table-cell>
          <table:table-cell office:value-type="float" office:value="0.069059">
            <text:p>0.06905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09">
            <text:p>8709</text:p>
          </table:table-cell>
          <table:table-cell office:value-type="float" office:value="0.57973">
            <text:p>0.57973</text:p>
          </table:table-cell>
          <table:table-cell office:value-type="float" office:value="0.18766">
            <text:p>0.1876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10">
            <text:p>8710</text:p>
          </table:table-cell>
          <table:table-cell office:value-type="float" office:value="0.1709">
            <text:p>0.1709</text:p>
          </table:table-cell>
          <table:table-cell office:value-type="float" office:value="0.055707">
            <text:p>0.0557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11">
            <text:p>8711</text:p>
          </table:table-cell>
          <table:table-cell office:value-type="float" office:value="0.20141">
            <text:p>0.20141</text:p>
          </table:table-cell>
          <table:table-cell office:value-type="float" office:value="0.066705">
            <text:p>0.0667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12">
            <text:p>8712</text:p>
          </table:table-cell>
          <table:table-cell office:value-type="float" office:value="0.17662">
            <text:p>0.17662</text:p>
          </table:table-cell>
          <table:table-cell office:value-type="float" office:value="0.057744">
            <text:p>0.05774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13">
            <text:p>8713</text:p>
          </table:table-cell>
          <table:table-cell office:value-type="float" office:value="0.66738">
            <text:p>0.66738</text:p>
          </table:table-cell>
          <table:table-cell office:value-type="float" office:value="0.21828">
            <text:p>0.218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14">
            <text:p>8714</text:p>
          </table:table-cell>
          <table:table-cell office:value-type="float" office:value="0.52111">
            <text:p>0.52111</text:p>
          </table:table-cell>
          <table:table-cell office:value-type="float" office:value="0.17358">
            <text:p>0.1735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15">
            <text:p>8715</text:p>
          </table:table-cell>
          <table:table-cell office:value-type="float" office:value="0.30465">
            <text:p>0.30465</text:p>
          </table:table-cell>
          <table:table-cell office:value-type="float" office:value="0.10109">
            <text:p>0.1010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16">
            <text:p>8716</text:p>
          </table:table-cell>
          <table:table-cell office:value-type="float" office:value="0.40763">
            <text:p>0.40763</text:p>
          </table:table-cell>
          <table:table-cell office:value-type="float" office:value="0.1328">
            <text:p>0.13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17">
            <text:p>8717</text:p>
          </table:table-cell>
          <table:table-cell office:value-type="float" office:value="0.27827">
            <text:p>0.27827</text:p>
          </table:table-cell>
          <table:table-cell office:value-type="float" office:value="0.091298">
            <text:p>0.0912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18">
            <text:p>8718</text:p>
          </table:table-cell>
          <table:table-cell office:value-type="float" office:value="0.79837">
            <text:p>0.79837</text:p>
          </table:table-cell>
          <table:table-cell office:value-type="float" office:value="0.26529">
            <text:p>0.265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19">
            <text:p>8719</text:p>
          </table:table-cell>
          <table:table-cell office:value-type="float" office:value="0.38975">
            <text:p>0.38975</text:p>
          </table:table-cell>
          <table:table-cell office:value-type="float" office:value="0.12672">
            <text:p>0.1267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20">
            <text:p>8720</text:p>
          </table:table-cell>
          <table:table-cell office:value-type="float" office:value="0.2087">
            <text:p>0.2087</text:p>
          </table:table-cell>
          <table:table-cell office:value-type="float" office:value="0.066924">
            <text:p>0.0669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21">
            <text:p>8721</text:p>
          </table:table-cell>
          <table:table-cell office:value-type="float" office:value="0.18085">
            <text:p>0.18085</text:p>
          </table:table-cell>
          <table:table-cell office:value-type="float" office:value="0.059557">
            <text:p>0.05955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22">
            <text:p>8722</text:p>
          </table:table-cell>
          <table:table-cell office:value-type="float" office:value="0.2022">
            <text:p>0.2022</text:p>
          </table:table-cell>
          <table:table-cell office:value-type="float" office:value="0.066998">
            <text:p>0.066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23">
            <text:p>8723</text:p>
          </table:table-cell>
          <table:table-cell office:value-type="float" office:value="0.27782">
            <text:p>0.27782</text:p>
          </table:table-cell>
          <table:table-cell office:value-type="float" office:value="0.090756">
            <text:p>0.09075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24">
            <text:p>8724</text:p>
          </table:table-cell>
          <table:table-cell office:value-type="float" office:value="0.24956">
            <text:p>0.24956</text:p>
          </table:table-cell>
          <table:table-cell office:value-type="float" office:value="0.080953">
            <text:p>0.08095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25">
            <text:p>8725</text:p>
          </table:table-cell>
          <table:table-cell office:value-type="float" office:value="0.28564">
            <text:p>0.28564</text:p>
          </table:table-cell>
          <table:table-cell office:value-type="float" office:value="0.093568">
            <text:p>0.09356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26">
            <text:p>8726</text:p>
          </table:table-cell>
          <table:table-cell office:value-type="float" office:value="0.66481">
            <text:p>0.66481</text:p>
          </table:table-cell>
          <table:table-cell office:value-type="float" office:value="0.21728">
            <text:p>0.217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27">
            <text:p>8727</text:p>
          </table:table-cell>
          <table:table-cell office:value-type="float" office:value="0.12448">
            <text:p>0.12448</text:p>
          </table:table-cell>
          <table:table-cell office:value-type="float" office:value="0.039692">
            <text:p>0.0396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28">
            <text:p>8728</text:p>
          </table:table-cell>
          <table:table-cell office:value-type="float" office:value="0.5196">
            <text:p>0.5196</text:p>
          </table:table-cell>
          <table:table-cell office:value-type="float" office:value="0.17361">
            <text:p>0.1736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29">
            <text:p>8729</text:p>
          </table:table-cell>
          <table:table-cell office:value-type="float" office:value="0.249">
            <text:p>0.249</text:p>
          </table:table-cell>
          <table:table-cell office:value-type="float" office:value="0.080927">
            <text:p>0.0809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30">
            <text:p>8730</text:p>
          </table:table-cell>
          <table:table-cell office:value-type="float" office:value="0.28866">
            <text:p>0.28866</text:p>
          </table:table-cell>
          <table:table-cell office:value-type="float" office:value="0.09447">
            <text:p>0.0944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31">
            <text:p>8731</text:p>
          </table:table-cell>
          <table:table-cell office:value-type="float" office:value="0.2269">
            <text:p>0.2269</text:p>
          </table:table-cell>
          <table:table-cell office:value-type="float" office:value="0.073066">
            <text:p>0.07306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32">
            <text:p>8732</text:p>
          </table:table-cell>
          <table:table-cell office:value-type="float" office:value="0.52495">
            <text:p>0.52495</text:p>
          </table:table-cell>
          <table:table-cell office:value-type="float" office:value="0.17488">
            <text:p>0.1748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33">
            <text:p>8733</text:p>
          </table:table-cell>
          <table:table-cell office:value-type="float" office:value="0.30818">
            <text:p>0.30818</text:p>
          </table:table-cell>
          <table:table-cell office:value-type="float" office:value="0.10211">
            <text:p>0.102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34">
            <text:p>8734</text:p>
          </table:table-cell>
          <table:table-cell office:value-type="float" office:value="0.74732">
            <text:p>0.74732</text:p>
          </table:table-cell>
          <table:table-cell office:value-type="float" office:value="0.24809">
            <text:p>0.2480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35">
            <text:p>8735</text:p>
          </table:table-cell>
          <table:table-cell office:value-type="float" office:value="0.52047">
            <text:p>0.52047</text:p>
          </table:table-cell>
          <table:table-cell office:value-type="float" office:value="0.17347">
            <text:p>0.1734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36">
            <text:p>8736</text:p>
          </table:table-cell>
          <table:table-cell office:value-type="float" office:value="0.17131">
            <text:p>0.17131</text:p>
          </table:table-cell>
          <table:table-cell office:value-type="float" office:value="0.055741">
            <text:p>0.05574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37">
            <text:p>8737</text:p>
          </table:table-cell>
          <table:table-cell office:value-type="float" office:value="0.23765">
            <text:p>0.23765</text:p>
          </table:table-cell>
          <table:table-cell office:value-type="float" office:value="0.076803">
            <text:p>0.07680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38">
            <text:p>8738</text:p>
          </table:table-cell>
          <table:table-cell office:value-type="float" office:value="0.14659">
            <text:p>0.14659</text:p>
          </table:table-cell>
          <table:table-cell office:value-type="float" office:value="0.047322">
            <text:p>0.0473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39">
            <text:p>8739</text:p>
          </table:table-cell>
          <table:table-cell office:value-type="float" office:value="0.43647">
            <text:p>0.43647</text:p>
          </table:table-cell>
          <table:table-cell office:value-type="float" office:value="0.14309">
            <text:p>0.1430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40">
            <text:p>8740</text:p>
          </table:table-cell>
          <table:table-cell office:value-type="float" office:value="0.69061">
            <text:p>0.69061</text:p>
          </table:table-cell>
          <table:table-cell office:value-type="float" office:value="0.22685">
            <text:p>0.2268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41">
            <text:p>8741</text:p>
          </table:table-cell>
          <table:table-cell office:value-type="float" office:value="0.20195">
            <text:p>0.20195</text:p>
          </table:table-cell>
          <table:table-cell office:value-type="float" office:value="0.066938">
            <text:p>0.0669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42">
            <text:p>8742</text:p>
          </table:table-cell>
          <table:table-cell office:value-type="float" office:value="0.2984">
            <text:p>0.2984</text:p>
          </table:table-cell>
          <table:table-cell office:value-type="float" office:value="0.098471">
            <text:p>0.09847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43">
            <text:p>8743</text:p>
          </table:table-cell>
          <table:table-cell office:value-type="float" office:value="0.39764">
            <text:p>0.39764</text:p>
          </table:table-cell>
          <table:table-cell office:value-type="float" office:value="0.12894">
            <text:p>0.1289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44">
            <text:p>8744</text:p>
          </table:table-cell>
          <table:table-cell office:value-type="float" office:value="0.091307">
            <text:p>0.091307</text:p>
          </table:table-cell>
          <table:table-cell office:value-type="float" office:value="0.028672">
            <text:p>0.02867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45">
            <text:p>8745</text:p>
          </table:table-cell>
          <table:table-cell office:value-type="float" office:value="0.27373">
            <text:p>0.27373</text:p>
          </table:table-cell>
          <table:table-cell office:value-type="float" office:value="0.089592">
            <text:p>0.0895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46">
            <text:p>8746</text:p>
          </table:table-cell>
          <table:table-cell office:value-type="float" office:value="0.27551">
            <text:p>0.27551</text:p>
          </table:table-cell>
          <table:table-cell office:value-type="float" office:value="0.090006">
            <text:p>0.0900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47">
            <text:p>8747</text:p>
          </table:table-cell>
          <table:table-cell office:value-type="float" office:value="0.25867">
            <text:p>0.25867</text:p>
          </table:table-cell>
          <table:table-cell office:value-type="float" office:value="0.083819">
            <text:p>0.0838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48">
            <text:p>8748</text:p>
          </table:table-cell>
          <table:table-cell office:value-type="float" office:value="0.35618">
            <text:p>0.35618</text:p>
          </table:table-cell>
          <table:table-cell office:value-type="float" office:value="0.1146">
            <text:p>0.114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49">
            <text:p>8749</text:p>
          </table:table-cell>
          <table:table-cell office:value-type="float" office:value="0.16436">
            <text:p>0.16436</text:p>
          </table:table-cell>
          <table:table-cell office:value-type="float" office:value="0.053332">
            <text:p>0.05333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50">
            <text:p>8750</text:p>
          </table:table-cell>
          <table:table-cell office:value-type="float" office:value="0.20348">
            <text:p>0.20348</text:p>
          </table:table-cell>
          <table:table-cell office:value-type="float" office:value="0.067743">
            <text:p>0.06774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51">
            <text:p>8751</text:p>
          </table:table-cell>
          <table:table-cell office:value-type="float" office:value="0.14865">
            <text:p>0.14865</text:p>
          </table:table-cell>
          <table:table-cell office:value-type="float" office:value="0.048026">
            <text:p>0.0480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52">
            <text:p>8752</text:p>
          </table:table-cell>
          <table:table-cell office:value-type="float" office:value="0.8238">
            <text:p>0.8238</text:p>
          </table:table-cell>
          <table:table-cell office:value-type="float" office:value="0.2727">
            <text:p>0.27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53">
            <text:p>8753</text:p>
          </table:table-cell>
          <table:table-cell office:value-type="float" office:value="0.24828">
            <text:p>0.24828</text:p>
          </table:table-cell>
          <table:table-cell office:value-type="float" office:value="0.080701">
            <text:p>0.0807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54">
            <text:p>8754</text:p>
          </table:table-cell>
          <table:table-cell office:value-type="float" office:value="0.20916">
            <text:p>0.20916</text:p>
          </table:table-cell>
          <table:table-cell office:value-type="float" office:value="0.066959">
            <text:p>0.06695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55">
            <text:p>8755</text:p>
          </table:table-cell>
          <table:table-cell office:value-type="float" office:value="0.51739">
            <text:p>0.51739</text:p>
          </table:table-cell>
          <table:table-cell office:value-type="float" office:value="0.17205">
            <text:p>0.172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56">
            <text:p>8756</text:p>
          </table:table-cell>
          <table:table-cell office:value-type="float" office:value="0.51661">
            <text:p>0.51661</text:p>
          </table:table-cell>
          <table:table-cell office:value-type="float" office:value="0.17052">
            <text:p>0.170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57">
            <text:p>8757</text:p>
          </table:table-cell>
          <table:table-cell office:value-type="float" office:value="0.19417">
            <text:p>0.19417</text:p>
          </table:table-cell>
          <table:table-cell office:value-type="float" office:value="0.064107">
            <text:p>0.0641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58">
            <text:p>8758</text:p>
          </table:table-cell>
          <table:table-cell office:value-type="float" office:value="0.19451">
            <text:p>0.19451</text:p>
          </table:table-cell>
          <table:table-cell office:value-type="float" office:value="0.064147">
            <text:p>0.06414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59">
            <text:p>8759</text:p>
          </table:table-cell>
          <table:table-cell office:value-type="float" office:value="0.23744">
            <text:p>0.23744</text:p>
          </table:table-cell>
          <table:table-cell office:value-type="float" office:value="0.07656">
            <text:p>0.0765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60">
            <text:p>8760</text:p>
          </table:table-cell>
          <table:table-cell office:value-type="float" office:value="0.18754">
            <text:p>0.18754</text:p>
          </table:table-cell>
          <table:table-cell office:value-type="float" office:value="0.061765">
            <text:p>0.0617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61">
            <text:p>8761</text:p>
          </table:table-cell>
          <table:table-cell office:value-type="float" office:value="0.5516">
            <text:p>0.5516</text:p>
          </table:table-cell>
          <table:table-cell office:value-type="float" office:value="0.17979">
            <text:p>0.1797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62">
            <text:p>8762</text:p>
          </table:table-cell>
          <table:table-cell office:value-type="float" office:value="0.18649">
            <text:p>0.18649</text:p>
          </table:table-cell>
          <table:table-cell office:value-type="float" office:value="0.060982">
            <text:p>0.06098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63">
            <text:p>8763</text:p>
          </table:table-cell>
          <table:table-cell office:value-type="float" office:value="0.43342">
            <text:p>0.43342</text:p>
          </table:table-cell>
          <table:table-cell office:value-type="float" office:value="0.14203">
            <text:p>0.1420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64">
            <text:p>8764</text:p>
          </table:table-cell>
          <table:table-cell office:value-type="float" office:value="0.083463">
            <text:p>0.083463</text:p>
          </table:table-cell>
          <table:table-cell office:value-type="float" office:value="0.026115">
            <text:p>0.0261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65">
            <text:p>8765</text:p>
          </table:table-cell>
          <table:table-cell office:value-type="float" office:value="0.12692">
            <text:p>0.12692</text:p>
          </table:table-cell>
          <table:table-cell office:value-type="float" office:value="0.040476">
            <text:p>0.04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66">
            <text:p>8766</text:p>
          </table:table-cell>
          <table:table-cell office:value-type="float" office:value="0.52385">
            <text:p>0.52385</text:p>
          </table:table-cell>
          <table:table-cell office:value-type="float" office:value="0.17494">
            <text:p>0.1749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67">
            <text:p>8767</text:p>
          </table:table-cell>
          <table:table-cell office:value-type="float" office:value="0.15626">
            <text:p>0.15626</text:p>
          </table:table-cell>
          <table:table-cell office:value-type="float" office:value="0.05066">
            <text:p>0.0506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68">
            <text:p>8768</text:p>
          </table:table-cell>
          <table:table-cell office:value-type="float" office:value="0.32259">
            <text:p>0.32259</text:p>
          </table:table-cell>
          <table:table-cell office:value-type="float" office:value="0.10654">
            <text:p>0.1065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69">
            <text:p>8769</text:p>
          </table:table-cell>
          <table:table-cell office:value-type="float" office:value="0.64894">
            <text:p>0.64894</text:p>
          </table:table-cell>
          <table:table-cell office:value-type="float" office:value="0.21057">
            <text:p>0.2105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70">
            <text:p>8770</text:p>
          </table:table-cell>
          <table:table-cell office:value-type="float" office:value="0.79212">
            <text:p>0.79212</text:p>
          </table:table-cell>
          <table:table-cell office:value-type="float" office:value="0.26034">
            <text:p>0.2603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71">
            <text:p>8771</text:p>
          </table:table-cell>
          <table:table-cell office:value-type="float" office:value="0.41905">
            <text:p>0.41905</text:p>
          </table:table-cell>
          <table:table-cell office:value-type="float" office:value="0.1362">
            <text:p>0.136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72">
            <text:p>8772</text:p>
          </table:table-cell>
          <table:table-cell office:value-type="float" office:value="0.21643">
            <text:p>0.21643</text:p>
          </table:table-cell>
          <table:table-cell office:value-type="float" office:value="0.069406">
            <text:p>0.0694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73">
            <text:p>8773</text:p>
          </table:table-cell>
          <table:table-cell office:value-type="float" office:value="0.094788">
            <text:p>0.094788</text:p>
          </table:table-cell>
          <table:table-cell office:value-type="float" office:value="0.029771">
            <text:p>0.02977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74">
            <text:p>8774</text:p>
          </table:table-cell>
          <table:table-cell office:value-type="float" office:value="0.26841">
            <text:p>0.26841</text:p>
          </table:table-cell>
          <table:table-cell office:value-type="float" office:value="0.087431">
            <text:p>0.0874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75">
            <text:p>8775</text:p>
          </table:table-cell>
          <table:table-cell office:value-type="float" office:value="0.42096">
            <text:p>0.42096</text:p>
          </table:table-cell>
          <table:table-cell office:value-type="float" office:value="0.1381">
            <text:p>0.138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76">
            <text:p>8776</text:p>
          </table:table-cell>
          <table:table-cell office:value-type="float" office:value="0.29781">
            <text:p>0.29781</text:p>
          </table:table-cell>
          <table:table-cell office:value-type="float" office:value="0.097822">
            <text:p>0.0978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77">
            <text:p>8777</text:p>
          </table:table-cell>
          <table:table-cell office:value-type="float" office:value="0.18995">
            <text:p>0.18995</text:p>
          </table:table-cell>
          <table:table-cell office:value-type="float" office:value="0.062496">
            <text:p>0.06249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78">
            <text:p>8778</text:p>
          </table:table-cell>
          <table:table-cell office:value-type="float" office:value="0.21098">
            <text:p>0.21098</text:p>
          </table:table-cell>
          <table:table-cell office:value-type="float" office:value="0.067595">
            <text:p>0.06759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79">
            <text:p>8779</text:p>
          </table:table-cell>
          <table:table-cell office:value-type="float" office:value="0.64671">
            <text:p>0.64671</text:p>
          </table:table-cell>
          <table:table-cell office:value-type="float" office:value="0.2117">
            <text:p>0.21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80">
            <text:p>8780</text:p>
          </table:table-cell>
          <table:table-cell office:value-type="float" office:value="0.24055">
            <text:p>0.24055</text:p>
          </table:table-cell>
          <table:table-cell office:value-type="float" office:value="0.077675">
            <text:p>0.0776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81">
            <text:p>8781</text:p>
          </table:table-cell>
          <table:table-cell office:value-type="float" office:value="0.31959">
            <text:p>0.31959</text:p>
          </table:table-cell>
          <table:table-cell office:value-type="float" office:value="0.10573">
            <text:p>0.1057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82">
            <text:p>8782</text:p>
          </table:table-cell>
          <table:table-cell office:value-type="float" office:value="0.10137">
            <text:p>0.10137</text:p>
          </table:table-cell>
          <table:table-cell office:value-type="float" office:value="0.031891">
            <text:p>0.0318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83">
            <text:p>8783</text:p>
          </table:table-cell>
          <table:table-cell office:value-type="float" office:value="0.56118">
            <text:p>0.56118</text:p>
          </table:table-cell>
          <table:table-cell office:value-type="float" office:value="0.1803">
            <text:p>0.180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84">
            <text:p>8784</text:p>
          </table:table-cell>
          <table:table-cell office:value-type="float" office:value="0.10138">
            <text:p>0.10138</text:p>
          </table:table-cell>
          <table:table-cell office:value-type="float" office:value="0.031986">
            <text:p>0.0319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85">
            <text:p>878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86">
            <text:p>878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87">
            <text:p>87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788">
            <text:p>878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draw="urn:oasis:names:tc:opendocument:xmlns:drawing:1.0" xmlns:svg="urn:oasis:names:tc:opendocument:xmlns:svg-compatible:1.0" xmlns:xlink="http://www.w3.org/1999/xlink" xmlns:number="urn:oasis:names:tc:opendocument:xmlns:datastyle:1.0" xmlns:chart="urn:oasis:names:tc:opendocument:xmlns:chart:1.0" xmlns:manifest="urn:oasis:names:tc:opendocument:xmlns:manifes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draw="urn:oasis:names:tc:opendocument:xmlns:drawing:1.0" xmlns:svg="urn:oasis:names:tc:opendocument:xmlns:svg-compatible:1.0" xmlns:xlink="http://www.w3.org/1999/xlink" xmlns:number="urn:oasis:names:tc:opendocument:xmlns:datastyle:1.0" xmlns:chart="urn:oasis:names:tc:opendocument:xmlns:chart:1.0" xmlns:manifest="urn:oasis:names:tc:opendocument:xmlns:manifest:1.0" xmlns:presentation="urn:oasis:names:tc:opendocument:xmlns:presentation:1.0" office:version="1.2">
  <office:meta>
    <meta:generator>ODFPY/1.4.1</meta:generator>
  </office:meta>
</office:document-meta>
</file>